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Clear Sans" svg:font-family="'Clear Sans'" style:font-family-generic="swiss" style:font-pitch="variable"/>
    <style:font-face style:name="Clear Sans Medium" svg:font-family="'Clear Sans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5cm" svg:stroke-color="#000000" svg:stroke-opacity="60%" draw:stroke-linejoin="miter" svg:stroke-linecap="round" draw:fill="none" fo:padding-top="0.007cm" fo:padding-bottom="0.007cm" fo:padding-left="0.007cm" fo:padding-right="0.007cm" loext:decorative="false"/>
    </style:style>
    <style:style style:name="gr2" style:family="graphic" style:parent-style-name="standard">
      <style:graphic-properties draw:stroke="solid" svg:stroke-width="0.025cm" svg:stroke-color="#000000" draw:stroke-linejoin="miter" svg:stroke-linecap="round" draw:fill="none" fo:padding-top="0.012cm" fo:padding-bottom="0.012cm" fo:padding-left="0.012cm" fo:padding-right="0.012cm" loext:decorative="false"/>
    </style:style>
    <style:style style:name="gr3" style:family="graphic" style:parent-style-name="standard">
      <style:graphic-properties draw:stroke="solid" svg:stroke-width="0.025cm" svg:stroke-color="#000000" svg:stroke-opacity="70%" draw:stroke-linejoin="miter" svg:stroke-linecap="round" draw:fill="none" fo:padding-top="0.012cm" fo:padding-bottom="0.012cm" fo:padding-left="0.012cm" fo:padding-right="0.012cm" loext:decorative="false"/>
    </style:style>
    <style:style style:name="gr4" style:family="graphic" style:parent-style-name="standard">
      <style:graphic-properties draw:stroke="none" draw:fill="solid" draw:fill-color="#ffffff" loext:decorative="false"/>
    </style:style>
    <style:style style:name="gr5" style:family="graphic" style:parent-style-name="standard">
      <style:graphic-properties draw:stroke="solid" svg:stroke-width="0cm" svg:stroke-color="#000000" draw:stroke-linejoin="miter" svg:stroke-linecap="butt" draw:fill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7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19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8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1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3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27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43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7.093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text-properties style:font-name="Arimo" fo:font-size="9pt" style:font-size-asian="9pt" style:font-size-complex="9pt"/>
    </style:style>
    <style:style style:name="P4" style:family="paragraph">
      <loext:graphic-properties draw:fill="none" draw:fill-color="#ffffff"/>
      <style:text-properties style:font-name="Arimo" fo:font-size="9pt" style:font-size-asian="9pt" style:font-size-complex="9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style:text-properties style:font-name="Arimo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Arimo" fo:font-size="10pt" style:font-size-asian="10pt" style:font-size-complex="10pt"/>
    </style:style>
    <style:style style:name="P9" style:family="paragraph">
      <style:text-properties style:font-name="Arimo" fo:font-size="11pt" style:font-size-asian="11pt" style:font-size-complex="11pt"/>
    </style:style>
    <style:style style:name="P10" style:family="paragraph">
      <loext:graphic-properties draw:fill="none" draw:fill-color="#ffffff"/>
      <style:text-properties style:font-name="Arimo" fo:font-size="11pt" style:font-size-asian="11pt" style:font-size-complex="11pt"/>
    </style:style>
    <style:style style:name="P11" style:family="paragraph">
      <style:text-properties style:font-name="Arimo" fo:font-size="11pt" fo:font-weight="normal" style:font-size-asian="11pt" style:font-weight-asian="normal" style:font-size-complex="11pt" style:font-weight-complex="normal"/>
    </style:style>
    <style:style style:name="P12" style:family="paragraph">
      <loext:graphic-properties draw:fill="none" draw:fill-color="#ffffff"/>
      <style:text-properties style:font-name="Arimo" fo:font-size="11pt" fo:font-weight="normal" style:font-size-asian="11pt" style:font-weight-asian="normal" style:font-size-complex="11pt" style:font-weight-complex="normal"/>
    </style:style>
    <style:style style:name="P13" style:family="paragraph">
      <loext:graphic-properties draw:fill="none" draw:fill-color="#ffffff"/>
    </style:style>
    <style:style style:name="P14" style:family="paragraph">
      <style:text-properties style:font-name="Arimo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 draw:fill-color="#ffffff"/>
      <style:text-properties style:font-name="Arimo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font-name="Arimo" fo:font-size="9pt" style:font-size-asian="9pt" style:font-size-complex="9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Arimo" fo:font-size="10pt" style:font-size-asian="10pt" style:font-size-complex="10pt"/>
    </style:style>
    <style:style style:name="T4" style:family="text">
      <style:text-properties style:font-name="Arimo" fo:font-size="11pt" style:font-size-asian="11pt" style:font-size-complex="11pt"/>
    </style:style>
    <style:style style:name="T5" style:family="text">
      <style:text-properties style:font-name="Arimo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Arimo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Arimo" fo:font-size="10pt" fo:language="pl" fo:country="P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6.434cm" svg:y1="1.081cm" svg:x2="6.426cm" svg:y2="1.104cm">
          <text:p/>
        </draw:line>
        <draw:line draw:style-name="gr1" draw:text-style-name="P1" draw:layer="layout" svg:x1="6.427cm" svg:y1="1.103cm" svg:x2="6.411cm" svg:y2="1.119cm">
          <text:p/>
        </draw:line>
        <draw:line draw:style-name="gr1" draw:text-style-name="P1" draw:layer="layout" svg:x1="6.412cm" svg:y1="1.118cm" svg:x2="6.388cm" svg:y2="1.126cm">
          <text:p/>
        </draw:line>
        <draw:line draw:style-name="gr1" draw:text-style-name="P1" draw:layer="layout" svg:x1="6.388cm" svg:y1="1.125cm" svg:x2="6.381cm" svg:y2="1.125cm">
          <text:p/>
        </draw:line>
        <draw:line draw:style-name="gr1" draw:text-style-name="P1" draw:layer="layout" svg:x1="6.382cm" svg:y1="1.126cm" svg:x2="6.358cm" svg:y2="1.118cm">
          <text:p/>
        </draw:line>
        <draw:line draw:style-name="gr1" draw:text-style-name="P1" draw:layer="layout" svg:x1="6.359cm" svg:y1="1.119cm" svg:x2="6.343cm" svg:y2="1.103cm">
          <text:p/>
        </draw:line>
        <draw:line draw:style-name="gr1" draw:text-style-name="P1" draw:layer="layout" svg:x1="6.344cm" svg:y1="1.104cm" svg:x2="6.336cm" svg:y2="1.081cm">
          <text:p/>
        </draw:line>
        <draw:line draw:style-name="gr1" draw:text-style-name="P1" draw:layer="layout" svg:x1="6.336cm" svg:y1="1.081cm" svg:x2="6.336cm" svg:y2="1.073cm">
          <text:p/>
        </draw:line>
        <draw:line draw:style-name="gr1" draw:text-style-name="P1" draw:layer="layout" svg:x1="6.336cm" svg:y1="1.074cm" svg:x2="6.344cm" svg:y2="1.051cm">
          <text:p/>
        </draw:line>
        <draw:line draw:style-name="gr1" draw:text-style-name="P1" draw:layer="layout" svg:x1="6.343cm" svg:y1="1.052cm" svg:x2="6.359cm" svg:y2="1.036cm">
          <text:p/>
        </draw:line>
        <draw:line draw:style-name="gr1" draw:text-style-name="P1" draw:layer="layout" svg:x1="6.358cm" svg:y1="1.037cm" svg:x2="6.382cm" svg:y2="1.029cm">
          <text:p/>
        </draw:line>
        <draw:line draw:style-name="gr1" draw:text-style-name="P1" draw:layer="layout" svg:x1="6.381cm" svg:y1="1.029cm" svg:x2="6.388cm" svg:y2="1.029cm">
          <text:p/>
        </draw:line>
        <draw:line draw:style-name="gr1" draw:text-style-name="P1" draw:layer="layout" svg:x1="6.388cm" svg:y1="1.029cm" svg:x2="6.412cm" svg:y2="1.037cm">
          <text:p/>
        </draw:line>
        <draw:line draw:style-name="gr1" draw:text-style-name="P1" draw:layer="layout" svg:x1="6.411cm" svg:y1="1.036cm" svg:x2="6.427cm" svg:y2="1.052cm">
          <text:p/>
        </draw:line>
        <draw:line draw:style-name="gr1" draw:text-style-name="P1" draw:layer="layout" svg:x1="6.426cm" svg:y1="1.051cm" svg:x2="6.434cm" svg:y2="1.082cm">
          <text:p/>
        </draw:line>
        <draw:line draw:style-name="gr1" draw:text-style-name="P1" draw:layer="layout" svg:x1="6.433cm" svg:y1="1.081cm" svg:x2="6.433cm" svg:y2="1.118cm">
          <text:p/>
        </draw:line>
        <draw:line draw:style-name="gr1" draw:text-style-name="P1" draw:layer="layout" svg:x1="6.434cm" svg:y1="1.118cm" svg:x2="6.426cm" svg:y2="1.156cm">
          <text:p/>
        </draw:line>
        <draw:line draw:style-name="gr1" draw:text-style-name="P1" draw:layer="layout" svg:x1="6.427cm" svg:y1="1.155cm" svg:x2="6.411cm" svg:y2="1.179cm">
          <text:p/>
        </draw:line>
        <draw:line draw:style-name="gr1" draw:text-style-name="P1" draw:layer="layout" svg:x1="6.412cm" svg:y1="1.178cm" svg:x2="6.388cm" svg:y2="1.186cm">
          <text:p/>
        </draw:line>
        <draw:line draw:style-name="gr1" draw:text-style-name="P1" draw:layer="layout" svg:x1="6.388cm" svg:y1="1.185cm" svg:x2="6.373cm" svg:y2="1.185cm">
          <text:p/>
        </draw:line>
        <draw:line draw:style-name="gr1" draw:text-style-name="P1" draw:layer="layout" svg:x1="6.374cm" svg:y1="1.186cm" svg:x2="6.351cm" svg:y2="1.178cm">
          <text:p/>
        </draw:line>
        <draw:line draw:style-name="gr1" draw:text-style-name="P1" draw:layer="layout" svg:x1="6.352cm" svg:y1="1.179cm" svg:x2="6.343cm" svg:y2="1.163cm">
          <text:p/>
        </draw:line>
        <draw:line draw:style-name="gr1" draw:text-style-name="P1" draw:layer="layout" svg:x1="6.53cm" svg:y1="1.029cm" svg:x2="6.506cm" svg:y2="1.037cm">
          <text:p/>
        </draw:line>
        <draw:line draw:style-name="gr1" draw:text-style-name="P1" draw:layer="layout" svg:x1="6.507cm" svg:y1="1.036cm" svg:x2="6.491cm" svg:y2="1.059cm">
          <text:p/>
        </draw:line>
        <draw:line draw:style-name="gr1" draw:text-style-name="P1" draw:layer="layout" svg:x1="6.492cm" svg:y1="1.058cm" svg:x2="6.484cm" svg:y2="1.097cm">
          <text:p/>
        </draw:line>
        <draw:line draw:style-name="gr1" draw:text-style-name="P1" draw:layer="layout" svg:x1="6.484cm" svg:y1="1.096cm" svg:x2="6.484cm" svg:y2="1.118cm">
          <text:p/>
        </draw:line>
        <draw:line draw:style-name="gr1" draw:text-style-name="P1" draw:layer="layout" svg:x1="6.484cm" svg:y1="1.118cm" svg:x2="6.492cm" svg:y2="1.156cm">
          <text:p/>
        </draw:line>
        <draw:line draw:style-name="gr1" draw:text-style-name="P1" draw:layer="layout" svg:x1="6.491cm" svg:y1="1.155cm" svg:x2="6.507cm" svg:y2="1.179cm">
          <text:p/>
        </draw:line>
        <draw:line draw:style-name="gr1" draw:text-style-name="P1" draw:layer="layout" svg:x1="6.506cm" svg:y1="1.178cm" svg:x2="6.53cm" svg:y2="1.186cm">
          <text:p/>
        </draw:line>
        <draw:line draw:style-name="gr1" draw:text-style-name="P1" draw:layer="layout" svg:x1="6.529cm" svg:y1="1.185cm" svg:x2="6.544cm" svg:y2="1.185cm">
          <text:p/>
        </draw:line>
        <draw:line draw:style-name="gr1" draw:text-style-name="P1" draw:layer="layout" svg:x1="6.544cm" svg:y1="1.186cm" svg:x2="6.567cm" svg:y2="1.178cm">
          <text:p/>
        </draw:line>
        <draw:line draw:style-name="gr1" draw:text-style-name="P1" draw:layer="layout" svg:x1="6.566cm" svg:y1="1.179cm" svg:x2="6.582cm" svg:y2="1.155cm">
          <text:p/>
        </draw:line>
        <draw:line draw:style-name="gr1" draw:text-style-name="P1" draw:layer="layout" svg:x1="6.581cm" svg:y1="1.156cm" svg:x2="6.589cm" svg:y2="1.118cm">
          <text:p/>
        </draw:line>
        <draw:line draw:style-name="gr1" draw:text-style-name="P1" draw:layer="layout" svg:x1="6.588cm" svg:y1="1.118cm" svg:x2="6.588cm" svg:y2="1.096cm">
          <text:p/>
        </draw:line>
        <draw:line draw:style-name="gr1" draw:text-style-name="P1" draw:layer="layout" svg:x1="6.589cm" svg:y1="1.097cm" svg:x2="6.581cm" svg:y2="1.058cm">
          <text:p/>
        </draw:line>
        <draw:line draw:style-name="gr1" draw:text-style-name="P1" draw:layer="layout" svg:x1="6.582cm" svg:y1="1.059cm" svg:x2="6.566cm" svg:y2="1.036cm">
          <text:p/>
        </draw:line>
        <draw:line draw:style-name="gr1" draw:text-style-name="P1" draw:layer="layout" svg:x1="6.567cm" svg:y1="1.037cm" svg:x2="6.544cm" svg:y2="1.029cm">
          <text:p/>
        </draw:line>
        <draw:line draw:style-name="gr1" draw:text-style-name="P1" draw:layer="layout" svg:x1="6.544cm" svg:y1="1.029cm" svg:x2="6.529cm" svg:y2="1.029cm">
          <text:p/>
        </draw:line>
        <draw:line draw:style-name="gr1" draw:text-style-name="P1" draw:layer="layout" svg:x1="6.649cm" svg:y1="1.148cm" svg:x2="6.639cm" svg:y2="1.156cm">
          <text:p/>
        </draw:line>
        <draw:line draw:style-name="gr1" draw:text-style-name="P1" draw:layer="layout" svg:x1="6.639cm" svg:y1="1.155cm" svg:x2="6.649cm" svg:y2="1.165cm">
          <text:p/>
        </draw:line>
        <draw:line draw:style-name="gr1" draw:text-style-name="P1" draw:layer="layout" svg:x1="6.647cm" svg:y1="1.165cm" svg:x2="6.655cm" svg:y2="1.155cm">
          <text:p/>
        </draw:line>
        <draw:line draw:style-name="gr1" draw:text-style-name="P1" draw:layer="layout" svg:x1="6.655cm" svg:y1="1.156cm" svg:x2="6.647cm" svg:y2="1.148cm">
          <text:p/>
        </draw:line>
        <draw:line draw:style-name="gr1" draw:text-style-name="P1" draw:layer="layout" svg:x1="6.751cm" svg:y1="1.029cm" svg:x2="6.728cm" svg:y2="1.037cm">
          <text:p/>
        </draw:line>
        <draw:line draw:style-name="gr1" draw:text-style-name="P1" draw:layer="layout" svg:x1="6.729cm" svg:y1="1.036cm" svg:x2="6.713cm" svg:y2="1.059cm">
          <text:p/>
        </draw:line>
        <draw:line draw:style-name="gr1" draw:text-style-name="P1" draw:layer="layout" svg:x1="6.714cm" svg:y1="1.058cm" svg:x2="6.706cm" svg:y2="1.097cm">
          <text:p/>
        </draw:line>
        <draw:line draw:style-name="gr1" draw:text-style-name="P1" draw:layer="layout" svg:x1="6.706cm" svg:y1="1.096cm" svg:x2="6.706cm" svg:y2="1.118cm">
          <text:p/>
        </draw:line>
        <draw:line draw:style-name="gr1" draw:text-style-name="P1" draw:layer="layout" svg:x1="6.706cm" svg:y1="1.118cm" svg:x2="6.714cm" svg:y2="1.156cm">
          <text:p/>
        </draw:line>
        <draw:line draw:style-name="gr1" draw:text-style-name="P1" draw:layer="layout" svg:x1="6.713cm" svg:y1="1.155cm" svg:x2="6.729cm" svg:y2="1.179cm">
          <text:p/>
        </draw:line>
        <draw:line draw:style-name="gr1" draw:text-style-name="P1" draw:layer="layout" svg:x1="6.728cm" svg:y1="1.178cm" svg:x2="6.751cm" svg:y2="1.186cm">
          <text:p/>
        </draw:line>
        <draw:line draw:style-name="gr1" draw:text-style-name="P1" draw:layer="layout" svg:x1="6.75cm" svg:y1="1.185cm" svg:x2="6.765cm" svg:y2="1.185cm">
          <text:p/>
        </draw:line>
        <draw:line draw:style-name="gr1" draw:text-style-name="P1" draw:layer="layout" svg:x1="6.765cm" svg:y1="1.186cm" svg:x2="6.789cm" svg:y2="1.178cm">
          <text:p/>
        </draw:line>
        <draw:line draw:style-name="gr1" draw:text-style-name="P1" draw:layer="layout" svg:x1="6.788cm" svg:y1="1.179cm" svg:x2="6.804cm" svg:y2="1.155cm">
          <text:p/>
        </draw:line>
        <draw:line draw:style-name="gr1" draw:text-style-name="P1" draw:layer="layout" svg:x1="6.803cm" svg:y1="1.156cm" svg:x2="6.811cm" svg:y2="1.118cm">
          <text:p/>
        </draw:line>
        <draw:line draw:style-name="gr1" draw:text-style-name="P1" draw:layer="layout" svg:x1="6.81cm" svg:y1="1.118cm" svg:x2="6.81cm" svg:y2="1.096cm">
          <text:p/>
        </draw:line>
        <draw:line draw:style-name="gr1" draw:text-style-name="P1" draw:layer="layout" svg:x1="6.811cm" svg:y1="1.097cm" svg:x2="6.803cm" svg:y2="1.058cm">
          <text:p/>
        </draw:line>
        <draw:line draw:style-name="gr1" draw:text-style-name="P1" draw:layer="layout" svg:x1="6.804cm" svg:y1="1.059cm" svg:x2="6.788cm" svg:y2="1.036cm">
          <text:p/>
        </draw:line>
        <draw:line draw:style-name="gr1" draw:text-style-name="P1" draw:layer="layout" svg:x1="6.789cm" svg:y1="1.037cm" svg:x2="6.765cm" svg:y2="1.029cm">
          <text:p/>
        </draw:line>
        <draw:line draw:style-name="gr1" draw:text-style-name="P1" draw:layer="layout" svg:x1="6.765cm" svg:y1="1.029cm" svg:x2="6.75cm" svg:y2="1.029cm">
          <text:p/>
        </draw:line>
        <draw:line draw:style-name="gr1" draw:text-style-name="P1" draw:layer="layout" svg:x1="6.907cm" svg:y1="1.029cm" svg:x2="6.883cm" svg:y2="1.037cm">
          <text:p/>
        </draw:line>
        <draw:line draw:style-name="gr1" draw:text-style-name="P1" draw:layer="layout" svg:x1="6.884cm" svg:y1="1.036cm" svg:x2="6.868cm" svg:y2="1.059cm">
          <text:p/>
        </draw:line>
        <draw:line draw:style-name="gr1" draw:text-style-name="P1" draw:layer="layout" svg:x1="6.869cm" svg:y1="1.058cm" svg:x2="6.861cm" svg:y2="1.097cm">
          <text:p/>
        </draw:line>
        <draw:line draw:style-name="gr1" draw:text-style-name="P1" draw:layer="layout" svg:x1="6.861cm" svg:y1="1.096cm" svg:x2="6.861cm" svg:y2="1.118cm">
          <text:p/>
        </draw:line>
        <draw:line draw:style-name="gr1" draw:text-style-name="P1" draw:layer="layout" svg:x1="6.861cm" svg:y1="1.118cm" svg:x2="6.869cm" svg:y2="1.156cm">
          <text:p/>
        </draw:line>
        <draw:line draw:style-name="gr1" draw:text-style-name="P1" draw:layer="layout" svg:x1="6.868cm" svg:y1="1.155cm" svg:x2="6.884cm" svg:y2="1.179cm">
          <text:p/>
        </draw:line>
        <draw:line draw:style-name="gr1" draw:text-style-name="P1" draw:layer="layout" svg:x1="6.883cm" svg:y1="1.178cm" svg:x2="6.907cm" svg:y2="1.186cm">
          <text:p/>
        </draw:line>
        <draw:line draw:style-name="gr1" draw:text-style-name="P1" draw:layer="layout" svg:x1="6.906cm" svg:y1="1.185cm" svg:x2="6.921cm" svg:y2="1.185cm">
          <text:p/>
        </draw:line>
        <draw:line draw:style-name="gr1" draw:text-style-name="P1" draw:layer="layout" svg:x1="6.921cm" svg:y1="1.186cm" svg:x2="6.944cm" svg:y2="1.178cm">
          <text:p/>
        </draw:line>
        <draw:line draw:style-name="gr1" draw:text-style-name="P1" draw:layer="layout" svg:x1="6.943cm" svg:y1="1.179cm" svg:x2="6.959cm" svg:y2="1.155cm">
          <text:p/>
        </draw:line>
        <draw:line draw:style-name="gr1" draw:text-style-name="P1" draw:layer="layout" svg:x1="6.958cm" svg:y1="1.156cm" svg:x2="6.966cm" svg:y2="1.118cm">
          <text:p/>
        </draw:line>
        <draw:line draw:style-name="gr1" draw:text-style-name="P1" draw:layer="layout" svg:x1="6.965cm" svg:y1="1.118cm" svg:x2="6.965cm" svg:y2="1.096cm">
          <text:p/>
        </draw:line>
        <draw:line draw:style-name="gr1" draw:text-style-name="P1" draw:layer="layout" svg:x1="6.966cm" svg:y1="1.097cm" svg:x2="6.958cm" svg:y2="1.058cm">
          <text:p/>
        </draw:line>
        <draw:line draw:style-name="gr1" draw:text-style-name="P1" draw:layer="layout" svg:x1="6.959cm" svg:y1="1.059cm" svg:x2="6.943cm" svg:y2="1.036cm">
          <text:p/>
        </draw:line>
        <draw:line draw:style-name="gr1" draw:text-style-name="P1" draw:layer="layout" svg:x1="6.944cm" svg:y1="1.037cm" svg:x2="6.921cm" svg:y2="1.029cm">
          <text:p/>
        </draw:line>
        <draw:line draw:style-name="gr1" draw:text-style-name="P1" draw:layer="layout" svg:x1="6.921cm" svg:y1="1.029cm" svg:x2="6.906cm" svg:y2="1.029cm">
          <text:p/>
        </draw:line>
        <draw:line draw:style-name="gr1" draw:text-style-name="P1" draw:layer="layout" svg:x1="7.062cm" svg:y1="1.029cm" svg:x2="7.039cm" svg:y2="1.037cm">
          <text:p/>
        </draw:line>
        <draw:line draw:style-name="gr1" draw:text-style-name="P1" draw:layer="layout" svg:x1="7.04cm" svg:y1="1.036cm" svg:x2="7.024cm" svg:y2="1.059cm">
          <text:p/>
        </draw:line>
        <draw:line draw:style-name="gr1" draw:text-style-name="P1" draw:layer="layout" svg:x1="7.025cm" svg:y1="1.058cm" svg:x2="7.016cm" svg:y2="1.097cm">
          <text:p/>
        </draw:line>
        <draw:line draw:style-name="gr1" draw:text-style-name="P1" draw:layer="layout" svg:x1="7.016cm" svg:y1="1.096cm" svg:x2="7.016cm" svg:y2="1.118cm">
          <text:p/>
        </draw:line>
        <draw:line draw:style-name="gr1" draw:text-style-name="P1" draw:layer="layout" svg:x1="7.016cm" svg:y1="1.118cm" svg:x2="7.025cm" svg:y2="1.156cm">
          <text:p/>
        </draw:line>
        <draw:line draw:style-name="gr1" draw:text-style-name="P1" draw:layer="layout" svg:x1="7.024cm" svg:y1="1.155cm" svg:x2="7.04cm" svg:y2="1.179cm">
          <text:p/>
        </draw:line>
        <draw:line draw:style-name="gr1" draw:text-style-name="P1" draw:layer="layout" svg:x1="7.039cm" svg:y1="1.178cm" svg:x2="7.062cm" svg:y2="1.186cm">
          <text:p/>
        </draw:line>
        <draw:line draw:style-name="gr1" draw:text-style-name="P1" draw:layer="layout" svg:x1="7.061cm" svg:y1="1.185cm" svg:x2="7.076cm" svg:y2="1.185cm">
          <text:p/>
        </draw:line>
        <draw:line draw:style-name="gr1" draw:text-style-name="P1" draw:layer="layout" svg:x1="7.076cm" svg:y1="1.186cm" svg:x2="7.099cm" svg:y2="1.178cm">
          <text:p/>
        </draw:line>
        <draw:line draw:style-name="gr1" draw:text-style-name="P1" draw:layer="layout" svg:x1="7.098cm" svg:y1="1.179cm" svg:x2="7.114cm" svg:y2="1.155cm">
          <text:p/>
        </draw:line>
        <draw:line draw:style-name="gr1" draw:text-style-name="P1" draw:layer="layout" svg:x1="7.113cm" svg:y1="1.156cm" svg:x2="7.122cm" svg:y2="1.118cm">
          <text:p/>
        </draw:line>
        <draw:line draw:style-name="gr1" draw:text-style-name="P1" draw:layer="layout" svg:x1="7.121cm" svg:y1="1.118cm" svg:x2="7.121cm" svg:y2="1.096cm">
          <text:p/>
        </draw:line>
        <draw:line draw:style-name="gr1" draw:text-style-name="P1" draw:layer="layout" svg:x1="7.122cm" svg:y1="1.097cm" svg:x2="7.113cm" svg:y2="1.058cm">
          <text:p/>
        </draw:line>
        <draw:line draw:style-name="gr1" draw:text-style-name="P1" draw:layer="layout" svg:x1="7.114cm" svg:y1="1.059cm" svg:x2="7.098cm" svg:y2="1.036cm">
          <text:p/>
        </draw:line>
        <draw:line draw:style-name="gr1" draw:text-style-name="P1" draw:layer="layout" svg:x1="7.099cm" svg:y1="1.037cm" svg:x2="7.076cm" svg:y2="1.029cm">
          <text:p/>
        </draw:line>
        <draw:line draw:style-name="gr1" draw:text-style-name="P1" draw:layer="layout" svg:x1="7.076cm" svg:y1="1.029cm" svg:x2="7.061cm" svg:y2="1.029cm">
          <text:p/>
        </draw:line>
        <draw:line draw:style-name="gr1" draw:text-style-name="P1" draw:layer="layout" svg:x1="7.172cm" svg:y1="1.081cm" svg:x2="7.172cm" svg:y2="1.185cm">
          <text:p/>
        </draw:line>
        <draw:line draw:style-name="gr1" draw:text-style-name="P1" draw:layer="layout" svg:x1="7.172cm" svg:y1="1.112cm" svg:x2="7.195cm" svg:y2="1.088cm">
          <text:p/>
        </draw:line>
        <draw:line draw:style-name="gr1" draw:text-style-name="P1" draw:layer="layout" svg:x1="7.194cm" svg:y1="1.089cm" svg:x2="7.21cm" svg:y2="1.081cm">
          <text:p/>
        </draw:line>
        <draw:line draw:style-name="gr1" draw:text-style-name="P1" draw:layer="layout" svg:x1="7.209cm" svg:y1="1.081cm" svg:x2="7.232cm" svg:y2="1.081cm">
          <text:p/>
        </draw:line>
        <draw:line draw:style-name="gr1" draw:text-style-name="P1" draw:layer="layout" svg:x1="7.232cm" svg:y1="1.081cm" svg:x2="7.248cm" svg:y2="1.089cm">
          <text:p/>
        </draw:line>
        <draw:line draw:style-name="gr1" draw:text-style-name="P1" draw:layer="layout" svg:x1="7.247cm" svg:y1="1.088cm" svg:x2="7.255cm" svg:y2="1.112cm">
          <text:p/>
        </draw:line>
        <draw:line draw:style-name="gr1" draw:text-style-name="P1" draw:layer="layout" svg:x1="7.254cm" svg:y1="1.111cm" svg:x2="7.254cm" svg:y2="1.185cm">
          <text:p/>
        </draw:line>
        <draw:line draw:style-name="gr1" draw:text-style-name="P1" draw:layer="layout" svg:x1="7.254cm" svg:y1="1.112cm" svg:x2="7.277cm" svg:y2="1.088cm">
          <text:p/>
        </draw:line>
        <draw:line draw:style-name="gr1" draw:text-style-name="P1" draw:layer="layout" svg:x1="7.276cm" svg:y1="1.089cm" svg:x2="7.292cm" svg:y2="1.081cm">
          <text:p/>
        </draw:line>
        <draw:line draw:style-name="gr1" draw:text-style-name="P1" draw:layer="layout" svg:x1="7.291cm" svg:y1="1.081cm" svg:x2="7.314cm" svg:y2="1.081cm">
          <text:p/>
        </draw:line>
        <draw:line draw:style-name="gr1" draw:text-style-name="P1" draw:layer="layout" svg:x1="7.314cm" svg:y1="1.081cm" svg:x2="7.331cm" svg:y2="1.089cm">
          <text:p/>
        </draw:line>
        <draw:line draw:style-name="gr1" draw:text-style-name="P1" draw:layer="layout" svg:x1="7.329cm" svg:y1="1.088cm" svg:x2="7.337cm" svg:y2="1.112cm">
          <text:p/>
        </draw:line>
        <draw:line draw:style-name="gr1" draw:text-style-name="P1" draw:layer="layout" svg:x1="7.336cm" svg:y1="1.111cm" svg:x2="7.336cm" svg:y2="1.185cm">
          <text:p/>
        </draw:line>
        <draw:line draw:style-name="gr1" draw:text-style-name="P1" draw:layer="layout" svg:x1="7.387cm" svg:y1="1.081cm" svg:x2="7.387cm" svg:y2="1.185cm">
          <text:p/>
        </draw:line>
        <draw:line draw:style-name="gr1" draw:text-style-name="P1" draw:layer="layout" svg:x1="7.387cm" svg:y1="1.112cm" svg:x2="7.41cm" svg:y2="1.088cm">
          <text:p/>
        </draw:line>
        <draw:line draw:style-name="gr1" draw:text-style-name="P1" draw:layer="layout" svg:x1="7.409cm" svg:y1="1.089cm" svg:x2="7.425cm" svg:y2="1.081cm">
          <text:p/>
        </draw:line>
        <draw:line draw:style-name="gr1" draw:text-style-name="P1" draw:layer="layout" svg:x1="7.424cm" svg:y1="1.081cm" svg:x2="7.447cm" svg:y2="1.081cm">
          <text:p/>
        </draw:line>
        <draw:line draw:style-name="gr1" draw:text-style-name="P1" draw:layer="layout" svg:x1="7.447cm" svg:y1="1.081cm" svg:x2="7.463cm" svg:y2="1.089cm">
          <text:p/>
        </draw:line>
        <draw:line draw:style-name="gr1" draw:text-style-name="P1" draw:layer="layout" svg:x1="7.462cm" svg:y1="1.088cm" svg:x2="7.47cm" svg:y2="1.112cm">
          <text:p/>
        </draw:line>
        <draw:line draw:style-name="gr1" draw:text-style-name="P1" draw:layer="layout" svg:x1="7.469cm" svg:y1="1.111cm" svg:x2="7.469cm" svg:y2="1.185cm">
          <text:p/>
        </draw:line>
        <draw:line draw:style-name="gr1" draw:text-style-name="P1" draw:layer="layout" svg:x1="7.469cm" svg:y1="1.112cm" svg:x2="7.492cm" svg:y2="1.088cm">
          <text:p/>
        </draw:line>
        <draw:line draw:style-name="gr1" draw:text-style-name="P1" draw:layer="layout" svg:x1="7.491cm" svg:y1="1.089cm" svg:x2="7.507cm" svg:y2="1.081cm">
          <text:p/>
        </draw:line>
        <draw:line draw:style-name="gr1" draw:text-style-name="P1" draw:layer="layout" svg:x1="7.506cm" svg:y1="1.081cm" svg:x2="7.529cm" svg:y2="1.081cm">
          <text:p/>
        </draw:line>
        <draw:line draw:style-name="gr1" draw:text-style-name="P1" draw:layer="layout" svg:x1="7.529cm" svg:y1="1.081cm" svg:x2="7.545cm" svg:y2="1.089cm">
          <text:p/>
        </draw:line>
        <draw:line draw:style-name="gr1" draw:text-style-name="P1" draw:layer="layout" svg:x1="7.544cm" svg:y1="1.088cm" svg:x2="7.552cm" svg:y2="1.112cm">
          <text:p/>
        </draw:line>
        <draw:line draw:style-name="gr1" draw:text-style-name="P1" draw:layer="layout" svg:x1="7.551cm" svg:y1="1.111cm" svg:x2="7.551cm" svg:y2="1.185cm">
          <text:p/>
        </draw:line>
        <draw:line draw:style-name="gr1" draw:text-style-name="P1" draw:layer="layout" svg:x1="2.444cm" svg:y1="3.121cm" svg:x2="2.444cm" svg:y2="0.991cm">
          <text:p/>
        </draw:line>
        <draw:line draw:style-name="gr1" draw:text-style-name="P1" draw:layer="layout" svg:x1="11.444cm" svg:y1="3.121cm" svg:x2="11.444cm" svg:y2="0.991cm">
          <text:p/>
        </draw:line>
        <draw:line draw:style-name="gr1" draw:text-style-name="P1" draw:layer="layout" svg:x1="2.444cm" svg:y1="1.246cm" svg:x2="2.518cm" svg:y2="1.225cm">
          <text:p/>
        </draw:line>
        <draw:line draw:style-name="gr1" draw:text-style-name="P1" draw:layer="layout" svg:x1="2.444cm" svg:y1="1.245cm" svg:x2="2.518cm" svg:y2="1.266cm">
          <text:p/>
        </draw:line>
        <draw:line draw:style-name="gr1" draw:text-style-name="P1" draw:layer="layout" svg:x1="11.445cm" svg:y1="1.246cm" svg:x2="11.37cm" svg:y2="1.225cm">
          <text:p/>
        </draw:line>
        <draw:line draw:style-name="gr1" draw:text-style-name="P1" draw:layer="layout" svg:x1="11.445cm" svg:y1="1.245cm" svg:x2="11.37cm" svg:y2="1.266cm">
          <text:p/>
        </draw:line>
        <draw:line draw:style-name="gr1" draw:text-style-name="P1" draw:layer="layout" svg:x1="2.444cm" svg:y1="1.245cm" svg:x2="6.328cm" svg:y2="1.245cm">
          <text:p/>
        </draw:line>
        <draw:line draw:style-name="gr1" draw:text-style-name="P1" draw:layer="layout" svg:x1="7.559cm" svg:y1="1.245cm" svg:x2="11.444cm" svg:y2="1.245cm">
          <text:p/>
        </draw:line>
        <draw:line draw:style-name="gr1" draw:text-style-name="P1" draw:layer="layout" svg:x1="6.371cm" svg:y1="1.587cm" svg:x2="6.347cm" svg:y2="1.596cm">
          <text:p/>
        </draw:line>
        <draw:line draw:style-name="gr1" draw:text-style-name="P1" draw:layer="layout" svg:x1="6.348cm" svg:y1="1.595cm" svg:x2="6.34cm" svg:y2="1.611cm">
          <text:p/>
        </draw:line>
        <draw:line draw:style-name="gr1" draw:text-style-name="P1" draw:layer="layout" svg:x1="6.34cm" svg:y1="1.61cm" svg:x2="6.34cm" svg:y2="1.624cm">
          <text:p/>
        </draw:line>
        <draw:line draw:style-name="gr1" draw:text-style-name="P1" draw:layer="layout" svg:x1="6.34cm" svg:y1="1.624cm" svg:x2="6.348cm" svg:y2="1.64cm">
          <text:p/>
        </draw:line>
        <draw:line draw:style-name="gr1" draw:text-style-name="P1" draw:layer="layout" svg:x1="6.347cm" svg:y1="1.639cm" svg:x2="6.363cm" svg:y2="1.648cm">
          <text:p/>
        </draw:line>
        <draw:line draw:style-name="gr1" draw:text-style-name="P1" draw:layer="layout" svg:x1="6.362cm" svg:y1="1.647cm" svg:x2="6.393cm" svg:y2="1.655cm">
          <text:p/>
        </draw:line>
        <draw:line draw:style-name="gr1" draw:text-style-name="P1" draw:layer="layout" svg:x1="6.392cm" svg:y1="1.654cm" svg:x2="6.415cm" svg:y2="1.663cm">
          <text:p/>
        </draw:line>
        <draw:line draw:style-name="gr1" draw:text-style-name="P1" draw:layer="layout" svg:x1="6.414cm" svg:y1="1.662cm" svg:x2="6.43cm" svg:y2="1.679cm">
          <text:p/>
        </draw:line>
        <draw:line draw:style-name="gr1" draw:text-style-name="P1" draw:layer="layout" svg:x1="6.429cm" svg:y1="1.677cm" svg:x2="6.439cm" svg:y2="1.693cm">
          <text:p/>
        </draw:line>
        <draw:line draw:style-name="gr1" draw:text-style-name="P1" draw:layer="layout" svg:x1="6.437cm" svg:y1="1.692cm" svg:x2="6.437cm" svg:y2="1.714cm">
          <text:p/>
        </draw:line>
        <draw:line draw:style-name="gr1" draw:text-style-name="P1" draw:layer="layout" svg:x1="6.439cm" svg:y1="1.714cm" svg:x2="6.429cm" svg:y2="1.73cm">
          <text:p/>
        </draw:line>
        <draw:line draw:style-name="gr1" draw:text-style-name="P1" draw:layer="layout" svg:x1="6.43cm" svg:y1="1.729cm" svg:x2="6.422cm" svg:y2="1.739cm">
          <text:p/>
        </draw:line>
        <draw:line draw:style-name="gr1" draw:text-style-name="P1" draw:layer="layout" svg:x1="6.423cm" svg:y1="1.737cm" svg:x2="6.399cm" svg:y2="1.745cm">
          <text:p/>
        </draw:line>
        <draw:line draw:style-name="gr1" draw:text-style-name="P1" draw:layer="layout" svg:x1="6.399cm" svg:y1="1.744cm" svg:x2="6.37cm" svg:y2="1.744cm">
          <text:p/>
        </draw:line>
        <draw:line draw:style-name="gr1" draw:text-style-name="P1" draw:layer="layout" svg:x1="6.371cm" svg:y1="1.745cm" svg:x2="6.347cm" svg:y2="1.737cm">
          <text:p/>
        </draw:line>
        <draw:line draw:style-name="gr1" draw:text-style-name="P1" draw:layer="layout" svg:x1="6.348cm" svg:y1="1.739cm" svg:x2="6.34cm" svg:y2="1.729cm">
          <text:p/>
        </draw:line>
        <draw:line draw:style-name="gr1" draw:text-style-name="P1" draw:layer="layout" svg:x1="6.341cm" svg:y1="1.73cm" svg:x2="6.332cm" svg:y2="1.714cm">
          <text:p/>
        </draw:line>
        <draw:line draw:style-name="gr1" draw:text-style-name="P1" draw:layer="layout" svg:x1="6.332cm" svg:y1="1.714cm" svg:x2="6.332cm" svg:y2="1.692cm">
          <text:p/>
        </draw:line>
        <draw:line draw:style-name="gr1" draw:text-style-name="P1" draw:layer="layout" svg:x1="6.332cm" svg:y1="1.693cm" svg:x2="6.341cm" svg:y2="1.677cm">
          <text:p/>
        </draw:line>
        <draw:line draw:style-name="gr1" draw:text-style-name="P1" draw:layer="layout" svg:x1="6.34cm" svg:y1="1.679cm" svg:x2="6.356cm" svg:y2="1.662cm">
          <text:p/>
        </draw:line>
        <draw:line draw:style-name="gr1" draw:text-style-name="P1" draw:layer="layout" svg:x1="6.355cm" svg:y1="1.663cm" svg:x2="6.378cm" svg:y2="1.654cm">
          <text:p/>
        </draw:line>
        <draw:line draw:style-name="gr1" draw:text-style-name="P1" draw:layer="layout" svg:x1="6.377cm" svg:y1="1.655cm" svg:x2="6.408cm" svg:y2="1.647cm">
          <text:p/>
        </draw:line>
        <draw:line draw:style-name="gr1" draw:text-style-name="P1" draw:layer="layout" svg:x1="6.407cm" svg:y1="1.648cm" svg:x2="6.423cm" svg:y2="1.639cm">
          <text:p/>
        </draw:line>
        <draw:line draw:style-name="gr1" draw:text-style-name="P1" draw:layer="layout" svg:x1="6.422cm" svg:y1="1.64cm" svg:x2="6.43cm" svg:y2="1.624cm">
          <text:p/>
        </draw:line>
        <draw:line draw:style-name="gr1" draw:text-style-name="P1" draw:layer="layout" svg:x1="6.429cm" svg:y1="1.624cm" svg:x2="6.429cm" svg:y2="1.61cm">
          <text:p/>
        </draw:line>
        <draw:line draw:style-name="gr1" draw:text-style-name="P1" draw:layer="layout" svg:x1="6.43cm" svg:y1="1.611cm" svg:x2="6.422cm" svg:y2="1.595cm">
          <text:p/>
        </draw:line>
        <draw:line draw:style-name="gr1" draw:text-style-name="P1" draw:layer="layout" svg:x1="6.423cm" svg:y1="1.596cm" svg:x2="6.399cm" svg:y2="1.587cm">
          <text:p/>
        </draw:line>
        <draw:line draw:style-name="gr1" draw:text-style-name="P1" draw:layer="layout" svg:x1="6.399cm" svg:y1="1.587cm" svg:x2="6.37cm" svg:y2="1.587cm">
          <text:p/>
        </draw:line>
        <draw:line draw:style-name="gr1" draw:text-style-name="P1" draw:layer="layout" svg:x1="6.495cm" svg:y1="1.624cm" svg:x2="6.495cm" svg:y2="1.617cm">
          <text:p/>
        </draw:line>
        <draw:line draw:style-name="gr1" draw:text-style-name="P1" draw:layer="layout" svg:x1="6.495cm" svg:y1="1.618cm" svg:x2="6.504cm" svg:y2="1.602cm">
          <text:p/>
        </draw:line>
        <draw:line draw:style-name="gr1" draw:text-style-name="P1" draw:layer="layout" svg:x1="6.503cm" svg:y1="1.603cm" svg:x2="6.511cm" svg:y2="1.595cm">
          <text:p/>
        </draw:line>
        <draw:line draw:style-name="gr1" draw:text-style-name="P1" draw:layer="layout" svg:x1="6.51cm" svg:y1="1.596cm" svg:x2="6.526cm" svg:y2="1.587cm">
          <text:p/>
        </draw:line>
        <draw:line draw:style-name="gr1" draw:text-style-name="P1" draw:layer="layout" svg:x1="6.525cm" svg:y1="1.587cm" svg:x2="6.555cm" svg:y2="1.587cm">
          <text:p/>
        </draw:line>
        <draw:line draw:style-name="gr1" draw:text-style-name="P1" draw:layer="layout" svg:x1="6.555cm" svg:y1="1.587cm" svg:x2="6.571cm" svg:y2="1.596cm">
          <text:p/>
        </draw:line>
        <draw:line draw:style-name="gr1" draw:text-style-name="P1" draw:layer="layout" svg:x1="6.57cm" svg:y1="1.595cm" svg:x2="6.578cm" svg:y2="1.603cm">
          <text:p/>
        </draw:line>
        <draw:line draw:style-name="gr1" draw:text-style-name="P1" draw:layer="layout" svg:x1="6.577cm" svg:y1="1.602cm" svg:x2="6.586cm" svg:y2="1.618cm">
          <text:p/>
        </draw:line>
        <draw:line draw:style-name="gr1" draw:text-style-name="P1" draw:layer="layout" svg:x1="6.585cm" svg:y1="1.617cm" svg:x2="6.585cm" svg:y2="1.632cm">
          <text:p/>
        </draw:line>
        <draw:line draw:style-name="gr1" draw:text-style-name="P1" draw:layer="layout" svg:x1="6.586cm" svg:y1="1.632cm" svg:x2="6.577cm" svg:y2="1.648cm">
          <text:p/>
        </draw:line>
        <draw:line draw:style-name="gr1" draw:text-style-name="P1" draw:layer="layout" svg:x1="6.578cm" svg:y1="1.647cm" svg:x2="6.562cm" svg:y2="1.67cm">
          <text:p/>
        </draw:line>
        <draw:line draw:style-name="gr1" draw:text-style-name="P1" draw:layer="layout" svg:x1="6.563cm" svg:y1="1.669cm" svg:x2="6.488cm" svg:y2="1.745cm">
          <text:p/>
        </draw:line>
        <draw:line draw:style-name="gr1" draw:text-style-name="P1" draw:layer="layout" svg:x1="6.488cm" svg:y1="1.744cm" svg:x2="6.592cm" svg:y2="1.744cm">
          <text:p/>
        </draw:line>
        <draw:line draw:style-name="gr1" draw:text-style-name="P1" draw:layer="layout" svg:x1="6.652cm" svg:y1="1.707cm" svg:x2="6.643cm" svg:y2="1.715cm">
          <text:p/>
        </draw:line>
        <draw:line draw:style-name="gr1" draw:text-style-name="P1" draw:layer="layout" svg:x1="6.643cm" svg:y1="1.714cm" svg:x2="6.652cm" svg:y2="1.723cm">
          <text:p/>
        </draw:line>
        <draw:line draw:style-name="gr1" draw:text-style-name="P1" draw:layer="layout" svg:x1="6.651cm" svg:y1="1.723cm" svg:x2="6.659cm" svg:y2="1.714cm">
          <text:p/>
        </draw:line>
        <draw:line draw:style-name="gr1" draw:text-style-name="P1" draw:layer="layout" svg:x1="6.659cm" svg:y1="1.715cm" svg:x2="6.651cm" svg:y2="1.707cm">
          <text:p/>
        </draw:line>
        <draw:line draw:style-name="gr1" draw:text-style-name="P1" draw:layer="layout" svg:x1="6.755cm" svg:y1="1.587cm" svg:x2="6.732cm" svg:y2="1.596cm">
          <text:p/>
        </draw:line>
        <draw:line draw:style-name="gr1" draw:text-style-name="P1" draw:layer="layout" svg:x1="6.733cm" svg:y1="1.595cm" svg:x2="6.717cm" svg:y2="1.618cm">
          <text:p/>
        </draw:line>
        <draw:line draw:style-name="gr1" draw:text-style-name="P1" draw:layer="layout" svg:x1="6.719cm" svg:y1="1.617cm" svg:x2="6.709cm" svg:y2="1.655cm">
          <text:p/>
        </draw:line>
        <draw:line draw:style-name="gr1" draw:text-style-name="P1" draw:layer="layout" svg:x1="6.709cm" svg:y1="1.654cm" svg:x2="6.709cm" svg:y2="1.677cm">
          <text:p/>
        </draw:line>
        <draw:line draw:style-name="gr1" draw:text-style-name="P1" draw:layer="layout" svg:x1="6.709cm" svg:y1="1.677cm" svg:x2="6.719cm" svg:y2="1.715cm">
          <text:p/>
        </draw:line>
        <draw:line draw:style-name="gr1" draw:text-style-name="P1" draw:layer="layout" svg:x1="6.717cm" svg:y1="1.714cm" svg:x2="6.733cm" svg:y2="1.738cm">
          <text:p/>
        </draw:line>
        <draw:line draw:style-name="gr1" draw:text-style-name="P1" draw:layer="layout" svg:x1="6.732cm" svg:y1="1.737cm" svg:x2="6.755cm" svg:y2="1.745cm">
          <text:p/>
        </draw:line>
        <draw:line draw:style-name="gr1" draw:text-style-name="P1" draw:layer="layout" svg:x1="6.754cm" svg:y1="1.744cm" svg:x2="6.769cm" svg:y2="1.744cm">
          <text:p/>
        </draw:line>
        <draw:line draw:style-name="gr1" draw:text-style-name="P1" draw:layer="layout" svg:x1="6.769cm" svg:y1="1.745cm" svg:x2="6.792cm" svg:y2="1.737cm">
          <text:p/>
        </draw:line>
        <draw:line draw:style-name="gr1" draw:text-style-name="P1" draw:layer="layout" svg:x1="6.791cm" svg:y1="1.738cm" svg:x2="6.807cm" svg:y2="1.714cm">
          <text:p/>
        </draw:line>
        <draw:line draw:style-name="gr1" draw:text-style-name="P1" draw:layer="layout" svg:x1="6.806cm" svg:y1="1.715cm" svg:x2="6.815cm" svg:y2="1.677cm">
          <text:p/>
        </draw:line>
        <draw:line draw:style-name="gr1" draw:text-style-name="P1" draw:layer="layout" svg:x1="6.814cm" svg:y1="1.677cm" svg:x2="6.814cm" svg:y2="1.654cm">
          <text:p/>
        </draw:line>
        <draw:line draw:style-name="gr1" draw:text-style-name="P1" draw:layer="layout" svg:x1="6.815cm" svg:y1="1.655cm" svg:x2="6.806cm" svg:y2="1.617cm">
          <text:p/>
        </draw:line>
        <draw:line draw:style-name="gr1" draw:text-style-name="P1" draw:layer="layout" svg:x1="6.807cm" svg:y1="1.618cm" svg:x2="6.791cm" svg:y2="1.595cm">
          <text:p/>
        </draw:line>
        <draw:line draw:style-name="gr1" draw:text-style-name="P1" draw:layer="layout" svg:x1="6.792cm" svg:y1="1.596cm" svg:x2="6.769cm" svg:y2="1.587cm">
          <text:p/>
        </draw:line>
        <draw:line draw:style-name="gr1" draw:text-style-name="P1" draw:layer="layout" svg:x1="6.769cm" svg:y1="1.587cm" svg:x2="6.754cm" svg:y2="1.587cm">
          <text:p/>
        </draw:line>
        <draw:line draw:style-name="gr1" draw:text-style-name="P1" draw:layer="layout" svg:x1="6.91cm" svg:y1="1.587cm" svg:x2="6.887cm" svg:y2="1.596cm">
          <text:p/>
        </draw:line>
        <draw:line draw:style-name="gr1" draw:text-style-name="P1" draw:layer="layout" svg:x1="6.888cm" svg:y1="1.595cm" svg:x2="6.872cm" svg:y2="1.618cm">
          <text:p/>
        </draw:line>
        <draw:line draw:style-name="gr1" draw:text-style-name="P1" draw:layer="layout" svg:x1="6.873cm" svg:y1="1.617cm" svg:x2="6.865cm" svg:y2="1.655cm">
          <text:p/>
        </draw:line>
        <draw:line draw:style-name="gr1" draw:text-style-name="P1" draw:layer="layout" svg:x1="6.865cm" svg:y1="1.654cm" svg:x2="6.865cm" svg:y2="1.677cm">
          <text:p/>
        </draw:line>
        <draw:line draw:style-name="gr1" draw:text-style-name="P1" draw:layer="layout" svg:x1="6.865cm" svg:y1="1.677cm" svg:x2="6.873cm" svg:y2="1.715cm">
          <text:p/>
        </draw:line>
        <draw:line draw:style-name="gr1" draw:text-style-name="P1" draw:layer="layout" svg:x1="6.872cm" svg:y1="1.714cm" svg:x2="6.888cm" svg:y2="1.738cm">
          <text:p/>
        </draw:line>
        <draw:line draw:style-name="gr1" draw:text-style-name="P1" draw:layer="layout" svg:x1="6.887cm" svg:y1="1.737cm" svg:x2="6.91cm" svg:y2="1.745cm">
          <text:p/>
        </draw:line>
        <draw:line draw:style-name="gr1" draw:text-style-name="P1" draw:layer="layout" svg:x1="6.909cm" svg:y1="1.744cm" svg:x2="6.924cm" svg:y2="1.744cm">
          <text:p/>
        </draw:line>
        <draw:line draw:style-name="gr1" draw:text-style-name="P1" draw:layer="layout" svg:x1="6.924cm" svg:y1="1.745cm" svg:x2="6.948cm" svg:y2="1.737cm">
          <text:p/>
        </draw:line>
        <draw:line draw:style-name="gr1" draw:text-style-name="P1" draw:layer="layout" svg:x1="6.947cm" svg:y1="1.738cm" svg:x2="6.963cm" svg:y2="1.714cm">
          <text:p/>
        </draw:line>
        <draw:line draw:style-name="gr1" draw:text-style-name="P1" draw:layer="layout" svg:x1="6.962cm" svg:y1="1.715cm" svg:x2="6.97cm" svg:y2="1.677cm">
          <text:p/>
        </draw:line>
        <draw:line draw:style-name="gr1" draw:text-style-name="P1" draw:layer="layout" svg:x1="6.969cm" svg:y1="1.677cm" svg:x2="6.969cm" svg:y2="1.654cm">
          <text:p/>
        </draw:line>
        <draw:line draw:style-name="gr1" draw:text-style-name="P1" draw:layer="layout" svg:x1="6.97cm" svg:y1="1.655cm" svg:x2="6.962cm" svg:y2="1.617cm">
          <text:p/>
        </draw:line>
        <draw:line draw:style-name="gr1" draw:text-style-name="P1" draw:layer="layout" svg:x1="6.963cm" svg:y1="1.618cm" svg:x2="6.947cm" svg:y2="1.595cm">
          <text:p/>
        </draw:line>
        <draw:line draw:style-name="gr1" draw:text-style-name="P1" draw:layer="layout" svg:x1="6.948cm" svg:y1="1.596cm" svg:x2="6.924cm" svg:y2="1.587cm">
          <text:p/>
        </draw:line>
        <draw:line draw:style-name="gr1" draw:text-style-name="P1" draw:layer="layout" svg:x1="6.924cm" svg:y1="1.587cm" svg:x2="6.909cm" svg:y2="1.587cm">
          <text:p/>
        </draw:line>
        <draw:line draw:style-name="gr1" draw:text-style-name="P1" draw:layer="layout" svg:x1="7.066cm" svg:y1="1.587cm" svg:x2="7.042cm" svg:y2="1.596cm">
          <text:p/>
        </draw:line>
        <draw:line draw:style-name="gr1" draw:text-style-name="P1" draw:layer="layout" svg:x1="7.043cm" svg:y1="1.595cm" svg:x2="7.027cm" svg:y2="1.618cm">
          <text:p/>
        </draw:line>
        <draw:line draw:style-name="gr1" draw:text-style-name="P1" draw:layer="layout" svg:x1="7.028cm" svg:y1="1.617cm" svg:x2="7.02cm" svg:y2="1.655cm">
          <text:p/>
        </draw:line>
        <draw:line draw:style-name="gr1" draw:text-style-name="P1" draw:layer="layout" svg:x1="7.02cm" svg:y1="1.654cm" svg:x2="7.02cm" svg:y2="1.677cm">
          <text:p/>
        </draw:line>
        <draw:line draw:style-name="gr1" draw:text-style-name="P1" draw:layer="layout" svg:x1="7.02cm" svg:y1="1.677cm" svg:x2="7.028cm" svg:y2="1.715cm">
          <text:p/>
        </draw:line>
        <draw:line draw:style-name="gr1" draw:text-style-name="P1" draw:layer="layout" svg:x1="7.027cm" svg:y1="1.714cm" svg:x2="7.043cm" svg:y2="1.738cm">
          <text:p/>
        </draw:line>
        <draw:line draw:style-name="gr1" draw:text-style-name="P1" draw:layer="layout" svg:x1="7.042cm" svg:y1="1.737cm" svg:x2="7.066cm" svg:y2="1.745cm">
          <text:p/>
        </draw:line>
        <draw:line draw:style-name="gr1" draw:text-style-name="P1" draw:layer="layout" svg:x1="7.065cm" svg:y1="1.744cm" svg:x2="7.08cm" svg:y2="1.744cm">
          <text:p/>
        </draw:line>
        <draw:line draw:style-name="gr1" draw:text-style-name="P1" draw:layer="layout" svg:x1="7.08cm" svg:y1="1.745cm" svg:x2="7.103cm" svg:y2="1.737cm">
          <text:p/>
        </draw:line>
        <draw:line draw:style-name="gr1" draw:text-style-name="P1" draw:layer="layout" svg:x1="7.102cm" svg:y1="1.738cm" svg:x2="7.118cm" svg:y2="1.714cm">
          <text:p/>
        </draw:line>
        <draw:line draw:style-name="gr1" draw:text-style-name="P1" draw:layer="layout" svg:x1="7.117cm" svg:y1="1.715cm" svg:x2="7.125cm" svg:y2="1.677cm">
          <text:p/>
        </draw:line>
        <draw:line draw:style-name="gr1" draw:text-style-name="P1" draw:layer="layout" svg:x1="7.124cm" svg:y1="1.677cm" svg:x2="7.124cm" svg:y2="1.654cm">
          <text:p/>
        </draw:line>
        <draw:line draw:style-name="gr1" draw:text-style-name="P1" draw:layer="layout" svg:x1="7.125cm" svg:y1="1.655cm" svg:x2="7.117cm" svg:y2="1.617cm">
          <text:p/>
        </draw:line>
        <draw:line draw:style-name="gr1" draw:text-style-name="P1" draw:layer="layout" svg:x1="7.118cm" svg:y1="1.618cm" svg:x2="7.102cm" svg:y2="1.595cm">
          <text:p/>
        </draw:line>
        <draw:line draw:style-name="gr1" draw:text-style-name="P1" draw:layer="layout" svg:x1="7.103cm" svg:y1="1.596cm" svg:x2="7.08cm" svg:y2="1.587cm">
          <text:p/>
        </draw:line>
        <draw:line draw:style-name="gr1" draw:text-style-name="P1" draw:layer="layout" svg:x1="7.08cm" svg:y1="1.587cm" svg:x2="7.065cm" svg:y2="1.587cm">
          <text:p/>
        </draw:line>
        <draw:line draw:style-name="gr1" draw:text-style-name="P1" draw:layer="layout" svg:x1="7.176cm" svg:y1="1.639cm" svg:x2="7.176cm" svg:y2="1.744cm">
          <text:p/>
        </draw:line>
        <draw:line draw:style-name="gr1" draw:text-style-name="P1" draw:layer="layout" svg:x1="7.176cm" svg:y1="1.67cm" svg:x2="7.199cm" svg:y2="1.647cm">
          <text:p/>
        </draw:line>
        <draw:line draw:style-name="gr1" draw:text-style-name="P1" draw:layer="layout" svg:x1="7.198cm" svg:y1="1.648cm" svg:x2="7.214cm" svg:y2="1.639cm">
          <text:p/>
        </draw:line>
        <draw:line draw:style-name="gr1" draw:text-style-name="P1" draw:layer="layout" svg:x1="7.213cm" svg:y1="1.639cm" svg:x2="7.235cm" svg:y2="1.639cm">
          <text:p/>
        </draw:line>
        <draw:line draw:style-name="gr1" draw:text-style-name="P1" draw:layer="layout" svg:x1="7.235cm" svg:y1="1.639cm" svg:x2="7.251cm" svg:y2="1.648cm">
          <text:p/>
        </draw:line>
        <draw:line draw:style-name="gr1" draw:text-style-name="P1" draw:layer="layout" svg:x1="7.25cm" svg:y1="1.647cm" svg:x2="7.259cm" svg:y2="1.67cm">
          <text:p/>
        </draw:line>
        <draw:line draw:style-name="gr1" draw:text-style-name="P1" draw:layer="layout" svg:x1="7.258cm" svg:y1="1.669cm" svg:x2="7.258cm" svg:y2="1.744cm">
          <text:p/>
        </draw:line>
        <draw:line draw:style-name="gr1" draw:text-style-name="P1" draw:layer="layout" svg:x1="7.258cm" svg:y1="1.67cm" svg:x2="7.281cm" svg:y2="1.647cm">
          <text:p/>
        </draw:line>
        <draw:line draw:style-name="gr1" draw:text-style-name="P1" draw:layer="layout" svg:x1="7.28cm" svg:y1="1.648cm" svg:x2="7.296cm" svg:y2="1.639cm">
          <text:p/>
        </draw:line>
        <draw:line draw:style-name="gr1" draw:text-style-name="P1" draw:layer="layout" svg:x1="7.295cm" svg:y1="1.639cm" svg:x2="7.317cm" svg:y2="1.639cm">
          <text:p/>
        </draw:line>
        <draw:line draw:style-name="gr1" draw:text-style-name="P1" draw:layer="layout" svg:x1="7.317cm" svg:y1="1.639cm" svg:x2="7.333cm" svg:y2="1.648cm">
          <text:p/>
        </draw:line>
        <draw:line draw:style-name="gr1" draw:text-style-name="P1" draw:layer="layout" svg:x1="7.332cm" svg:y1="1.647cm" svg:x2="7.342cm" svg:y2="1.67cm">
          <text:p/>
        </draw:line>
        <draw:line draw:style-name="gr1" draw:text-style-name="P1" draw:layer="layout" svg:x1="7.34cm" svg:y1="1.669cm" svg:x2="7.34cm" svg:y2="1.744cm">
          <text:p/>
        </draw:line>
        <draw:line draw:style-name="gr1" draw:text-style-name="P1" draw:layer="layout" svg:x1="7.391cm" svg:y1="1.639cm" svg:x2="7.391cm" svg:y2="1.744cm">
          <text:p/>
        </draw:line>
        <draw:line draw:style-name="gr1" draw:text-style-name="P1" draw:layer="layout" svg:x1="7.391cm" svg:y1="1.67cm" svg:x2="7.414cm" svg:y2="1.647cm">
          <text:p/>
        </draw:line>
        <draw:line draw:style-name="gr1" draw:text-style-name="P1" draw:layer="layout" svg:x1="7.413cm" svg:y1="1.648cm" svg:x2="7.429cm" svg:y2="1.639cm">
          <text:p/>
        </draw:line>
        <draw:line draw:style-name="gr1" draw:text-style-name="P1" draw:layer="layout" svg:x1="7.428cm" svg:y1="1.639cm" svg:x2="7.45cm" svg:y2="1.639cm">
          <text:p/>
        </draw:line>
        <draw:line draw:style-name="gr1" draw:text-style-name="P1" draw:layer="layout" svg:x1="7.45cm" svg:y1="1.639cm" svg:x2="7.466cm" svg:y2="1.648cm">
          <text:p/>
        </draw:line>
        <draw:line draw:style-name="gr1" draw:text-style-name="P1" draw:layer="layout" svg:x1="7.465cm" svg:y1="1.647cm" svg:x2="7.475cm" svg:y2="1.67cm">
          <text:p/>
        </draw:line>
        <draw:line draw:style-name="gr1" draw:text-style-name="P1" draw:layer="layout" svg:x1="7.473cm" svg:y1="1.669cm" svg:x2="7.473cm" svg:y2="1.744cm">
          <text:p/>
        </draw:line>
        <draw:line draw:style-name="gr1" draw:text-style-name="P1" draw:layer="layout" svg:x1="7.473cm" svg:y1="1.67cm" svg:x2="7.496cm" svg:y2="1.647cm">
          <text:p/>
        </draw:line>
        <draw:line draw:style-name="gr1" draw:text-style-name="P1" draw:layer="layout" svg:x1="7.495cm" svg:y1="1.648cm" svg:x2="7.511cm" svg:y2="1.639cm">
          <text:p/>
        </draw:line>
        <draw:line draw:style-name="gr1" draw:text-style-name="P1" draw:layer="layout" svg:x1="7.51cm" svg:y1="1.639cm" svg:x2="7.532cm" svg:y2="1.639cm">
          <text:p/>
        </draw:line>
        <draw:line draw:style-name="gr1" draw:text-style-name="P1" draw:layer="layout" svg:x1="7.532cm" svg:y1="1.639cm" svg:x2="7.548cm" svg:y2="1.648cm">
          <text:p/>
        </draw:line>
        <draw:line draw:style-name="gr1" draw:text-style-name="P1" draw:layer="layout" svg:x1="7.547cm" svg:y1="1.647cm" svg:x2="7.556cm" svg:y2="1.67cm">
          <text:p/>
        </draw:line>
        <draw:line draw:style-name="gr1" draw:text-style-name="P1" draw:layer="layout" svg:x1="7.555cm" svg:y1="1.669cm" svg:x2="7.555cm" svg:y2="1.744cm">
          <text:p/>
        </draw:line>
        <draw:line draw:style-name="gr1" draw:text-style-name="P1" draw:layer="layout" svg:x1="2.844cm" svg:y1="2.94cm" svg:x2="2.844cm" svg:y2="1.55cm">
          <text:p/>
        </draw:line>
        <draw:line draw:style-name="gr1" draw:text-style-name="P1" draw:layer="layout" svg:x1="11.044cm" svg:y1="2.94cm" svg:x2="11.044cm" svg:y2="1.55cm">
          <text:p/>
        </draw:line>
        <draw:line draw:style-name="gr1" draw:text-style-name="P1" draw:layer="layout" svg:x1="2.844cm" svg:y1="1.805cm" svg:x2="2.918cm" svg:y2="1.784cm">
          <text:p/>
        </draw:line>
        <draw:line draw:style-name="gr1" draw:text-style-name="P1" draw:layer="layout" svg:x1="2.844cm" svg:y1="1.804cm" svg:x2="2.918cm" svg:y2="1.825cm">
          <text:p/>
        </draw:line>
        <draw:line draw:style-name="gr1" draw:text-style-name="P1" draw:layer="layout" svg:x1="11.045cm" svg:y1="1.805cm" svg:x2="10.97cm" svg:y2="1.784cm">
          <text:p/>
        </draw:line>
        <draw:line draw:style-name="gr1" draw:text-style-name="P1" draw:layer="layout" svg:x1="11.045cm" svg:y1="1.804cm" svg:x2="10.97cm" svg:y2="1.825cm">
          <text:p/>
        </draw:line>
        <draw:line draw:style-name="gr1" draw:text-style-name="P1" draw:layer="layout" svg:x1="2.844cm" svg:y1="1.804cm" svg:x2="6.325cm" svg:y2="1.804cm">
          <text:p/>
        </draw:line>
        <draw:line draw:style-name="gr1" draw:text-style-name="P1" draw:layer="layout" svg:x1="7.562cm" svg:y1="1.804cm" svg:x2="11.044cm" svg:y2="1.804cm">
          <text:p/>
        </draw:line>
        <draw:line draw:style-name="gr1" draw:text-style-name="P1" draw:layer="layout" svg:x1="1.517cm" svg:y1="5.831cm" svg:x2="1.623cm" svg:y2="5.906cm">
          <text:p/>
        </draw:line>
        <draw:line draw:style-name="gr1" draw:text-style-name="P1" draw:layer="layout" svg:x1="1.622cm" svg:y1="5.905cm" svg:x2="1.622cm" svg:y2="5.793cm">
          <text:p/>
        </draw:line>
        <draw:line draw:style-name="gr1" draw:text-style-name="P1" draw:layer="layout" svg:x1="1.517cm" svg:y1="5.831cm" svg:x2="1.674cm" svg:y2="5.831cm">
          <text:p/>
        </draw:line>
        <draw:line draw:style-name="gr1" draw:text-style-name="P1" draw:layer="layout" svg:x1="1.517cm" svg:y1="5.638cm" svg:x2="1.675cm" svg:y2="5.713cm">
          <text:p/>
        </draw:line>
        <draw:line draw:style-name="gr1" draw:text-style-name="P1" draw:layer="layout" svg:x1="1.517cm" svg:y1="5.742cm" svg:x2="1.517cm" svg:y2="5.638cm">
          <text:p/>
        </draw:line>
        <draw:line draw:style-name="gr1" draw:text-style-name="P1" draw:layer="layout" svg:x1="1.637cm" svg:y1="5.58cm" svg:x2="1.645cm" svg:y2="5.588cm">
          <text:p/>
        </draw:line>
        <draw:line draw:style-name="gr1" draw:text-style-name="P1" draw:layer="layout" svg:x1="1.644cm" svg:y1="5.588cm" svg:x2="1.652cm" svg:y2="5.58cm">
          <text:p/>
        </draw:line>
        <draw:line draw:style-name="gr1" draw:text-style-name="P1" draw:layer="layout" svg:x1="1.652cm" svg:y1="5.582cm" svg:x2="1.644cm" svg:y2="5.572cm">
          <text:p/>
        </draw:line>
        <draw:line draw:style-name="gr1" draw:text-style-name="P1" draw:layer="layout" svg:x1="1.645cm" svg:y1="5.572cm" svg:x2="1.637cm" svg:y2="5.582cm">
          <text:p/>
        </draw:line>
        <draw:line draw:style-name="gr1" draw:text-style-name="P1" draw:layer="layout" svg:x1="1.517cm" svg:y1="5.476cm" svg:x2="1.526cm" svg:y2="5.5cm">
          <text:p/>
        </draw:line>
        <draw:line draw:style-name="gr1" draw:text-style-name="P1" draw:layer="layout" svg:x1="1.525cm" svg:y1="5.499cm" svg:x2="1.548cm" svg:y2="5.515cm">
          <text:p/>
        </draw:line>
        <draw:line draw:style-name="gr1" draw:text-style-name="P1" draw:layer="layout" svg:x1="1.547cm" svg:y1="5.514cm" svg:x2="1.585cm" svg:y2="5.522cm">
          <text:p/>
        </draw:line>
        <draw:line draw:style-name="gr1" draw:text-style-name="P1" draw:layer="layout" svg:x1="1.584cm" svg:y1="5.521cm" svg:x2="1.607cm" svg:y2="5.521cm">
          <text:p/>
        </draw:line>
        <draw:line draw:style-name="gr1" draw:text-style-name="P1" draw:layer="layout" svg:x1="1.607cm" svg:y1="5.522cm" svg:x2="1.645cm" svg:y2="5.514cm">
          <text:p/>
        </draw:line>
        <draw:line draw:style-name="gr1" draw:text-style-name="P1" draw:layer="layout" svg:x1="1.644cm" svg:y1="5.515cm" svg:x2="1.667cm" svg:y2="5.499cm">
          <text:p/>
        </draw:line>
        <draw:line draw:style-name="gr1" draw:text-style-name="P1" draw:layer="layout" svg:x1="1.666cm" svg:y1="5.5cm" svg:x2="1.675cm" svg:y2="5.476cm">
          <text:p/>
        </draw:line>
        <draw:line draw:style-name="gr1" draw:text-style-name="P1" draw:layer="layout" svg:x1="1.674cm" svg:y1="5.476cm" svg:x2="1.674cm" svg:y2="5.461cm">
          <text:p/>
        </draw:line>
        <draw:line draw:style-name="gr1" draw:text-style-name="P1" draw:layer="layout" svg:x1="1.675cm" svg:y1="5.462cm" svg:x2="1.666cm" svg:y2="5.439cm">
          <text:p/>
        </draw:line>
        <draw:line draw:style-name="gr1" draw:text-style-name="P1" draw:layer="layout" svg:x1="1.667cm" svg:y1="5.44cm" svg:x2="1.644cm" svg:y2="5.424cm">
          <text:p/>
        </draw:line>
        <draw:line draw:style-name="gr1" draw:text-style-name="P1" draw:layer="layout" svg:x1="1.645cm" svg:y1="5.425cm" svg:x2="1.607cm" svg:y2="5.417cm">
          <text:p/>
        </draw:line>
        <draw:line draw:style-name="gr1" draw:text-style-name="P1" draw:layer="layout" svg:x1="1.607cm" svg:y1="5.417cm" svg:x2="1.584cm" svg:y2="5.417cm">
          <text:p/>
        </draw:line>
        <draw:line draw:style-name="gr1" draw:text-style-name="P1" draw:layer="layout" svg:x1="1.585cm" svg:y1="5.417cm" svg:x2="1.547cm" svg:y2="5.425cm">
          <text:p/>
        </draw:line>
        <draw:line draw:style-name="gr1" draw:text-style-name="P1" draw:layer="layout" svg:x1="1.548cm" svg:y1="5.424cm" svg:x2="1.525cm" svg:y2="5.44cm">
          <text:p/>
        </draw:line>
        <draw:line draw:style-name="gr1" draw:text-style-name="P1" draw:layer="layout" svg:x1="1.526cm" svg:y1="5.439cm" svg:x2="1.517cm" svg:y2="5.462cm">
          <text:p/>
        </draw:line>
        <draw:line draw:style-name="gr1" draw:text-style-name="P1" draw:layer="layout" svg:x1="1.517cm" svg:y1="5.461cm" svg:x2="1.517cm" svg:y2="5.476cm">
          <text:p/>
        </draw:line>
        <draw:line draw:style-name="gr1" draw:text-style-name="P1" draw:layer="layout" svg:x1="1.517cm" svg:y1="5.321cm" svg:x2="1.526cm" svg:y2="5.344cm">
          <text:p/>
        </draw:line>
        <draw:line draw:style-name="gr1" draw:text-style-name="P1" draw:layer="layout" svg:x1="1.525cm" svg:y1="5.343cm" svg:x2="1.548cm" svg:y2="5.359cm">
          <text:p/>
        </draw:line>
        <draw:line draw:style-name="gr1" draw:text-style-name="P1" draw:layer="layout" svg:x1="1.547cm" svg:y1="5.358cm" svg:x2="1.585cm" svg:y2="5.366cm">
          <text:p/>
        </draw:line>
        <draw:line draw:style-name="gr1" draw:text-style-name="P1" draw:layer="layout" svg:x1="1.584cm" svg:y1="5.365cm" svg:x2="1.607cm" svg:y2="5.365cm">
          <text:p/>
        </draw:line>
        <draw:line draw:style-name="gr1" draw:text-style-name="P1" draw:layer="layout" svg:x1="1.607cm" svg:y1="5.366cm" svg:x2="1.645cm" svg:y2="5.358cm">
          <text:p/>
        </draw:line>
        <draw:line draw:style-name="gr1" draw:text-style-name="P1" draw:layer="layout" svg:x1="1.644cm" svg:y1="5.359cm" svg:x2="1.667cm" svg:y2="5.343cm">
          <text:p/>
        </draw:line>
        <draw:line draw:style-name="gr1" draw:text-style-name="P1" draw:layer="layout" svg:x1="1.666cm" svg:y1="5.344cm" svg:x2="1.675cm" svg:y2="5.321cm">
          <text:p/>
        </draw:line>
        <draw:line draw:style-name="gr1" draw:text-style-name="P1" draw:layer="layout" svg:x1="1.674cm" svg:y1="5.321cm" svg:x2="1.674cm" svg:y2="5.306cm">
          <text:p/>
        </draw:line>
        <draw:line draw:style-name="gr1" draw:text-style-name="P1" draw:layer="layout" svg:x1="1.675cm" svg:y1="5.307cm" svg:x2="1.666cm" svg:y2="5.283cm">
          <text:p/>
        </draw:line>
        <draw:line draw:style-name="gr1" draw:text-style-name="P1" draw:layer="layout" svg:x1="1.667cm" svg:y1="5.284cm" svg:x2="1.644cm" svg:y2="5.268cm">
          <text:p/>
        </draw:line>
        <draw:line draw:style-name="gr1" draw:text-style-name="P1" draw:layer="layout" svg:x1="1.645cm" svg:y1="5.269cm" svg:x2="1.607cm" svg:y2="5.261cm">
          <text:p/>
        </draw:line>
        <draw:line draw:style-name="gr1" draw:text-style-name="P1" draw:layer="layout" svg:x1="1.607cm" svg:y1="5.261cm" svg:x2="1.584cm" svg:y2="5.261cm">
          <text:p/>
        </draw:line>
        <draw:line draw:style-name="gr1" draw:text-style-name="P1" draw:layer="layout" svg:x1="1.585cm" svg:y1="5.261cm" svg:x2="1.547cm" svg:y2="5.269cm">
          <text:p/>
        </draw:line>
        <draw:line draw:style-name="gr1" draw:text-style-name="P1" draw:layer="layout" svg:x1="1.548cm" svg:y1="5.268cm" svg:x2="1.525cm" svg:y2="5.284cm">
          <text:p/>
        </draw:line>
        <draw:line draw:style-name="gr1" draw:text-style-name="P1" draw:layer="layout" svg:x1="1.526cm" svg:y1="5.283cm" svg:x2="1.517cm" svg:y2="5.307cm">
          <text:p/>
        </draw:line>
        <draw:line draw:style-name="gr1" draw:text-style-name="P1" draw:layer="layout" svg:x1="1.517cm" svg:y1="5.306cm" svg:x2="1.517cm" svg:y2="5.321cm">
          <text:p/>
        </draw:line>
        <draw:line draw:style-name="gr1" draw:text-style-name="P1" draw:layer="layout" svg:x1="1.517cm" svg:y1="5.165cm" svg:x2="1.526cm" svg:y2="5.189cm">
          <text:p/>
        </draw:line>
        <draw:line draw:style-name="gr1" draw:text-style-name="P1" draw:layer="layout" svg:x1="1.525cm" svg:y1="5.188cm" svg:x2="1.548cm" svg:y2="5.204cm">
          <text:p/>
        </draw:line>
        <draw:line draw:style-name="gr1" draw:text-style-name="P1" draw:layer="layout" svg:x1="1.547cm" svg:y1="5.203cm" svg:x2="1.585cm" svg:y2="5.211cm">
          <text:p/>
        </draw:line>
        <draw:line draw:style-name="gr1" draw:text-style-name="P1" draw:layer="layout" svg:x1="1.584cm" svg:y1="5.21cm" svg:x2="1.607cm" svg:y2="5.21cm">
          <text:p/>
        </draw:line>
        <draw:line draw:style-name="gr1" draw:text-style-name="P1" draw:layer="layout" svg:x1="1.607cm" svg:y1="5.211cm" svg:x2="1.645cm" svg:y2="5.203cm">
          <text:p/>
        </draw:line>
        <draw:line draw:style-name="gr1" draw:text-style-name="P1" draw:layer="layout" svg:x1="1.644cm" svg:y1="5.204cm" svg:x2="1.667cm" svg:y2="5.188cm">
          <text:p/>
        </draw:line>
        <draw:line draw:style-name="gr1" draw:text-style-name="P1" draw:layer="layout" svg:x1="1.666cm" svg:y1="5.189cm" svg:x2="1.675cm" svg:y2="5.165cm">
          <text:p/>
        </draw:line>
        <draw:line draw:style-name="gr1" draw:text-style-name="P1" draw:layer="layout" svg:x1="1.674cm" svg:y1="5.165cm" svg:x2="1.674cm" svg:y2="5.15cm">
          <text:p/>
        </draw:line>
        <draw:line draw:style-name="gr1" draw:text-style-name="P1" draw:layer="layout" svg:x1="1.675cm" svg:y1="5.151cm" svg:x2="1.666cm" svg:y2="5.128cm">
          <text:p/>
        </draw:line>
        <draw:line draw:style-name="gr1" draw:text-style-name="P1" draw:layer="layout" svg:x1="1.667cm" svg:y1="5.129cm" svg:x2="1.644cm" svg:y2="5.113cm">
          <text:p/>
        </draw:line>
        <draw:line draw:style-name="gr1" draw:text-style-name="P1" draw:layer="layout" svg:x1="1.645cm" svg:y1="5.114cm" svg:x2="1.607cm" svg:y2="5.106cm">
          <text:p/>
        </draw:line>
        <draw:line draw:style-name="gr1" draw:text-style-name="P1" draw:layer="layout" svg:x1="1.607cm" svg:y1="5.106cm" svg:x2="1.584cm" svg:y2="5.106cm">
          <text:p/>
        </draw:line>
        <draw:line draw:style-name="gr1" draw:text-style-name="P1" draw:layer="layout" svg:x1="1.585cm" svg:y1="5.106cm" svg:x2="1.547cm" svg:y2="5.114cm">
          <text:p/>
        </draw:line>
        <draw:line draw:style-name="gr1" draw:text-style-name="P1" draw:layer="layout" svg:x1="1.548cm" svg:y1="5.113cm" svg:x2="1.525cm" svg:y2="5.129cm">
          <text:p/>
        </draw:line>
        <draw:line draw:style-name="gr1" draw:text-style-name="P1" draw:layer="layout" svg:x1="1.526cm" svg:y1="5.128cm" svg:x2="1.517cm" svg:y2="5.151cm">
          <text:p/>
        </draw:line>
        <draw:line draw:style-name="gr1" draw:text-style-name="P1" draw:layer="layout" svg:x1="1.517cm" svg:y1="5.15cm" svg:x2="1.517cm" svg:y2="5.165cm">
          <text:p/>
        </draw:line>
        <draw:line draw:style-name="gr1" draw:text-style-name="P1" draw:layer="layout" svg:x1="1.569cm" svg:y1="5.055cm" svg:x2="1.674cm" svg:y2="5.055cm">
          <text:p/>
        </draw:line>
        <draw:line draw:style-name="gr1" draw:text-style-name="P1" draw:layer="layout" svg:x1="1.6cm" svg:y1="5.056cm" svg:x2="1.577cm" svg:y2="5.032cm">
          <text:p/>
        </draw:line>
        <draw:line draw:style-name="gr1" draw:text-style-name="P1" draw:layer="layout" svg:x1="1.578cm" svg:y1="5.033cm" svg:x2="1.569cm" svg:y2="5.017cm">
          <text:p/>
        </draw:line>
        <draw:line draw:style-name="gr1" draw:text-style-name="P1" draw:layer="layout" svg:x1="1.569cm" svg:y1="5.017cm" svg:x2="1.569cm" svg:y2="4.995cm">
          <text:p/>
        </draw:line>
        <draw:line draw:style-name="gr1" draw:text-style-name="P1" draw:layer="layout" svg:x1="1.569cm" svg:y1="4.997cm" svg:x2="1.578cm" svg:y2="4.98cm">
          <text:p/>
        </draw:line>
        <draw:line draw:style-name="gr1" draw:text-style-name="P1" draw:layer="layout" svg:x1="1.577cm" svg:y1="4.981cm" svg:x2="1.6cm" svg:y2="4.973cm">
          <text:p/>
        </draw:line>
        <draw:line draw:style-name="gr1" draw:text-style-name="P1" draw:layer="layout" svg:x1="1.599cm" svg:y1="4.973cm" svg:x2="1.674cm" svg:y2="4.973cm">
          <text:p/>
        </draw:line>
        <draw:line draw:style-name="gr1" draw:text-style-name="P1" draw:layer="layout" svg:x1="1.6cm" svg:y1="4.974cm" svg:x2="1.577cm" svg:y2="4.95cm">
          <text:p/>
        </draw:line>
        <draw:line draw:style-name="gr1" draw:text-style-name="P1" draw:layer="layout" svg:x1="1.578cm" svg:y1="4.951cm" svg:x2="1.569cm" svg:y2="4.935cm">
          <text:p/>
        </draw:line>
        <draw:line draw:style-name="gr1" draw:text-style-name="P1" draw:layer="layout" svg:x1="1.569cm" svg:y1="4.935cm" svg:x2="1.569cm" svg:y2="4.913cm">
          <text:p/>
        </draw:line>
        <draw:line draw:style-name="gr1" draw:text-style-name="P1" draw:layer="layout" svg:x1="1.569cm" svg:y1="4.914cm" svg:x2="1.578cm" svg:y2="4.898cm">
          <text:p/>
        </draw:line>
        <draw:line draw:style-name="gr1" draw:text-style-name="P1" draw:layer="layout" svg:x1="1.577cm" svg:y1="4.899cm" svg:x2="1.6cm" svg:y2="4.891cm">
          <text:p/>
        </draw:line>
        <draw:line draw:style-name="gr1" draw:text-style-name="P1" draw:layer="layout" svg:x1="1.599cm" svg:y1="4.891cm" svg:x2="1.674cm" svg:y2="4.891cm">
          <text:p/>
        </draw:line>
        <draw:line draw:style-name="gr1" draw:text-style-name="P1" draw:layer="layout" svg:x1="1.569cm" svg:y1="4.839cm" svg:x2="1.674cm" svg:y2="4.839cm">
          <text:p/>
        </draw:line>
        <draw:line draw:style-name="gr1" draw:text-style-name="P1" draw:layer="layout" svg:x1="1.6cm" svg:y1="4.84cm" svg:x2="1.577cm" svg:y2="4.817cm">
          <text:p/>
        </draw:line>
        <draw:line draw:style-name="gr1" draw:text-style-name="P1" draw:layer="layout" svg:x1="1.578cm" svg:y1="4.818cm" svg:x2="1.569cm" svg:y2="4.802cm">
          <text:p/>
        </draw:line>
        <draw:line draw:style-name="gr1" draw:text-style-name="P1" draw:layer="layout" svg:x1="1.569cm" svg:y1="4.802cm" svg:x2="1.569cm" svg:y2="4.78cm">
          <text:p/>
        </draw:line>
        <draw:line draw:style-name="gr1" draw:text-style-name="P1" draw:layer="layout" svg:x1="1.569cm" svg:y1="4.781cm" svg:x2="1.578cm" svg:y2="4.765cm">
          <text:p/>
        </draw:line>
        <draw:line draw:style-name="gr1" draw:text-style-name="P1" draw:layer="layout" svg:x1="1.577cm" svg:y1="4.766cm" svg:x2="1.6cm" svg:y2="4.757cm">
          <text:p/>
        </draw:line>
        <draw:line draw:style-name="gr1" draw:text-style-name="P1" draw:layer="layout" svg:x1="1.599cm" svg:y1="4.757cm" svg:x2="1.674cm" svg:y2="4.757cm">
          <text:p/>
        </draw:line>
        <draw:line draw:style-name="gr1" draw:text-style-name="P1" draw:layer="layout" svg:x1="1.6cm" svg:y1="4.758cm" svg:x2="1.577cm" svg:y2="4.735cm">
          <text:p/>
        </draw:line>
        <draw:line draw:style-name="gr1" draw:text-style-name="P1" draw:layer="layout" svg:x1="1.578cm" svg:y1="4.736cm" svg:x2="1.569cm" svg:y2="4.72cm">
          <text:p/>
        </draw:line>
        <draw:line draw:style-name="gr1" draw:text-style-name="P1" draw:layer="layout" svg:x1="1.569cm" svg:y1="4.72cm" svg:x2="1.569cm" svg:y2="4.698cm">
          <text:p/>
        </draw:line>
        <draw:line draw:style-name="gr1" draw:text-style-name="P1" draw:layer="layout" svg:x1="1.569cm" svg:y1="4.699cm" svg:x2="1.578cm" svg:y2="4.683cm">
          <text:p/>
        </draw:line>
        <draw:line draw:style-name="gr1" draw:text-style-name="P1" draw:layer="layout" svg:x1="1.577cm" svg:y1="4.684cm" svg:x2="1.6cm" svg:y2="4.675cm">
          <text:p/>
        </draw:line>
        <draw:line draw:style-name="gr1" draw:text-style-name="P1" draw:layer="layout" svg:x1="1.599cm" svg:y1="4.675cm" svg:x2="1.674cm" svg:y2="4.675cm">
          <text:p/>
        </draw:line>
        <draw:line draw:style-name="gr1" draw:text-style-name="P1" draw:layer="layout" svg:x1="2.844cm" svg:y1="2.94cm" svg:x2="1.56cm" svg:y2="2.94cm">
          <text:p/>
        </draw:line>
        <draw:line draw:style-name="gr1" draw:text-style-name="P1" draw:layer="layout" svg:x1="2.844cm" svg:y1="7.64cm" svg:x2="1.517cm" svg:y2="7.64cm">
          <text:p/>
        </draw:line>
        <draw:line draw:style-name="gr1" draw:text-style-name="P1" draw:layer="layout" svg:x1="1.734cm" svg:y1="2.94cm" svg:x2="1.754cm" svg:y2="3.015cm">
          <text:p/>
        </draw:line>
        <draw:line draw:style-name="gr1" draw:text-style-name="P1" draw:layer="layout" svg:x1="1.736cm" svg:y1="2.94cm" svg:x2="1.714cm" svg:y2="3.015cm">
          <text:p/>
        </draw:line>
        <draw:line draw:style-name="gr1" draw:text-style-name="P1" draw:layer="layout" svg:x1="1.734cm" svg:y1="7.641cm" svg:x2="1.754cm" svg:y2="7.567cm">
          <text:p/>
        </draw:line>
        <draw:line draw:style-name="gr1" draw:text-style-name="P1" draw:layer="layout" svg:x1="1.736cm" svg:y1="7.641cm" svg:x2="1.714cm" svg:y2="7.567cm">
          <text:p/>
        </draw:line>
        <draw:line draw:style-name="gr1" draw:text-style-name="P1" draw:layer="layout" svg:x1="1.734cm" svg:y1="2.94cm" svg:x2="1.734cm" svg:y2="4.668cm">
          <text:p/>
        </draw:line>
        <draw:line draw:style-name="gr1" draw:text-style-name="P1" draw:layer="layout" svg:x1="1.734cm" svg:y1="5.913cm" svg:x2="1.734cm" svg:y2="7.64cm">
          <text:p/>
        </draw:line>
        <draw:line draw:style-name="gr1" draw:text-style-name="P1" draw:layer="layout" svg:x1="0.991cm" svg:y1="5.811cm" svg:x2="0.991cm" svg:y2="5.886cm">
          <text:p/>
        </draw:line>
        <draw:line draw:style-name="gr1" draw:text-style-name="P1" draw:layer="layout" svg:x1="0.991cm" svg:y1="5.886cm" svg:x2="1.059cm" svg:y2="5.894cm">
          <text:p/>
        </draw:line>
        <draw:line draw:style-name="gr1" draw:text-style-name="P1" draw:layer="layout" svg:x1="1.059cm" svg:y1="5.894cm" svg:x2="1.05cm" svg:y2="5.886cm">
          <text:p/>
        </draw:line>
        <draw:line draw:style-name="gr1" draw:text-style-name="P1" draw:layer="layout" svg:x1="1.051cm" svg:y1="5.887cm" svg:x2="1.043cm" svg:y2="5.863cm">
          <text:p/>
        </draw:line>
        <draw:line draw:style-name="gr1" draw:text-style-name="P1" draw:layer="layout" svg:x1="1.043cm" svg:y1="5.863cm" svg:x2="1.043cm" svg:y2="5.841cm">
          <text:p/>
        </draw:line>
        <draw:line draw:style-name="gr1" draw:text-style-name="P1" draw:layer="layout" svg:x1="1.043cm" svg:y1="5.842cm" svg:x2="1.051cm" svg:y2="5.819cm">
          <text:p/>
        </draw:line>
        <draw:line draw:style-name="gr1" draw:text-style-name="P1" draw:layer="layout" svg:x1="1.05cm" svg:y1="5.82cm" svg:x2="1.067cm" svg:y2="5.804cm">
          <text:p/>
        </draw:line>
        <draw:line draw:style-name="gr1" draw:text-style-name="P1" draw:layer="layout" svg:x1="1.065cm" svg:y1="5.805cm" svg:x2="1.088cm" svg:y2="5.796cm">
          <text:p/>
        </draw:line>
        <draw:line draw:style-name="gr1" draw:text-style-name="P1" draw:layer="layout" svg:x1="1.087cm" svg:y1="5.796cm" svg:x2="1.102cm" svg:y2="5.796cm">
          <text:p/>
        </draw:line>
        <draw:line draw:style-name="gr1" draw:text-style-name="P1" draw:layer="layout" svg:x1="1.102cm" svg:y1="5.796cm" svg:x2="1.126cm" svg:y2="5.805cm">
          <text:p/>
        </draw:line>
        <draw:line draw:style-name="gr1" draw:text-style-name="P1" draw:layer="layout" svg:x1="1.125cm" svg:y1="5.804cm" svg:x2="1.141cm" svg:y2="5.82cm">
          <text:p/>
        </draw:line>
        <draw:line draw:style-name="gr1" draw:text-style-name="P1" draw:layer="layout" svg:x1="1.14cm" svg:y1="5.819cm" svg:x2="1.148cm" svg:y2="5.842cm">
          <text:p/>
        </draw:line>
        <draw:line draw:style-name="gr1" draw:text-style-name="P1" draw:layer="layout" svg:x1="1.147cm" svg:y1="5.841cm" svg:x2="1.147cm" svg:y2="5.863cm">
          <text:p/>
        </draw:line>
        <draw:line draw:style-name="gr1" draw:text-style-name="P1" draw:layer="layout" svg:x1="1.148cm" svg:y1="5.863cm" svg:x2="1.14cm" svg:y2="5.887cm">
          <text:p/>
        </draw:line>
        <draw:line draw:style-name="gr1" draw:text-style-name="P1" draw:layer="layout" svg:x1="1.141cm" svg:y1="5.886cm" svg:x2="1.132cm" svg:y2="5.894cm">
          <text:p/>
        </draw:line>
        <draw:line draw:style-name="gr1" draw:text-style-name="P1" draw:layer="layout" svg:x1="1.133cm" svg:y1="5.893cm" svg:x2="1.117cm" svg:y2="5.903cm">
          <text:p/>
        </draw:line>
        <draw:line draw:style-name="gr1" draw:text-style-name="P1" draw:layer="layout" svg:x1="0.991cm" svg:y1="5.656cm" svg:x2="0.991cm" svg:y2="5.73cm">
          <text:p/>
        </draw:line>
        <draw:line draw:style-name="gr1" draw:text-style-name="P1" draw:layer="layout" svg:x1="0.991cm" svg:y1="5.73cm" svg:x2="1.059cm" svg:y2="5.739cm">
          <text:p/>
        </draw:line>
        <draw:line draw:style-name="gr1" draw:text-style-name="P1" draw:layer="layout" svg:x1="1.059cm" svg:y1="5.739cm" svg:x2="1.05cm" svg:y2="5.73cm">
          <text:p/>
        </draw:line>
        <draw:line draw:style-name="gr1" draw:text-style-name="P1" draw:layer="layout" svg:x1="1.051cm" svg:y1="5.731cm" svg:x2="1.043cm" svg:y2="5.708cm">
          <text:p/>
        </draw:line>
        <draw:line draw:style-name="gr1" draw:text-style-name="P1" draw:layer="layout" svg:x1="1.043cm" svg:y1="5.708cm" svg:x2="1.043cm" svg:y2="5.686cm">
          <text:p/>
        </draw:line>
        <draw:line draw:style-name="gr1" draw:text-style-name="P1" draw:layer="layout" svg:x1="1.043cm" svg:y1="5.687cm" svg:x2="1.051cm" svg:y2="5.663cm">
          <text:p/>
        </draw:line>
        <draw:line draw:style-name="gr1" draw:text-style-name="P1" draw:layer="layout" svg:x1="1.05cm" svg:y1="5.664cm" svg:x2="1.067cm" svg:y2="5.648cm">
          <text:p/>
        </draw:line>
        <draw:line draw:style-name="gr1" draw:text-style-name="P1" draw:layer="layout" svg:x1="1.065cm" svg:y1="5.649cm" svg:x2="1.088cm" svg:y2="5.641cm">
          <text:p/>
        </draw:line>
        <draw:line draw:style-name="gr1" draw:text-style-name="P1" draw:layer="layout" svg:x1="1.087cm" svg:y1="5.641cm" svg:x2="1.102cm" svg:y2="5.641cm">
          <text:p/>
        </draw:line>
        <draw:line draw:style-name="gr1" draw:text-style-name="P1" draw:layer="layout" svg:x1="1.102cm" svg:y1="5.641cm" svg:x2="1.126cm" svg:y2="5.649cm">
          <text:p/>
        </draw:line>
        <draw:line draw:style-name="gr1" draw:text-style-name="P1" draw:layer="layout" svg:x1="1.125cm" svg:y1="5.648cm" svg:x2="1.141cm" svg:y2="5.664cm">
          <text:p/>
        </draw:line>
        <draw:line draw:style-name="gr1" draw:text-style-name="P1" draw:layer="layout" svg:x1="1.14cm" svg:y1="5.663cm" svg:x2="1.148cm" svg:y2="5.687cm">
          <text:p/>
        </draw:line>
        <draw:line draw:style-name="gr1" draw:text-style-name="P1" draw:layer="layout" svg:x1="1.147cm" svg:y1="5.686cm" svg:x2="1.147cm" svg:y2="5.708cm">
          <text:p/>
        </draw:line>
        <draw:line draw:style-name="gr1" draw:text-style-name="P1" draw:layer="layout" svg:x1="1.148cm" svg:y1="5.708cm" svg:x2="1.14cm" svg:y2="5.731cm">
          <text:p/>
        </draw:line>
        <draw:line draw:style-name="gr1" draw:text-style-name="P1" draw:layer="layout" svg:x1="1.141cm" svg:y1="5.73cm" svg:x2="1.132cm" svg:y2="5.739cm">
          <text:p/>
        </draw:line>
        <draw:line draw:style-name="gr1" draw:text-style-name="P1" draw:layer="layout" svg:x1="1.133cm" svg:y1="5.738cm" svg:x2="1.117cm" svg:y2="5.746cm">
          <text:p/>
        </draw:line>
        <draw:line draw:style-name="gr1" draw:text-style-name="P1" draw:layer="layout" svg:x1="1.11cm" svg:y1="5.582cm" svg:x2="1.118cm" svg:y2="5.591cm">
          <text:p/>
        </draw:line>
        <draw:line draw:style-name="gr1" draw:text-style-name="P1" draw:layer="layout" svg:x1="1.117cm" svg:y1="5.591cm" svg:x2="1.127cm" svg:y2="5.582cm">
          <text:p/>
        </draw:line>
        <draw:line draw:style-name="gr1" draw:text-style-name="P1" draw:layer="layout" svg:x1="1.127cm" svg:y1="5.583cm" svg:x2="1.117cm" svg:y2="5.575cm">
          <text:p/>
        </draw:line>
        <draw:line draw:style-name="gr1" draw:text-style-name="P1" draw:layer="layout" svg:x1="1.118cm" svg:y1="5.575cm" svg:x2="1.11cm" svg:y2="5.583cm">
          <text:p/>
        </draw:line>
        <draw:line draw:style-name="gr1" draw:text-style-name="P1" draw:layer="layout" svg:x1="0.991cm" svg:y1="5.479cm" svg:x2="0.999cm" svg:y2="5.502cm">
          <text:p/>
        </draw:line>
        <draw:line draw:style-name="gr1" draw:text-style-name="P1" draw:layer="layout" svg:x1="0.998cm" svg:y1="5.501cm" svg:x2="1.021cm" svg:y2="5.517cm">
          <text:p/>
        </draw:line>
        <draw:line draw:style-name="gr1" draw:text-style-name="P1" draw:layer="layout" svg:x1="1.02cm" svg:y1="5.516cm" svg:x2="1.059cm" svg:y2="5.525cm">
          <text:p/>
        </draw:line>
        <draw:line draw:style-name="gr1" draw:text-style-name="P1" draw:layer="layout" svg:x1="1.058cm" svg:y1="5.524cm" svg:x2="1.08cm" svg:y2="5.524cm">
          <text:p/>
        </draw:line>
        <draw:line draw:style-name="gr1" draw:text-style-name="P1" draw:layer="layout" svg:x1="1.08cm" svg:y1="5.525cm" svg:x2="1.118cm" svg:y2="5.516cm">
          <text:p/>
        </draw:line>
        <draw:line draw:style-name="gr1" draw:text-style-name="P1" draw:layer="layout" svg:x1="1.117cm" svg:y1="5.517cm" svg:x2="1.141cm" svg:y2="5.501cm">
          <text:p/>
        </draw:line>
        <draw:line draw:style-name="gr1" draw:text-style-name="P1" draw:layer="layout" svg:x1="1.14cm" svg:y1="5.502cm" svg:x2="1.148cm" svg:y2="5.479cm">
          <text:p/>
        </draw:line>
        <draw:line draw:style-name="gr1" draw:text-style-name="P1" draw:layer="layout" svg:x1="1.147cm" svg:y1="5.479cm" svg:x2="1.147cm" svg:y2="5.464cm">
          <text:p/>
        </draw:line>
        <draw:line draw:style-name="gr1" draw:text-style-name="P1" draw:layer="layout" svg:x1="1.148cm" svg:y1="5.465cm" svg:x2="1.14cm" svg:y2="5.442cm">
          <text:p/>
        </draw:line>
        <draw:line draw:style-name="gr1" draw:text-style-name="P1" draw:layer="layout" svg:x1="1.141cm" svg:y1="5.444cm" svg:x2="1.117cm" svg:y2="5.427cm">
          <text:p/>
        </draw:line>
        <draw:line draw:style-name="gr1" draw:text-style-name="P1" draw:layer="layout" svg:x1="1.118cm" svg:y1="5.428cm" svg:x2="1.08cm" svg:y2="5.419cm">
          <text:p/>
        </draw:line>
        <draw:line draw:style-name="gr1" draw:text-style-name="P1" draw:layer="layout" svg:x1="1.08cm" svg:y1="5.419cm" svg:x2="1.058cm" svg:y2="5.419cm">
          <text:p/>
        </draw:line>
        <draw:line draw:style-name="gr1" draw:text-style-name="P1" draw:layer="layout" svg:x1="1.059cm" svg:y1="5.419cm" svg:x2="1.02cm" svg:y2="5.428cm">
          <text:p/>
        </draw:line>
        <draw:line draw:style-name="gr1" draw:text-style-name="P1" draw:layer="layout" svg:x1="1.021cm" svg:y1="5.427cm" svg:x2="0.998cm" svg:y2="5.444cm">
          <text:p/>
        </draw:line>
        <draw:line draw:style-name="gr1" draw:text-style-name="P1" draw:layer="layout" svg:x1="0.999cm" svg:y1="5.442cm" svg:x2="0.991cm" svg:y2="5.465cm">
          <text:p/>
        </draw:line>
        <draw:line draw:style-name="gr1" draw:text-style-name="P1" draw:layer="layout" svg:x1="0.991cm" svg:y1="5.464cm" svg:x2="0.991cm" svg:y2="5.479cm">
          <text:p/>
        </draw:line>
        <draw:line draw:style-name="gr1" draw:text-style-name="P1" draw:layer="layout" svg:x1="0.991cm" svg:y1="5.324cm" svg:x2="0.999cm" svg:y2="5.347cm">
          <text:p/>
        </draw:line>
        <draw:line draw:style-name="gr1" draw:text-style-name="P1" draw:layer="layout" svg:x1="0.998cm" svg:y1="5.346cm" svg:x2="1.021cm" svg:y2="5.362cm">
          <text:p/>
        </draw:line>
        <draw:line draw:style-name="gr1" draw:text-style-name="P1" draw:layer="layout" svg:x1="1.02cm" svg:y1="5.361cm" svg:x2="1.059cm" svg:y2="5.369cm">
          <text:p/>
        </draw:line>
        <draw:line draw:style-name="gr1" draw:text-style-name="P1" draw:layer="layout" svg:x1="1.058cm" svg:y1="5.368cm" svg:x2="1.08cm" svg:y2="5.368cm">
          <text:p/>
        </draw:line>
        <draw:line draw:style-name="gr1" draw:text-style-name="P1" draw:layer="layout" svg:x1="1.08cm" svg:y1="5.369cm" svg:x2="1.118cm" svg:y2="5.361cm">
          <text:p/>
        </draw:line>
        <draw:line draw:style-name="gr1" draw:text-style-name="P1" draw:layer="layout" svg:x1="1.117cm" svg:y1="5.362cm" svg:x2="1.141cm" svg:y2="5.346cm">
          <text:p/>
        </draw:line>
        <draw:line draw:style-name="gr1" draw:text-style-name="P1" draw:layer="layout" svg:x1="1.14cm" svg:y1="5.347cm" svg:x2="1.148cm" svg:y2="5.324cm">
          <text:p/>
        </draw:line>
        <draw:line draw:style-name="gr1" draw:text-style-name="P1" draw:layer="layout" svg:x1="1.147cm" svg:y1="5.324cm" svg:x2="1.147cm" svg:y2="5.309cm">
          <text:p/>
        </draw:line>
        <draw:line draw:style-name="gr1" draw:text-style-name="P1" draw:layer="layout" svg:x1="1.148cm" svg:y1="5.31cm" svg:x2="1.14cm" svg:y2="5.286cm">
          <text:p/>
        </draw:line>
        <draw:line draw:style-name="gr1" draw:text-style-name="P1" draw:layer="layout" svg:x1="1.141cm" svg:y1="5.287cm" svg:x2="1.117cm" svg:y2="5.271cm">
          <text:p/>
        </draw:line>
        <draw:line draw:style-name="gr1" draw:text-style-name="P1" draw:layer="layout" svg:x1="1.118cm" svg:y1="5.272cm" svg:x2="1.08cm" svg:y2="5.264cm">
          <text:p/>
        </draw:line>
        <draw:line draw:style-name="gr1" draw:text-style-name="P1" draw:layer="layout" svg:x1="1.08cm" svg:y1="5.264cm" svg:x2="1.058cm" svg:y2="5.264cm">
          <text:p/>
        </draw:line>
        <draw:line draw:style-name="gr1" draw:text-style-name="P1" draw:layer="layout" svg:x1="1.059cm" svg:y1="5.264cm" svg:x2="1.02cm" svg:y2="5.272cm">
          <text:p/>
        </draw:line>
        <draw:line draw:style-name="gr1" draw:text-style-name="P1" draw:layer="layout" svg:x1="1.021cm" svg:y1="5.271cm" svg:x2="0.998cm" svg:y2="5.287cm">
          <text:p/>
        </draw:line>
        <draw:line draw:style-name="gr1" draw:text-style-name="P1" draw:layer="layout" svg:x1="0.999cm" svg:y1="5.286cm" svg:x2="0.991cm" svg:y2="5.31cm">
          <text:p/>
        </draw:line>
        <draw:line draw:style-name="gr1" draw:text-style-name="P1" draw:layer="layout" svg:x1="0.991cm" svg:y1="5.309cm" svg:x2="0.991cm" svg:y2="5.324cm">
          <text:p/>
        </draw:line>
        <draw:line draw:style-name="gr1" draw:text-style-name="P1" draw:layer="layout" svg:x1="0.991cm" svg:y1="5.168cm" svg:x2="0.999cm" svg:y2="5.192cm">
          <text:p/>
        </draw:line>
        <draw:line draw:style-name="gr1" draw:text-style-name="P1" draw:layer="layout" svg:x1="0.998cm" svg:y1="5.191cm" svg:x2="1.021cm" svg:y2="5.206cm">
          <text:p/>
        </draw:line>
        <draw:line draw:style-name="gr1" draw:text-style-name="P1" draw:layer="layout" svg:x1="1.02cm" svg:y1="5.205cm" svg:x2="1.059cm" svg:y2="5.214cm">
          <text:p/>
        </draw:line>
        <draw:line draw:style-name="gr1" draw:text-style-name="P1" draw:layer="layout" svg:x1="1.058cm" svg:y1="5.213cm" svg:x2="1.08cm" svg:y2="5.213cm">
          <text:p/>
        </draw:line>
        <draw:line draw:style-name="gr1" draw:text-style-name="P1" draw:layer="layout" svg:x1="1.08cm" svg:y1="5.214cm" svg:x2="1.118cm" svg:y2="5.205cm">
          <text:p/>
        </draw:line>
        <draw:line draw:style-name="gr1" draw:text-style-name="P1" draw:layer="layout" svg:x1="1.117cm" svg:y1="5.206cm" svg:x2="1.141cm" svg:y2="5.191cm">
          <text:p/>
        </draw:line>
        <draw:line draw:style-name="gr1" draw:text-style-name="P1" draw:layer="layout" svg:x1="1.14cm" svg:y1="5.192cm" svg:x2="1.148cm" svg:y2="5.168cm">
          <text:p/>
        </draw:line>
        <draw:line draw:style-name="gr1" draw:text-style-name="P1" draw:layer="layout" svg:x1="1.147cm" svg:y1="5.168cm" svg:x2="1.147cm" svg:y2="5.153cm">
          <text:p/>
        </draw:line>
        <draw:line draw:style-name="gr1" draw:text-style-name="P1" draw:layer="layout" svg:x1="1.148cm" svg:y1="5.154cm" svg:x2="1.14cm" svg:y2="5.131cm">
          <text:p/>
        </draw:line>
        <draw:line draw:style-name="gr1" draw:text-style-name="P1" draw:layer="layout" svg:x1="1.141cm" svg:y1="5.132cm" svg:x2="1.117cm" svg:y2="5.116cm">
          <text:p/>
        </draw:line>
        <draw:line draw:style-name="gr1" draw:text-style-name="P1" draw:layer="layout" svg:x1="1.118cm" svg:y1="5.117cm" svg:x2="1.08cm" svg:y2="5.108cm">
          <text:p/>
        </draw:line>
        <draw:line draw:style-name="gr1" draw:text-style-name="P1" draw:layer="layout" svg:x1="1.08cm" svg:y1="5.108cm" svg:x2="1.058cm" svg:y2="5.108cm">
          <text:p/>
        </draw:line>
        <draw:line draw:style-name="gr1" draw:text-style-name="P1" draw:layer="layout" svg:x1="1.059cm" svg:y1="5.108cm" svg:x2="1.02cm" svg:y2="5.117cm">
          <text:p/>
        </draw:line>
        <draw:line draw:style-name="gr1" draw:text-style-name="P1" draw:layer="layout" svg:x1="1.021cm" svg:y1="5.116cm" svg:x2="0.998cm" svg:y2="5.132cm">
          <text:p/>
        </draw:line>
        <draw:line draw:style-name="gr1" draw:text-style-name="P1" draw:layer="layout" svg:x1="0.999cm" svg:y1="5.131cm" svg:x2="0.991cm" svg:y2="5.154cm">
          <text:p/>
        </draw:line>
        <draw:line draw:style-name="gr1" draw:text-style-name="P1" draw:layer="layout" svg:x1="0.991cm" svg:y1="5.153cm" svg:x2="0.991cm" svg:y2="5.168cm">
          <text:p/>
        </draw:line>
        <draw:line draw:style-name="gr1" draw:text-style-name="P1" draw:layer="layout" svg:x1="1.043cm" svg:y1="5.057cm" svg:x2="1.147cm" svg:y2="5.057cm">
          <text:p/>
        </draw:line>
        <draw:line draw:style-name="gr1" draw:text-style-name="P1" draw:layer="layout" svg:x1="1.074cm" svg:y1="5.058cm" svg:x2="1.05cm" svg:y2="5.035cm">
          <text:p/>
        </draw:line>
        <draw:line draw:style-name="gr1" draw:text-style-name="P1" draw:layer="layout" svg:x1="1.051cm" svg:y1="5.036cm" svg:x2="1.043cm" svg:y2="5.02cm">
          <text:p/>
        </draw:line>
        <draw:line draw:style-name="gr1" draw:text-style-name="P1" draw:layer="layout" svg:x1="1.043cm" svg:y1="5.02cm" svg:x2="1.043cm" svg:y2="4.998cm">
          <text:p/>
        </draw:line>
        <draw:line draw:style-name="gr1" draw:text-style-name="P1" draw:layer="layout" svg:x1="1.043cm" svg:y1="4.999cm" svg:x2="1.051cm" svg:y2="4.983cm">
          <text:p/>
        </draw:line>
        <draw:line draw:style-name="gr1" draw:text-style-name="P1" draw:layer="layout" svg:x1="1.05cm" svg:y1="4.984cm" svg:x2="1.074cm" svg:y2="4.975cm">
          <text:p/>
        </draw:line>
        <draw:line draw:style-name="gr1" draw:text-style-name="P1" draw:layer="layout" svg:x1="1.073cm" svg:y1="4.975cm" svg:x2="1.147cm" svg:y2="4.975cm">
          <text:p/>
        </draw:line>
        <draw:line draw:style-name="gr1" draw:text-style-name="P1" draw:layer="layout" svg:x1="1.074cm" svg:y1="4.976cm" svg:x2="1.05cm" svg:y2="4.953cm">
          <text:p/>
        </draw:line>
        <draw:line draw:style-name="gr1" draw:text-style-name="P1" draw:layer="layout" svg:x1="1.051cm" svg:y1="4.954cm" svg:x2="1.043cm" svg:y2="4.938cm">
          <text:p/>
        </draw:line>
        <draw:line draw:style-name="gr1" draw:text-style-name="P1" draw:layer="layout" svg:x1="1.043cm" svg:y1="4.938cm" svg:x2="1.043cm" svg:y2="4.916cm">
          <text:p/>
        </draw:line>
        <draw:line draw:style-name="gr1" draw:text-style-name="P1" draw:layer="layout" svg:x1="1.043cm" svg:y1="4.917cm" svg:x2="1.051cm" svg:y2="4.901cm">
          <text:p/>
        </draw:line>
        <draw:line draw:style-name="gr1" draw:text-style-name="P1" draw:layer="layout" svg:x1="1.05cm" svg:y1="4.902cm" svg:x2="1.074cm" svg:y2="4.893cm">
          <text:p/>
        </draw:line>
        <draw:line draw:style-name="gr1" draw:text-style-name="P1" draw:layer="layout" svg:x1="1.073cm" svg:y1="4.893cm" svg:x2="1.147cm" svg:y2="4.893cm">
          <text:p/>
        </draw:line>
        <draw:line draw:style-name="gr1" draw:text-style-name="P1" draw:layer="layout" svg:x1="1.043cm" svg:y1="4.842cm" svg:x2="1.147cm" svg:y2="4.842cm">
          <text:p/>
        </draw:line>
        <draw:line draw:style-name="gr1" draw:text-style-name="P1" draw:layer="layout" svg:x1="1.074cm" svg:y1="4.843cm" svg:x2="1.05cm" svg:y2="4.82cm">
          <text:p/>
        </draw:line>
        <draw:line draw:style-name="gr1" draw:text-style-name="P1" draw:layer="layout" svg:x1="1.051cm" svg:y1="4.821cm" svg:x2="1.043cm" svg:y2="4.805cm">
          <text:p/>
        </draw:line>
        <draw:line draw:style-name="gr1" draw:text-style-name="P1" draw:layer="layout" svg:x1="1.043cm" svg:y1="4.805cm" svg:x2="1.043cm" svg:y2="4.783cm">
          <text:p/>
        </draw:line>
        <draw:line draw:style-name="gr1" draw:text-style-name="P1" draw:layer="layout" svg:x1="1.043cm" svg:y1="4.784cm" svg:x2="1.051cm" svg:y2="4.768cm">
          <text:p/>
        </draw:line>
        <draw:line draw:style-name="gr1" draw:text-style-name="P1" draw:layer="layout" svg:x1="1.05cm" svg:y1="4.769cm" svg:x2="1.074cm" svg:y2="4.76cm">
          <text:p/>
        </draw:line>
        <draw:line draw:style-name="gr1" draw:text-style-name="P1" draw:layer="layout" svg:x1="1.073cm" svg:y1="4.76cm" svg:x2="1.147cm" svg:y2="4.76cm">
          <text:p/>
        </draw:line>
        <draw:line draw:style-name="gr1" draw:text-style-name="P1" draw:layer="layout" svg:x1="1.074cm" svg:y1="4.761cm" svg:x2="1.05cm" svg:y2="4.738cm">
          <text:p/>
        </draw:line>
        <draw:line draw:style-name="gr1" draw:text-style-name="P1" draw:layer="layout" svg:x1="1.051cm" svg:y1="4.739cm" svg:x2="1.043cm" svg:y2="4.723cm">
          <text:p/>
        </draw:line>
        <draw:line draw:style-name="gr1" draw:text-style-name="P1" draw:layer="layout" svg:x1="1.043cm" svg:y1="4.723cm" svg:x2="1.043cm" svg:y2="4.701cm">
          <text:p/>
        </draw:line>
        <draw:line draw:style-name="gr1" draw:text-style-name="P1" draw:layer="layout" svg:x1="1.043cm" svg:y1="4.702cm" svg:x2="1.051cm" svg:y2="4.686cm">
          <text:p/>
        </draw:line>
        <draw:line draw:style-name="gr1" draw:text-style-name="P1" draw:layer="layout" svg:x1="1.05cm" svg:y1="4.687cm" svg:x2="1.074cm" svg:y2="4.678cm">
          <text:p/>
        </draw:line>
        <draw:line draw:style-name="gr1" draw:text-style-name="P1" draw:layer="layout" svg:x1="1.073cm" svg:y1="4.678cm" svg:x2="1.147cm" svg:y2="4.678cm">
          <text:p/>
        </draw:line>
        <draw:line draw:style-name="gr1" draw:text-style-name="P1" draw:layer="layout" svg:x1="2.75cm" svg:y1="2.54cm" svg:x2="1.126cm" svg:y2="2.54cm">
          <text:p/>
        </draw:line>
        <draw:line draw:style-name="gr1" draw:text-style-name="P1" draw:layer="layout" svg:x1="2.75cm" svg:y1="8.04cm" svg:x2="1.069cm" svg:y2="8.04cm">
          <text:p/>
        </draw:line>
        <draw:line draw:style-name="gr1" draw:text-style-name="P1" draw:layer="layout" svg:x1="1.207cm" svg:y1="2.539cm" svg:x2="1.228cm" svg:y2="2.614cm">
          <text:p/>
        </draw:line>
        <draw:line draw:style-name="gr1" draw:text-style-name="P1" draw:layer="layout" svg:x1="1.208cm" svg:y1="2.539cm" svg:x2="1.187cm" svg:y2="2.614cm">
          <text:p/>
        </draw:line>
        <draw:line draw:style-name="gr1" draw:text-style-name="P1" draw:layer="layout" svg:x1="1.207cm" svg:y1="8.04cm" svg:x2="1.228cm" svg:y2="7.966cm">
          <text:p/>
        </draw:line>
        <draw:line draw:style-name="gr1" draw:text-style-name="P1" draw:layer="layout" svg:x1="1.208cm" svg:y1="8.04cm" svg:x2="1.187cm" svg:y2="7.966cm">
          <text:p/>
        </draw:line>
        <draw:line draw:style-name="gr1" draw:text-style-name="P1" draw:layer="layout" svg:x1="1.207cm" svg:y1="2.539cm" svg:x2="1.207cm" svg:y2="4.671cm">
          <text:p/>
        </draw:line>
        <draw:line draw:style-name="gr1" draw:text-style-name="P1" draw:layer="layout" svg:x1="1.207cm" svg:y1="5.908cm" svg:x2="1.207cm" svg:y2="8.039cm">
          <text:p/>
        </draw:line>
        <draw:line draw:style-name="gr1" draw:text-style-name="P1" draw:layer="layout" svg:x1="1.628cm" svg:y1="1.809cm" svg:x2="1.566cm" svg:y2="1.917cm">
          <text:p/>
        </draw:line>
        <draw:line draw:style-name="gr1" draw:text-style-name="P1" draw:layer="layout" svg:x1="1.627cm" svg:y1="1.809cm" svg:x2="1.674cm" svg:y2="1.836cm">
          <text:p/>
        </draw:line>
        <draw:line draw:style-name="gr1" draw:text-style-name="P1" draw:layer="layout" svg:x1="1.673cm" svg:y1="1.835cm" svg:x2="1.688cm" svg:y2="1.851cm">
          <text:p/>
        </draw:line>
        <draw:line draw:style-name="gr1" draw:text-style-name="P1" draw:layer="layout" svg:x1="1.686cm" svg:y1="1.849cm" svg:x2="1.689cm" svg:y2="1.858cm">
          <text:p/>
        </draw:line>
        <draw:line draw:style-name="gr1" draw:text-style-name="P1" draw:layer="layout" svg:x1="1.688cm" svg:y1="1.857cm" svg:x2="1.687cm" svg:y2="1.87cm">
          <text:p/>
        </draw:line>
        <draw:line draw:style-name="gr1" draw:text-style-name="P1" draw:layer="layout" svg:x1="1.688cm" svg:y1="1.87cm" svg:x2="1.681cm" svg:y2="1.881cm">
          <text:p/>
        </draw:line>
        <draw:line draw:style-name="gr1" draw:text-style-name="P1" draw:layer="layout" svg:x1="1.682cm" svg:y1="1.88cm" svg:x2="1.67cm" svg:y2="1.889cm">
          <text:p/>
        </draw:line>
        <draw:line draw:style-name="gr1" draw:text-style-name="P1" draw:layer="layout" svg:x1="1.672cm" svg:y1="1.888cm" svg:x2="1.662cm" svg:y2="1.891cm">
          <text:p/>
        </draw:line>
        <draw:line draw:style-name="gr1" draw:text-style-name="P1" draw:layer="layout" svg:x1="1.663cm" svg:y1="1.891cm" svg:x2="1.644cm" svg:y2="1.886cm">
          <text:p/>
        </draw:line>
        <draw:line draw:style-name="gr1" draw:text-style-name="P1" draw:layer="layout" svg:x1="1.645cm" svg:y1="1.887cm" svg:x2="1.598cm" svg:y2="1.86cm">
          <text:p/>
        </draw:line>
        <draw:line draw:style-name="gr1" draw:text-style-name="P1" draw:layer="layout" svg:x1="1.634cm" svg:y1="1.88cm" svg:x2="1.638cm" svg:y2="1.958cm">
          <text:p/>
        </draw:line>
        <draw:line draw:style-name="gr1" draw:text-style-name="P1" draw:layer="layout" svg:x1="1.727cm" svg:y1="1.901cm" svg:x2="1.731cm" svg:y2="1.895cm">
          <text:p/>
        </draw:line>
        <draw:line draw:style-name="gr1" draw:text-style-name="P1" draw:layer="layout" svg:x1="1.73cm" svg:y1="1.896cm" svg:x2="1.742cm" svg:y2="1.888cm">
          <text:p/>
        </draw:line>
        <draw:line draw:style-name="gr1" draw:text-style-name="P1" draw:layer="layout" svg:x1="1.741cm" svg:y1="1.889cm" svg:x2="1.749cm" svg:y2="1.885cm">
          <text:p/>
        </draw:line>
        <draw:line draw:style-name="gr1" draw:text-style-name="P1" draw:layer="layout" svg:x1="1.748cm" svg:y1="1.885cm" svg:x2="1.762cm" svg:y2="1.886cm">
          <text:p/>
        </draw:line>
        <draw:line draw:style-name="gr1" draw:text-style-name="P1" draw:layer="layout" svg:x1="1.762cm" svg:y1="1.886cm" svg:x2="1.783cm" svg:y2="1.899cm">
          <text:p/>
        </draw:line>
        <draw:line draw:style-name="gr1" draw:text-style-name="P1" draw:layer="layout" svg:x1="1.782cm" svg:y1="1.898cm" svg:x2="1.79cm" svg:y2="1.911cm">
          <text:p/>
        </draw:line>
        <draw:line draw:style-name="gr1" draw:text-style-name="P1" draw:layer="layout" svg:x1="1.789cm" svg:y1="1.909cm" svg:x2="1.793cm" svg:y2="1.918cm">
          <text:p/>
        </draw:line>
        <draw:line draw:style-name="gr1" draw:text-style-name="P1" draw:layer="layout" svg:x1="1.792cm" svg:y1="1.917cm" svg:x2="1.791cm" svg:y2="1.93cm">
          <text:p/>
        </draw:line>
        <draw:line draw:style-name="gr1" draw:text-style-name="P1" draw:layer="layout" svg:x1="1.792cm" svg:y1="1.93cm" svg:x2="1.785cm" svg:y2="1.941cm">
          <text:p/>
        </draw:line>
        <draw:line draw:style-name="gr1" draw:text-style-name="P1" draw:layer="layout" svg:x1="1.786cm" svg:y1="1.94cm" svg:x2="1.774cm" svg:y2="1.949cm">
          <text:p/>
        </draw:line>
        <draw:line draw:style-name="gr1" draw:text-style-name="P1" draw:layer="layout" svg:x1="1.775cm" svg:y1="1.948cm" svg:x2="1.755cm" svg:y2="1.958cm">
          <text:p/>
        </draw:line>
        <draw:line draw:style-name="gr1" draw:text-style-name="P1" draw:layer="layout" svg:x1="1.756cm" svg:y1="1.957cm" svg:x2="1.675cm" svg:y2="1.979cm">
          <text:p/>
        </draw:line>
        <draw:line draw:style-name="gr1" draw:text-style-name="P1" draw:layer="layout" svg:x1="1.675cm" svg:y1="1.978cm" svg:x2="1.747cm" svg:y2="2.021cm">
          <text:p/>
        </draw:line>
        <draw:line draw:style-name="gr1" draw:text-style-name="P1" draw:layer="layout" svg:x1="1.805cm" svg:y1="2.019cm" svg:x2="1.795cm" svg:y2="2.022cm">
          <text:p/>
        </draw:line>
        <draw:line draw:style-name="gr1" draw:text-style-name="P1" draw:layer="layout" svg:x1="1.795cm" svg:y1="2.021cm" svg:x2="1.798cm" svg:y2="2.03cm">
          <text:p/>
        </draw:line>
        <draw:line draw:style-name="gr1" draw:text-style-name="P1" draw:layer="layout" svg:x1="1.797cm" svg:y1="2.03cm" svg:x2="1.806cm" svg:y2="2.027cm">
          <text:p/>
        </draw:line>
        <draw:line draw:style-name="gr1" draw:text-style-name="P1" draw:layer="layout" svg:x1="1.806cm" svg:y1="2.028cm" svg:x2="1.803cm" svg:y2="2.019cm">
          <text:p/>
        </draw:line>
        <draw:line draw:style-name="gr1" draw:text-style-name="P1" draw:layer="layout" svg:x1="1.924cm" svg:y1="1.981cm" svg:x2="1.905cm" svg:y2="1.976cm">
          <text:p/>
        </draw:line>
        <draw:line draw:style-name="gr1" draw:text-style-name="P1" draw:layer="layout" svg:x1="1.906cm" svg:y1="1.976cm" svg:x2="1.886cm" svg:y2="1.986cm">
          <text:p/>
        </draw:line>
        <draw:line draw:style-name="gr1" draw:text-style-name="P1" draw:layer="layout" svg:x1="1.887cm" svg:y1="1.985cm" svg:x2="1.866cm" svg:y2="2.009cm">
          <text:p/>
        </draw:line>
        <draw:line draw:style-name="gr1" draw:text-style-name="P1" draw:layer="layout" svg:x1="1.867cm" svg:y1="2.008cm" svg:x2="1.858cm" svg:y2="2.024cm">
          <text:p/>
        </draw:line>
        <draw:line draw:style-name="gr1" draw:text-style-name="P1" draw:layer="layout" svg:x1="1.859cm" svg:y1="2.023cm" svg:x2="1.848cm" svg:y2="2.052cm">
          <text:p/>
        </draw:line>
        <draw:line draw:style-name="gr1" draw:text-style-name="P1" draw:layer="layout" svg:x1="1.848cm" svg:y1="2.051cm" svg:x2="1.85cm" svg:y2="2.073cm">
          <text:p/>
        </draw:line>
        <draw:line draw:style-name="gr1" draw:text-style-name="P1" draw:layer="layout" svg:x1="1.849cm" svg:y1="2.072cm" svg:x2="1.863cm" svg:y2="2.087cm">
          <text:p/>
        </draw:line>
        <draw:line draw:style-name="gr1" draw:text-style-name="P1" draw:layer="layout" svg:x1="1.862cm" svg:y1="2.086cm" svg:x2="1.873cm" svg:y2="2.094cm">
          <text:p/>
        </draw:line>
        <draw:line draw:style-name="gr1" draw:text-style-name="P1" draw:layer="layout" svg:x1="1.872cm" svg:y1="2.092cm" svg:x2="1.891cm" svg:y2="2.098cm">
          <text:p/>
        </draw:line>
        <draw:line draw:style-name="gr1" draw:text-style-name="P1" draw:layer="layout" svg:x1="1.89cm" svg:y1="2.097cm" svg:x2="1.91cm" svg:y2="2.087cm">
          <text:p/>
        </draw:line>
        <draw:line draw:style-name="gr1" draw:text-style-name="P1" draw:layer="layout" svg:x1="1.909cm" svg:y1="2.088cm" svg:x2="1.93cm" svg:y2="2.064cm">
          <text:p/>
        </draw:line>
        <draw:line draw:style-name="gr1" draw:text-style-name="P1" draw:layer="layout" svg:x1="1.929cm" svg:y1="2.065cm" svg:x2="1.939cm" svg:y2="2.049cm">
          <text:p/>
        </draw:line>
        <draw:line draw:style-name="gr1" draw:text-style-name="P1" draw:layer="layout" svg:x1="1.938cm" svg:y1="2.05cm" svg:x2="1.948cm" svg:y2="2.021cm">
          <text:p/>
        </draw:line>
        <draw:line draw:style-name="gr1" draw:text-style-name="P1" draw:layer="layout" svg:x1="1.948cm" svg:y1="2.022cm" svg:x2="1.946cm" svg:y2="1.999cm">
          <text:p/>
        </draw:line>
        <draw:line draw:style-name="gr1" draw:text-style-name="P1" draw:layer="layout" svg:x1="1.947cm" svg:y1="2cm" svg:x2="1.934cm" svg:y2="1.986cm">
          <text:p/>
        </draw:line>
        <draw:line draw:style-name="gr1" draw:text-style-name="P1" draw:layer="layout" svg:x1="1.935cm" svg:y1="1.987cm" svg:x2="1.923cm" svg:y2="1.98cm">
          <text:p/>
        </draw:line>
        <draw:line draw:style-name="gr1" draw:text-style-name="P1" draw:layer="layout" svg:x1="2.033cm" svg:y1="2.044cm" svg:x2="2.014cm" svg:y2="2.039cm">
          <text:p/>
        </draw:line>
        <draw:line draw:style-name="gr1" draw:text-style-name="P1" draw:layer="layout" svg:x1="2.015cm" svg:y1="2.039cm" svg:x2="1.995cm" svg:y2="2.049cm">
          <text:p/>
        </draw:line>
        <draw:line draw:style-name="gr1" draw:text-style-name="P1" draw:layer="layout" svg:x1="1.996cm" svg:y1="2.048cm" svg:x2="1.975cm" svg:y2="2.072cm">
          <text:p/>
        </draw:line>
        <draw:line draw:style-name="gr1" draw:text-style-name="P1" draw:layer="layout" svg:x1="1.976cm" svg:y1="2.071cm" svg:x2="1.967cm" svg:y2="2.087cm">
          <text:p/>
        </draw:line>
        <draw:line draw:style-name="gr1" draw:text-style-name="P1" draw:layer="layout" svg:x1="1.969cm" svg:y1="2.086cm" svg:x2="1.957cm" svg:y2="2.115cm">
          <text:p/>
        </draw:line>
        <draw:line draw:style-name="gr1" draw:text-style-name="P1" draw:layer="layout" svg:x1="1.957cm" svg:y1="2.114cm" svg:x2="1.959cm" svg:y2="2.136cm">
          <text:p/>
        </draw:line>
        <draw:line draw:style-name="gr1" draw:text-style-name="P1" draw:layer="layout" svg:x1="1.958cm" svg:y1="2.135cm" svg:x2="1.972cm" svg:y2="2.15cm">
          <text:p/>
        </draw:line>
        <draw:line draw:style-name="gr1" draw:text-style-name="P1" draw:layer="layout" svg:x1="1.971cm" svg:y1="2.149cm" svg:x2="1.982cm" svg:y2="2.156cm">
          <text:p/>
        </draw:line>
        <draw:line draw:style-name="gr1" draw:text-style-name="P1" draw:layer="layout" svg:x1="1.981cm" svg:y1="2.155cm" svg:x2="2cm" svg:y2="2.161cm">
          <text:p/>
        </draw:line>
        <draw:line draw:style-name="gr1" draw:text-style-name="P1" draw:layer="layout" svg:x1="1.999cm" svg:y1="2.16cm" svg:x2="2.019cm" svg:y2="2.15cm">
          <text:p/>
        </draw:line>
        <draw:line draw:style-name="gr1" draw:text-style-name="P1" draw:layer="layout" svg:x1="2.018cm" svg:y1="2.151cm" svg:x2="2.039cm" svg:y2="2.127cm">
          <text:p/>
        </draw:line>
        <draw:line draw:style-name="gr1" draw:text-style-name="P1" draw:layer="layout" svg:x1="2.038cm" svg:y1="2.128cm" svg:x2="2.048cm" svg:y2="2.112cm">
          <text:p/>
        </draw:line>
        <draw:line draw:style-name="gr1" draw:text-style-name="P1" draw:layer="layout" svg:x1="2.047cm" svg:y1="2.113cm" svg:x2="2.057cm" svg:y2="2.083cm">
          <text:p/>
        </draw:line>
        <draw:line draw:style-name="gr1" draw:text-style-name="P1" draw:layer="layout" svg:x1="2.057cm" svg:y1="2.084cm" svg:x2="2.055cm" svg:y2="2.062cm">
          <text:p/>
        </draw:line>
        <draw:line draw:style-name="gr1" draw:text-style-name="P1" draw:layer="layout" svg:x1="2.056cm" svg:y1="2.063cm" svg:x2="2.042cm" svg:y2="2.048cm">
          <text:p/>
        </draw:line>
        <draw:line draw:style-name="gr1" draw:text-style-name="P1" draw:layer="layout" svg:x1="2.043cm" svg:y1="2.049cm" svg:x2="2.032cm" svg:y2="2.043cm">
          <text:p/>
        </draw:line>
        <draw:line draw:style-name="gr1" draw:text-style-name="P1" draw:layer="layout" svg:x1="2.142cm" svg:y1="2.106cm" svg:x2="2.123cm" svg:y2="2.102cm">
          <text:p/>
        </draw:line>
        <draw:line draw:style-name="gr1" draw:text-style-name="P1" draw:layer="layout" svg:x1="2.124cm" svg:y1="2.102cm" svg:x2="2.104cm" svg:y2="2.112cm">
          <text:p/>
        </draw:line>
        <draw:line draw:style-name="gr1" draw:text-style-name="P1" draw:layer="layout" svg:x1="2.105cm" svg:y1="2.111cm" svg:x2="2.084cm" svg:y2="2.135cm">
          <text:p/>
        </draw:line>
        <draw:line draw:style-name="gr1" draw:text-style-name="P1" draw:layer="layout" svg:x1="2.085cm" svg:y1="2.134cm" svg:x2="2.075cm" svg:y2="2.15cm">
          <text:p/>
        </draw:line>
        <draw:line draw:style-name="gr1" draw:text-style-name="P1" draw:layer="layout" svg:x1="2.076cm" svg:y1="2.149cm" svg:x2="2.066cm" svg:y2="2.178cm">
          <text:p/>
        </draw:line>
        <draw:line draw:style-name="gr1" draw:text-style-name="P1" draw:layer="layout" svg:x1="2.066cm" svg:y1="2.177cm" svg:x2="2.068cm" svg:y2="2.199cm">
          <text:p/>
        </draw:line>
        <draw:line draw:style-name="gr1" draw:text-style-name="P1" draw:layer="layout" svg:x1="2.067cm" svg:y1="2.198cm" svg:x2="2.081cm" svg:y2="2.213cm">
          <text:p/>
        </draw:line>
        <draw:line draw:style-name="gr1" draw:text-style-name="P1" draw:layer="layout" svg:x1="2.08cm" svg:y1="2.212cm" svg:x2="2.091cm" svg:y2="2.219cm">
          <text:p/>
        </draw:line>
        <draw:line draw:style-name="gr1" draw:text-style-name="P1" draw:layer="layout" svg:x1="2.09cm" svg:y1="2.218cm" svg:x2="2.109cm" svg:y2="2.224cm">
          <text:p/>
        </draw:line>
        <draw:line draw:style-name="gr1" draw:text-style-name="P1" draw:layer="layout" svg:x1="2.108cm" svg:y1="2.224cm" svg:x2="2.128cm" svg:y2="2.212cm">
          <text:p/>
        </draw:line>
        <draw:line draw:style-name="gr1" draw:text-style-name="P1" draw:layer="layout" svg:x1="2.127cm" svg:y1="2.213cm" svg:x2="2.148cm" svg:y2="2.19cm">
          <text:p/>
        </draw:line>
        <draw:line draw:style-name="gr1" draw:text-style-name="P1" draw:layer="layout" svg:x1="2.147cm" svg:y1="2.191cm" svg:x2="2.157cm" svg:y2="2.175cm">
          <text:p/>
        </draw:line>
        <draw:line draw:style-name="gr1" draw:text-style-name="P1" draw:layer="layout" svg:x1="2.156cm" svg:y1="2.176cm" svg:x2="2.166cm" svg:y2="2.146cm">
          <text:p/>
        </draw:line>
        <draw:line draw:style-name="gr1" draw:text-style-name="P1" draw:layer="layout" svg:x1="2.166cm" svg:y1="2.147cm" svg:x2="2.164cm" svg:y2="2.125cm">
          <text:p/>
        </draw:line>
        <draw:line draw:style-name="gr1" draw:text-style-name="P1" draw:layer="layout" svg:x1="2.165cm" svg:y1="2.126cm" svg:x2="2.151cm" svg:y2="2.111cm">
          <text:p/>
        </draw:line>
        <draw:line draw:style-name="gr1" draw:text-style-name="P1" draw:layer="layout" svg:x1="2.152cm" svg:y1="2.112cm" svg:x2="2.141cm" svg:y2="2.105cm">
          <text:p/>
        </draw:line>
        <draw:line draw:style-name="gr1" draw:text-style-name="P1" draw:layer="layout" svg:x1="2.2cm" svg:y1="2.186cm" svg:x2="2.158cm" svg:y2="2.258cm">
          <text:p/>
        </draw:line>
        <draw:line draw:style-name="gr1" draw:text-style-name="P1" draw:layer="layout" svg:x1="2.187cm" svg:y1="2.207cm" svg:x2="2.212cm" svg:y2="2.2cm">
          <text:p/>
        </draw:line>
        <draw:line draw:style-name="gr1" draw:text-style-name="P1" draw:layer="layout" svg:x1="2.211cm" svg:y1="2.2cm" svg:x2="2.225cm" svg:y2="2.201cm">
          <text:p/>
        </draw:line>
        <draw:line draw:style-name="gr1" draw:text-style-name="P1" draw:layer="layout" svg:x1="2.225cm" svg:y1="2.201cm" svg:x2="2.241cm" svg:y2="2.211cm">
          <text:p/>
        </draw:line>
        <draw:line draw:style-name="gr1" draw:text-style-name="P1" draw:layer="layout" svg:x1="2.24cm" svg:y1="2.21cm" svg:x2="2.248cm" svg:y2="2.222cm">
          <text:p/>
        </draw:line>
        <draw:line draw:style-name="gr1" draw:text-style-name="P1" draw:layer="layout" svg:x1="2.248cm" svg:y1="2.221cm" svg:x2="2.243cm" svg:y2="2.24cm">
          <text:p/>
        </draw:line>
        <draw:line draw:style-name="gr1" draw:text-style-name="P1" draw:layer="layout" svg:x1="2.244cm" svg:y1="2.239cm" svg:x2="2.214cm" svg:y2="2.291cm">
          <text:p/>
        </draw:line>
        <draw:line draw:style-name="gr1" draw:text-style-name="P1" draw:layer="layout" svg:x1="2.243cm" svg:y1="2.24cm" svg:x2="2.268cm" svg:y2="2.232cm">
          <text:p/>
        </draw:line>
        <draw:line draw:style-name="gr1" draw:text-style-name="P1" draw:layer="layout" svg:x1="2.267cm" svg:y1="2.232cm" svg:x2="2.281cm" svg:y2="2.233cm">
          <text:p/>
        </draw:line>
        <draw:line draw:style-name="gr1" draw:text-style-name="P1" draw:layer="layout" svg:x1="2.281cm" svg:y1="2.233cm" svg:x2="2.297cm" svg:y2="2.243cm">
          <text:p/>
        </draw:line>
        <draw:line draw:style-name="gr1" draw:text-style-name="P1" draw:layer="layout" svg:x1="2.296cm" svg:y1="2.242cm" svg:x2="2.304cm" svg:y2="2.254cm">
          <text:p/>
        </draw:line>
        <draw:line draw:style-name="gr1" draw:text-style-name="P1" draw:layer="layout" svg:x1="2.305cm" svg:y1="2.253cm" svg:x2="2.299cm" svg:y2="2.272cm">
          <text:p/>
        </draw:line>
        <draw:line draw:style-name="gr1" draw:text-style-name="P1" draw:layer="layout" svg:x1="2.3cm" svg:y1="2.271cm" svg:x2="2.27cm" svg:y2="2.323cm">
          <text:p/>
        </draw:line>
        <draw:line draw:style-name="gr1" draw:text-style-name="P1" draw:layer="layout" svg:x1="2.35cm" svg:y1="2.272cm" svg:x2="2.308cm" svg:y2="2.345cm">
          <text:p/>
        </draw:line>
        <draw:line draw:style-name="gr1" draw:text-style-name="P1" draw:layer="layout" svg:x1="2.337cm" svg:y1="2.294cm" svg:x2="2.362cm" svg:y2="2.286cm">
          <text:p/>
        </draw:line>
        <draw:line draw:style-name="gr1" draw:text-style-name="P1" draw:layer="layout" svg:x1="2.361cm" svg:y1="2.286cm" svg:x2="2.374cm" svg:y2="2.287cm">
          <text:p/>
        </draw:line>
        <draw:line draw:style-name="gr1" draw:text-style-name="P1" draw:layer="layout" svg:x1="2.374cm" svg:y1="2.287cm" svg:x2="2.39cm" svg:y2="2.297cm">
          <text:p/>
        </draw:line>
        <draw:line draw:style-name="gr1" draw:text-style-name="P1" draw:layer="layout" svg:x1="2.389cm" svg:y1="2.296cm" svg:x2="2.397cm" svg:y2="2.308cm">
          <text:p/>
        </draw:line>
        <draw:line draw:style-name="gr1" draw:text-style-name="P1" draw:layer="layout" svg:x1="2.397cm" svg:y1="2.307cm" svg:x2="2.393cm" svg:y2="2.326cm">
          <text:p/>
        </draw:line>
        <draw:line draw:style-name="gr1" draw:text-style-name="P1" draw:layer="layout" svg:x1="2.394cm" svg:y1="2.325cm" svg:x2="2.363cm" svg:y2="2.377cm">
          <text:p/>
        </draw:line>
        <draw:line draw:style-name="gr1" draw:text-style-name="P1" draw:layer="layout" svg:x1="2.393cm" svg:y1="2.326cm" svg:x2="2.418cm" svg:y2="2.319cm">
          <text:p/>
        </draw:line>
        <draw:line draw:style-name="gr1" draw:text-style-name="P1" draw:layer="layout" svg:x1="2.417cm" svg:y1="2.319cm" svg:x2="2.43cm" svg:y2="2.319cm">
          <text:p/>
        </draw:line>
        <draw:line draw:style-name="gr1" draw:text-style-name="P1" draw:layer="layout" svg:x1="2.43cm" svg:y1="2.319cm" svg:x2="2.446cm" svg:y2="2.329cm">
          <text:p/>
        </draw:line>
        <draw:line draw:style-name="gr1" draw:text-style-name="P1" draw:layer="layout" svg:x1="2.445cm" svg:y1="2.328cm" svg:x2="2.454cm" svg:y2="2.34cm">
          <text:p/>
        </draw:line>
        <draw:line draw:style-name="gr1" draw:text-style-name="P1" draw:layer="layout" svg:x1="2.455cm" svg:y1="2.339cm" svg:x2="2.449cm" svg:y2="2.358cm">
          <text:p/>
        </draw:line>
        <draw:line draw:style-name="gr1" draw:text-style-name="P1" draw:layer="layout" svg:x1="2.45cm" svg:y1="2.357cm" svg:x2="2.42cm" svg:y2="2.409cm">
          <text:p/>
        </draw:line>
        <draw:line draw:style-name="gr1" draw:text-style-name="P1" draw:layer="layout" svg:x1="1.427cm" svg:y1="2.039cm" svg:x2="2.471cm" svg:y2="2.641cm">
          <text:p/>
        </draw:line>
        <draw:line draw:style-name="gr1" draw:text-style-name="P1" draw:layer="layout" svg:x1="2.471cm" svg:y1="2.641cm" svg:x2="2.451cm" svg:y2="2.567cm">
          <text:p/>
        </draw:line>
        <draw:line draw:style-name="gr1" draw:text-style-name="P1" draw:layer="layout" svg:x1="2.471cm" svg:y1="2.64cm" svg:x2="2.397cm" svg:y2="2.661cm">
          <text:p/>
        </draw:line>
        <draw:line draw:style-name="gr2" draw:text-style-name="P1" draw:layer="layout" svg:x1="2.444cm" svg:y1="7.84cm" svg:x2="2.444cm" svg:y2="2.74cm">
          <text:p/>
        </draw:line>
        <draw:path draw:style-name="gr2" draw:text-style-name="P1" draw:layer="layout" svg:width="0.2cm" svg:height="0.2cm" svg:x="2.444cm" svg:y="2.54cm" svg:viewBox="0 0 201 201" svg:d="M0 201c0-111 89-201 201-201">
          <text:p/>
        </draw:path>
        <draw:line draw:style-name="gr2" draw:text-style-name="P1" draw:layer="layout" svg:x1="2.644cm" svg:y1="2.54cm" svg:x2="11.244cm" svg:y2="2.54cm">
          <text:p/>
        </draw:line>
        <draw:path draw:style-name="gr2" draw:text-style-name="P1" draw:layer="layout" svg:width="0.199cm" svg:height="0.2cm" svg:x="11.244cm" svg:y="2.54cm" svg:viewBox="0 0 200 201" svg:d="M0 0c111 0 200 90 200 201">
          <text:p/>
        </draw:path>
        <draw:line draw:style-name="gr2" draw:text-style-name="P1" draw:layer="layout" svg:x1="11.444cm" svg:y1="2.74cm" svg:x2="11.444cm" svg:y2="7.84cm">
          <text:p/>
        </draw:line>
        <draw:path draw:style-name="gr2" draw:text-style-name="P1" draw:layer="layout" svg:width="0.201cm" svg:height="0.2cm" svg:x="11.243cm" svg:y="7.84cm" svg:viewBox="0 0 202 201" svg:d="M202 0c-1 112-90 201-202 201">
          <text:p/>
        </draw:path>
        <draw:line draw:style-name="gr2" draw:text-style-name="P1" draw:layer="layout" svg:x1="11.244cm" svg:y1="8.04cm" svg:x2="2.644cm" svg:y2="8.04cm">
          <text:p/>
        </draw:line>
        <draw:path draw:style-name="gr2" draw:text-style-name="P1" draw:layer="layout" svg:width="0.2cm" svg:height="0.2cm" svg:x="2.444cm" svg:y="7.84cm" svg:viewBox="0 0 201 201" svg:d="M201 201c-112 0-201-89-201-201">
          <text:p/>
        </draw:path>
        <draw:line draw:style-name="gr3" draw:text-style-name="P1" draw:layer="layout" svg:x1="10.876cm" svg:y1="6.325cm" svg:x2="11.13cm" svg:y2="6.325cm">
          <text:p/>
        </draw:line>
        <draw:line draw:style-name="gr3" draw:text-style-name="P1" draw:layer="layout" svg:x1="11.13cm" svg:y1="6.325cm" svg:x2="11.13cm" svg:y2="5.817cm">
          <text:p/>
        </draw:line>
        <draw:line draw:style-name="gr3" draw:text-style-name="P1" draw:layer="layout" svg:x1="11.13cm" svg:y1="5.817cm" svg:x2="10.876cm" svg:y2="5.817cm">
          <text:p/>
        </draw:line>
        <draw:line draw:style-name="gr3" draw:text-style-name="P1" draw:layer="layout" svg:x1="10.876cm" svg:y1="5.817cm" svg:x2="10.876cm" svg:y2="6.325cm">
          <text:p/>
        </draw:line>
        <draw:line draw:style-name="gr3" draw:text-style-name="P1" draw:layer="layout" svg:x1="10.876cm" svg:y1="5.627cm" svg:x2="11.13cm" svg:y2="5.627cm">
          <text:p/>
        </draw:line>
        <draw:line draw:style-name="gr3" draw:text-style-name="P1" draw:layer="layout" svg:x1="11.13cm" svg:y1="5.627cm" svg:x2="11.13cm" svg:y2="5.119cm">
          <text:p/>
        </draw:line>
        <draw:line draw:style-name="gr3" draw:text-style-name="P1" draw:layer="layout" svg:x1="11.13cm" svg:y1="5.119cm" svg:x2="10.876cm" svg:y2="5.119cm">
          <text:p/>
        </draw:line>
        <draw:line draw:style-name="gr3" draw:text-style-name="P1" draw:layer="layout" svg:x1="10.876cm" svg:y1="5.119cm" svg:x2="10.876cm" svg:y2="5.627cm">
          <text:p/>
        </draw:line>
        <draw:line draw:style-name="gr3" draw:text-style-name="P1" draw:layer="layout" svg:x1="10.88cm" svg:y1="4.674cm" svg:x2="11.13cm" svg:y2="4.674cm">
          <text:p/>
        </draw:line>
        <draw:line draw:style-name="gr3" draw:text-style-name="P1" draw:layer="layout" svg:x1="10.88cm" svg:y1="4.166cm" svg:x2="11.13cm" svg:y2="4.166cm">
          <text:p/>
        </draw:line>
        <draw:line draw:style-name="gr3" draw:text-style-name="P1" draw:layer="layout" svg:x1="10.88cm" svg:y1="4.928cm" svg:x2="10.88cm" svg:y2="4.166cm">
          <text:p/>
        </draw:line>
        <draw:line draw:style-name="gr3" draw:text-style-name="P1" draw:layer="layout" svg:x1="11.13cm" svg:y1="4.928cm" svg:x2="10.88cm" svg:y2="4.928cm">
          <text:p/>
        </draw:line>
        <draw:line draw:style-name="gr3" draw:text-style-name="P1" draw:layer="layout" svg:x1="11.13cm" svg:y1="4.166cm" svg:x2="11.13cm" svg:y2="4.928cm">
          <text:p/>
        </draw:line>
        <draw:line draw:style-name="gr3" draw:text-style-name="P1" draw:layer="layout" svg:x1="3.434cm" svg:y1="5.736cm" svg:x2="3.434cm" svg:y2="6.736cm">
          <text:p/>
        </draw:line>
        <draw:line draw:style-name="gr3" draw:text-style-name="P1" draw:layer="layout" svg:x1="2.434cm" svg:y1="5.736cm" svg:x2="2.434cm" svg:y2="6.736cm">
          <text:p/>
        </draw:line>
        <draw:line draw:style-name="gr3" draw:text-style-name="P1" draw:layer="layout" svg:x1="2.503cm" svg:y1="5.736cm" svg:x2="2.503cm" svg:y2="6.736cm">
          <text:p/>
        </draw:line>
        <draw:line draw:style-name="gr3" draw:text-style-name="P1" draw:layer="layout" svg:x1="2.736cm" svg:y1="5.736cm" svg:x2="2.736cm" svg:y2="6.736cm">
          <text:p/>
        </draw:line>
        <draw:line draw:style-name="gr3" draw:text-style-name="P1" draw:layer="layout" svg:x1="3.197cm" svg:y1="5.736cm" svg:x2="3.197cm" svg:y2="6.736cm">
          <text:p/>
        </draw:line>
        <draw:line draw:style-name="gr3" draw:text-style-name="P1" draw:layer="layout" svg:x1="3.434cm" svg:y1="5.736cm" svg:x2="2.434cm" svg:y2="5.736cm">
          <text:p/>
        </draw:line>
        <draw:line draw:style-name="gr3" draw:text-style-name="P1" draw:layer="layout" svg:x1="2.556cm" svg:y1="6.736cm" svg:x2="2.556cm" svg:y2="6.812cm">
          <text:p/>
        </draw:line>
        <draw:line draw:style-name="gr3" draw:text-style-name="P1" draw:layer="layout" svg:x1="2.556cm" svg:y1="6.812cm" svg:x2="2.636cm" svg:y2="6.812cm">
          <text:p/>
        </draw:line>
        <draw:line draw:style-name="gr3" draw:text-style-name="P1" draw:layer="layout" svg:x1="2.636cm" svg:y1="6.812cm" svg:x2="2.636cm" svg:y2="6.736cm">
          <text:p/>
        </draw:line>
        <draw:line draw:style-name="gr3" draw:text-style-name="P1" draw:layer="layout" svg:x1="3.29cm" svg:y1="6.736cm" svg:x2="3.29cm" svg:y2="6.812cm">
          <text:p/>
        </draw:line>
        <draw:line draw:style-name="gr3" draw:text-style-name="P1" draw:layer="layout" svg:x1="3.29cm" svg:y1="6.812cm" svg:x2="3.369cm" svg:y2="6.812cm">
          <text:p/>
        </draw:line>
        <draw:line draw:style-name="gr3" draw:text-style-name="P1" draw:layer="layout" svg:x1="3.369cm" svg:y1="6.812cm" svg:x2="3.369cm" svg:y2="6.736cm">
          <text:p/>
        </draw:line>
        <draw:line draw:style-name="gr3" draw:text-style-name="P1" draw:layer="layout" svg:x1="3.434cm" svg:y1="6.736cm" svg:x2="2.434cm" svg:y2="6.736cm">
          <text:p/>
        </draw:line>
        <draw:line draw:style-name="gr3" draw:text-style-name="P1" draw:layer="layout" svg:x1="3.434cm" svg:y1="4.736cm" svg:x2="3.434cm" svg:y2="5.736cm">
          <text:p/>
        </draw:line>
        <draw:line draw:style-name="gr3" draw:text-style-name="P1" draw:layer="layout" svg:x1="2.434cm" svg:y1="4.736cm" svg:x2="2.434cm" svg:y2="5.736cm">
          <text:p/>
        </draw:line>
        <draw:line draw:style-name="gr3" draw:text-style-name="P1" draw:layer="layout" svg:x1="2.503cm" svg:y1="4.736cm" svg:x2="2.503cm" svg:y2="5.736cm">
          <text:p/>
        </draw:line>
        <draw:line draw:style-name="gr3" draw:text-style-name="P1" draw:layer="layout" svg:x1="2.736cm" svg:y1="4.736cm" svg:x2="2.736cm" svg:y2="5.736cm">
          <text:p/>
        </draw:line>
        <draw:line draw:style-name="gr3" draw:text-style-name="P1" draw:layer="layout" svg:x1="3.197cm" svg:y1="4.736cm" svg:x2="3.197cm" svg:y2="5.736cm">
          <text:p/>
        </draw:line>
        <draw:line draw:style-name="gr3" draw:text-style-name="P1" draw:layer="layout" svg:x1="3.434cm" svg:y1="4.736cm" svg:x2="2.434cm" svg:y2="4.736cm">
          <text:p/>
        </draw:line>
        <draw:line draw:style-name="gr3" draw:text-style-name="P1" draw:layer="layout" svg:x1="2.556cm" svg:y1="5.736cm" svg:x2="2.556cm" svg:y2="5.812cm">
          <text:p/>
        </draw:line>
        <draw:line draw:style-name="gr3" draw:text-style-name="P1" draw:layer="layout" svg:x1="2.556cm" svg:y1="5.812cm" svg:x2="2.636cm" svg:y2="5.812cm">
          <text:p/>
        </draw:line>
        <draw:line draw:style-name="gr3" draw:text-style-name="P1" draw:layer="layout" svg:x1="2.636cm" svg:y1="5.812cm" svg:x2="2.636cm" svg:y2="5.736cm">
          <text:p/>
        </draw:line>
        <draw:line draw:style-name="gr3" draw:text-style-name="P1" draw:layer="layout" svg:x1="3.29cm" svg:y1="5.736cm" svg:x2="3.29cm" svg:y2="5.812cm">
          <text:p/>
        </draw:line>
        <draw:line draw:style-name="gr3" draw:text-style-name="P1" draw:layer="layout" svg:x1="3.29cm" svg:y1="5.812cm" svg:x2="3.369cm" svg:y2="5.812cm">
          <text:p/>
        </draw:line>
        <draw:line draw:style-name="gr3" draw:text-style-name="P1" draw:layer="layout" svg:x1="3.369cm" svg:y1="5.812cm" svg:x2="3.369cm" svg:y2="5.736cm">
          <text:p/>
        </draw:line>
        <draw:line draw:style-name="gr3" draw:text-style-name="P1" draw:layer="layout" svg:x1="3.434cm" svg:y1="5.736cm" svg:x2="2.434cm" svg:y2="5.736cm">
          <text:p/>
        </draw:line>
        <draw:line draw:style-name="gr3" draw:text-style-name="P1" draw:layer="layout" svg:x1="10.687cm" svg:y1="3.53cm" svg:x2="9.687cm" svg:y2="3.53cm">
          <text:p/>
        </draw:line>
        <draw:line draw:style-name="gr3" draw:text-style-name="P1" draw:layer="layout" svg:x1="10.687cm" svg:y1="2.53cm" svg:x2="9.687cm" svg:y2="2.53cm">
          <text:p/>
        </draw:line>
        <draw:line draw:style-name="gr3" draw:text-style-name="P1" draw:layer="layout" svg:x1="10.687cm" svg:y1="2.6cm" svg:x2="9.687cm" svg:y2="2.6cm">
          <text:p/>
        </draw:line>
        <draw:line draw:style-name="gr3" draw:text-style-name="P1" draw:layer="layout" svg:x1="10.687cm" svg:y1="2.833cm" svg:x2="9.687cm" svg:y2="2.833cm">
          <text:p/>
        </draw:line>
        <draw:line draw:style-name="gr3" draw:text-style-name="P1" draw:layer="layout" svg:x1="10.687cm" svg:y1="3.294cm" svg:x2="9.687cm" svg:y2="3.294cm">
          <text:p/>
        </draw:line>
        <draw:line draw:style-name="gr3" draw:text-style-name="P1" draw:layer="layout" svg:x1="10.687cm" svg:y1="3.53cm" svg:x2="10.687cm" svg:y2="2.53cm">
          <text:p/>
        </draw:line>
        <draw:line draw:style-name="gr3" draw:text-style-name="P1" draw:layer="layout" svg:x1="9.687cm" svg:y1="2.653cm" svg:x2="9.611cm" svg:y2="2.653cm">
          <text:p/>
        </draw:line>
        <draw:line draw:style-name="gr3" draw:text-style-name="P1" draw:layer="layout" svg:x1="9.611cm" svg:y1="2.653cm" svg:x2="9.611cm" svg:y2="2.733cm">
          <text:p/>
        </draw:line>
        <draw:line draw:style-name="gr3" draw:text-style-name="P1" draw:layer="layout" svg:x1="9.611cm" svg:y1="2.733cm" svg:x2="9.687cm" svg:y2="2.733cm">
          <text:p/>
        </draw:line>
        <draw:line draw:style-name="gr3" draw:text-style-name="P1" draw:layer="layout" svg:x1="9.687cm" svg:y1="3.386cm" svg:x2="9.611cm" svg:y2="3.386cm">
          <text:p/>
        </draw:line>
        <draw:line draw:style-name="gr3" draw:text-style-name="P1" draw:layer="layout" svg:x1="9.611cm" svg:y1="3.386cm" svg:x2="9.611cm" svg:y2="3.466cm">
          <text:p/>
        </draw:line>
        <draw:line draw:style-name="gr3" draw:text-style-name="P1" draw:layer="layout" svg:x1="9.611cm" svg:y1="3.466cm" svg:x2="9.687cm" svg:y2="3.466cm">
          <text:p/>
        </draw:line>
        <draw:line draw:style-name="gr3" draw:text-style-name="P1" draw:layer="layout" svg:x1="9.687cm" svg:y1="3.53cm" svg:x2="9.687cm" svg:y2="2.53cm">
          <text:p/>
        </draw:line>
        <draw:line draw:style-name="gr3" draw:text-style-name="P1" draw:layer="layout" svg:x1="9.687cm" svg:y1="3.53cm" svg:x2="8.687cm" svg:y2="3.53cm">
          <text:p/>
        </draw:line>
        <draw:line draw:style-name="gr3" draw:text-style-name="P1" draw:layer="layout" svg:x1="9.687cm" svg:y1="2.53cm" svg:x2="8.687cm" svg:y2="2.53cm">
          <text:p/>
        </draw:line>
        <draw:line draw:style-name="gr3" draw:text-style-name="P1" draw:layer="layout" svg:x1="9.687cm" svg:y1="2.6cm" svg:x2="8.687cm" svg:y2="2.6cm">
          <text:p/>
        </draw:line>
        <draw:line draw:style-name="gr3" draw:text-style-name="P1" draw:layer="layout" svg:x1="9.687cm" svg:y1="2.833cm" svg:x2="8.687cm" svg:y2="2.833cm">
          <text:p/>
        </draw:line>
        <draw:line draw:style-name="gr3" draw:text-style-name="P1" draw:layer="layout" svg:x1="9.687cm" svg:y1="3.294cm" svg:x2="8.687cm" svg:y2="3.294cm">
          <text:p/>
        </draw:line>
        <draw:line draw:style-name="gr3" draw:text-style-name="P1" draw:layer="layout" svg:x1="9.687cm" svg:y1="3.53cm" svg:x2="9.687cm" svg:y2="2.53cm">
          <text:p/>
        </draw:line>
        <draw:line draw:style-name="gr3" draw:text-style-name="P1" draw:layer="layout" svg:x1="8.687cm" svg:y1="2.653cm" svg:x2="8.611cm" svg:y2="2.653cm">
          <text:p/>
        </draw:line>
        <draw:line draw:style-name="gr3" draw:text-style-name="P1" draw:layer="layout" svg:x1="8.611cm" svg:y1="2.653cm" svg:x2="8.611cm" svg:y2="2.733cm">
          <text:p/>
        </draw:line>
        <draw:line draw:style-name="gr3" draw:text-style-name="P1" draw:layer="layout" svg:x1="8.611cm" svg:y1="2.733cm" svg:x2="8.687cm" svg:y2="2.733cm">
          <text:p/>
        </draw:line>
        <draw:line draw:style-name="gr3" draw:text-style-name="P1" draw:layer="layout" svg:x1="8.687cm" svg:y1="3.386cm" svg:x2="8.611cm" svg:y2="3.386cm">
          <text:p/>
        </draw:line>
        <draw:line draw:style-name="gr3" draw:text-style-name="P1" draw:layer="layout" svg:x1="8.611cm" svg:y1="3.386cm" svg:x2="8.611cm" svg:y2="3.466cm">
          <text:p/>
        </draw:line>
        <draw:line draw:style-name="gr3" draw:text-style-name="P1" draw:layer="layout" svg:x1="8.611cm" svg:y1="3.466cm" svg:x2="8.687cm" svg:y2="3.466cm">
          <text:p/>
        </draw:line>
        <draw:line draw:style-name="gr3" draw:text-style-name="P1" draw:layer="layout" svg:x1="8.687cm" svg:y1="3.53cm" svg:x2="8.687cm" svg:y2="2.53cm">
          <text:p/>
        </draw:line>
        <draw:line draw:style-name="gr3" draw:text-style-name="P1" draw:layer="layout" svg:x1="8.687cm" svg:y1="3.53cm" svg:x2="7.687cm" svg:y2="3.53cm">
          <text:p/>
        </draw:line>
        <draw:line draw:style-name="gr3" draw:text-style-name="P1" draw:layer="layout" svg:x1="8.687cm" svg:y1="2.53cm" svg:x2="7.687cm" svg:y2="2.53cm">
          <text:p/>
        </draw:line>
        <draw:line draw:style-name="gr3" draw:text-style-name="P1" draw:layer="layout" svg:x1="8.687cm" svg:y1="2.6cm" svg:x2="7.687cm" svg:y2="2.6cm">
          <text:p/>
        </draw:line>
        <draw:line draw:style-name="gr3" draw:text-style-name="P1" draw:layer="layout" svg:x1="8.687cm" svg:y1="2.833cm" svg:x2="7.687cm" svg:y2="2.833cm">
          <text:p/>
        </draw:line>
        <draw:line draw:style-name="gr3" draw:text-style-name="P1" draw:layer="layout" svg:x1="8.687cm" svg:y1="3.294cm" svg:x2="7.687cm" svg:y2="3.294cm">
          <text:p/>
        </draw:line>
        <draw:line draw:style-name="gr3" draw:text-style-name="P1" draw:layer="layout" svg:x1="8.687cm" svg:y1="3.53cm" svg:x2="8.687cm" svg:y2="2.53cm">
          <text:p/>
        </draw:line>
        <draw:line draw:style-name="gr3" draw:text-style-name="P1" draw:layer="layout" svg:x1="7.687cm" svg:y1="2.653cm" svg:x2="7.611cm" svg:y2="2.653cm">
          <text:p/>
        </draw:line>
        <draw:line draw:style-name="gr3" draw:text-style-name="P1" draw:layer="layout" svg:x1="7.611cm" svg:y1="2.653cm" svg:x2="7.611cm" svg:y2="2.733cm">
          <text:p/>
        </draw:line>
        <draw:line draw:style-name="gr3" draw:text-style-name="P1" draw:layer="layout" svg:x1="7.611cm" svg:y1="2.733cm" svg:x2="7.687cm" svg:y2="2.733cm">
          <text:p/>
        </draw:line>
        <draw:line draw:style-name="gr3" draw:text-style-name="P1" draw:layer="layout" svg:x1="7.687cm" svg:y1="3.386cm" svg:x2="7.611cm" svg:y2="3.386cm">
          <text:p/>
        </draw:line>
        <draw:line draw:style-name="gr3" draw:text-style-name="P1" draw:layer="layout" svg:x1="7.611cm" svg:y1="3.386cm" svg:x2="7.611cm" svg:y2="3.466cm">
          <text:p/>
        </draw:line>
        <draw:line draw:style-name="gr3" draw:text-style-name="P1" draw:layer="layout" svg:x1="7.611cm" svg:y1="3.466cm" svg:x2="7.687cm" svg:y2="3.466cm">
          <text:p/>
        </draw:line>
        <draw:line draw:style-name="gr3" draw:text-style-name="P1" draw:layer="layout" svg:x1="7.687cm" svg:y1="3.53cm" svg:x2="7.687cm" svg:y2="2.53cm">
          <text:p/>
        </draw:line>
        <draw:line draw:style-name="gr3" draw:text-style-name="P1" draw:layer="layout" svg:x1="7.687cm" svg:y1="3.53cm" svg:x2="6.687cm" svg:y2="3.53cm">
          <text:p/>
        </draw:line>
        <draw:line draw:style-name="gr3" draw:text-style-name="P1" draw:layer="layout" svg:x1="7.687cm" svg:y1="2.53cm" svg:x2="6.687cm" svg:y2="2.53cm">
          <text:p/>
        </draw:line>
        <draw:line draw:style-name="gr3" draw:text-style-name="P1" draw:layer="layout" svg:x1="7.687cm" svg:y1="2.6cm" svg:x2="6.687cm" svg:y2="2.6cm">
          <text:p/>
        </draw:line>
        <draw:line draw:style-name="gr3" draw:text-style-name="P1" draw:layer="layout" svg:x1="7.687cm" svg:y1="2.833cm" svg:x2="6.687cm" svg:y2="2.833cm">
          <text:p/>
        </draw:line>
        <draw:line draw:style-name="gr3" draw:text-style-name="P1" draw:layer="layout" svg:x1="7.687cm" svg:y1="3.294cm" svg:x2="6.687cm" svg:y2="3.294cm">
          <text:p/>
        </draw:line>
        <draw:line draw:style-name="gr3" draw:text-style-name="P1" draw:layer="layout" svg:x1="7.687cm" svg:y1="3.53cm" svg:x2="7.687cm" svg:y2="2.53cm">
          <text:p/>
        </draw:line>
        <draw:line draw:style-name="gr3" draw:text-style-name="P1" draw:layer="layout" svg:x1="6.687cm" svg:y1="2.653cm" svg:x2="6.611cm" svg:y2="2.653cm">
          <text:p/>
        </draw:line>
        <draw:line draw:style-name="gr3" draw:text-style-name="P1" draw:layer="layout" svg:x1="6.611cm" svg:y1="2.653cm" svg:x2="6.611cm" svg:y2="2.733cm">
          <text:p/>
        </draw:line>
        <draw:line draw:style-name="gr3" draw:text-style-name="P1" draw:layer="layout" svg:x1="6.611cm" svg:y1="2.733cm" svg:x2="6.687cm" svg:y2="2.733cm">
          <text:p/>
        </draw:line>
        <draw:line draw:style-name="gr3" draw:text-style-name="P1" draw:layer="layout" svg:x1="6.687cm" svg:y1="3.386cm" svg:x2="6.611cm" svg:y2="3.386cm">
          <text:p/>
        </draw:line>
        <draw:line draw:style-name="gr3" draw:text-style-name="P1" draw:layer="layout" svg:x1="6.611cm" svg:y1="3.386cm" svg:x2="6.611cm" svg:y2="3.466cm">
          <text:p/>
        </draw:line>
        <draw:line draw:style-name="gr3" draw:text-style-name="P1" draw:layer="layout" svg:x1="6.611cm" svg:y1="3.466cm" svg:x2="6.687cm" svg:y2="3.466cm">
          <text:p/>
        </draw:line>
        <draw:line draw:style-name="gr3" draw:text-style-name="P1" draw:layer="layout" svg:x1="6.687cm" svg:y1="3.53cm" svg:x2="6.687cm" svg:y2="2.53cm">
          <text:p/>
        </draw:line>
        <draw:line draw:style-name="gr3" draw:text-style-name="P1" draw:layer="layout" svg:x1="6.687cm" svg:y1="3.53cm" svg:x2="5.687cm" svg:y2="3.53cm">
          <text:p/>
        </draw:line>
        <draw:line draw:style-name="gr3" draw:text-style-name="P1" draw:layer="layout" svg:x1="6.687cm" svg:y1="2.53cm" svg:x2="5.687cm" svg:y2="2.53cm">
          <text:p/>
        </draw:line>
        <draw:line draw:style-name="gr3" draw:text-style-name="P1" draw:layer="layout" svg:x1="6.687cm" svg:y1="2.6cm" svg:x2="5.687cm" svg:y2="2.6cm">
          <text:p/>
        </draw:line>
        <draw:line draw:style-name="gr3" draw:text-style-name="P1" draw:layer="layout" svg:x1="6.687cm" svg:y1="2.833cm" svg:x2="5.687cm" svg:y2="2.833cm">
          <text:p/>
        </draw:line>
        <draw:line draw:style-name="gr3" draw:text-style-name="P1" draw:layer="layout" svg:x1="6.687cm" svg:y1="3.294cm" svg:x2="5.687cm" svg:y2="3.294cm">
          <text:p/>
        </draw:line>
        <draw:line draw:style-name="gr3" draw:text-style-name="P1" draw:layer="layout" svg:x1="6.687cm" svg:y1="3.53cm" svg:x2="6.687cm" svg:y2="2.53cm">
          <text:p/>
        </draw:line>
        <draw:line draw:style-name="gr3" draw:text-style-name="P1" draw:layer="layout" svg:x1="5.687cm" svg:y1="2.653cm" svg:x2="5.611cm" svg:y2="2.653cm">
          <text:p/>
        </draw:line>
        <draw:line draw:style-name="gr3" draw:text-style-name="P1" draw:layer="layout" svg:x1="5.611cm" svg:y1="2.653cm" svg:x2="5.611cm" svg:y2="2.733cm">
          <text:p/>
        </draw:line>
        <draw:line draw:style-name="gr3" draw:text-style-name="P1" draw:layer="layout" svg:x1="5.611cm" svg:y1="2.733cm" svg:x2="5.687cm" svg:y2="2.733cm">
          <text:p/>
        </draw:line>
        <draw:line draw:style-name="gr3" draw:text-style-name="P1" draw:layer="layout" svg:x1="5.687cm" svg:y1="3.386cm" svg:x2="5.611cm" svg:y2="3.386cm">
          <text:p/>
        </draw:line>
        <draw:line draw:style-name="gr3" draw:text-style-name="P1" draw:layer="layout" svg:x1="5.611cm" svg:y1="3.386cm" svg:x2="5.611cm" svg:y2="3.466cm">
          <text:p/>
        </draw:line>
        <draw:line draw:style-name="gr3" draw:text-style-name="P1" draw:layer="layout" svg:x1="5.611cm" svg:y1="3.466cm" svg:x2="5.687cm" svg:y2="3.466cm">
          <text:p/>
        </draw:line>
        <draw:line draw:style-name="gr3" draw:text-style-name="P1" draw:layer="layout" svg:x1="5.687cm" svg:y1="3.53cm" svg:x2="5.687cm" svg:y2="2.53cm">
          <text:p/>
        </draw:line>
        <draw:line draw:style-name="gr3" draw:text-style-name="P1" draw:layer="layout" svg:x1="5.687cm" svg:y1="3.53cm" svg:x2="4.687cm" svg:y2="3.53cm">
          <text:p/>
        </draw:line>
        <draw:line draw:style-name="gr3" draw:text-style-name="P1" draw:layer="layout" svg:x1="5.687cm" svg:y1="2.53cm" svg:x2="4.687cm" svg:y2="2.53cm">
          <text:p/>
        </draw:line>
        <draw:line draw:style-name="gr3" draw:text-style-name="P1" draw:layer="layout" svg:x1="5.687cm" svg:y1="2.6cm" svg:x2="4.687cm" svg:y2="2.6cm">
          <text:p/>
        </draw:line>
        <draw:line draw:style-name="gr3" draw:text-style-name="P1" draw:layer="layout" svg:x1="5.687cm" svg:y1="2.833cm" svg:x2="4.687cm" svg:y2="2.833cm">
          <text:p/>
        </draw:line>
        <draw:line draw:style-name="gr3" draw:text-style-name="P1" draw:layer="layout" svg:x1="5.687cm" svg:y1="3.294cm" svg:x2="4.687cm" svg:y2="3.294cm">
          <text:p/>
        </draw:line>
        <draw:line draw:style-name="gr3" draw:text-style-name="P1" draw:layer="layout" svg:x1="5.687cm" svg:y1="3.53cm" svg:x2="5.687cm" svg:y2="2.53cm">
          <text:p/>
        </draw:line>
        <draw:line draw:style-name="gr3" draw:text-style-name="P1" draw:layer="layout" svg:x1="4.687cm" svg:y1="2.653cm" svg:x2="4.611cm" svg:y2="2.653cm">
          <text:p/>
        </draw:line>
        <draw:line draw:style-name="gr3" draw:text-style-name="P1" draw:layer="layout" svg:x1="4.611cm" svg:y1="2.653cm" svg:x2="4.611cm" svg:y2="2.733cm">
          <text:p/>
        </draw:line>
        <draw:line draw:style-name="gr3" draw:text-style-name="P1" draw:layer="layout" svg:x1="4.611cm" svg:y1="2.733cm" svg:x2="4.687cm" svg:y2="2.733cm">
          <text:p/>
        </draw:line>
        <draw:line draw:style-name="gr3" draw:text-style-name="P1" draw:layer="layout" svg:x1="4.687cm" svg:y1="3.386cm" svg:x2="4.611cm" svg:y2="3.386cm">
          <text:p/>
        </draw:line>
        <draw:line draw:style-name="gr3" draw:text-style-name="P1" draw:layer="layout" svg:x1="4.611cm" svg:y1="3.386cm" svg:x2="4.611cm" svg:y2="3.466cm">
          <text:p/>
        </draw:line>
        <draw:line draw:style-name="gr3" draw:text-style-name="P1" draw:layer="layout" svg:x1="4.611cm" svg:y1="3.466cm" svg:x2="4.687cm" svg:y2="3.466cm">
          <text:p/>
        </draw:line>
        <draw:line draw:style-name="gr3" draw:text-style-name="P1" draw:layer="layout" svg:x1="4.687cm" svg:y1="3.53cm" svg:x2="4.687cm" svg:y2="2.53cm">
          <text:p/>
        </draw:line>
        <draw:line draw:style-name="gr3" draw:text-style-name="P1" draw:layer="layout" svg:x1="9.56cm" svg:y1="7.05cm" svg:x2="10.56cm" svg:y2="7.05cm">
          <text:p/>
        </draw:line>
        <draw:line draw:style-name="gr3" draw:text-style-name="P1" draw:layer="layout" svg:x1="9.56cm" svg:y1="8.05cm" svg:x2="10.56cm" svg:y2="8.05cm">
          <text:p/>
        </draw:line>
        <draw:line draw:style-name="gr3" draw:text-style-name="P1" draw:layer="layout" svg:x1="9.56cm" svg:y1="7.981cm" svg:x2="10.56cm" svg:y2="7.981cm">
          <text:p/>
        </draw:line>
        <draw:line draw:style-name="gr3" draw:text-style-name="P1" draw:layer="layout" svg:x1="9.56cm" svg:y1="7.748cm" svg:x2="10.56cm" svg:y2="7.748cm">
          <text:p/>
        </draw:line>
        <draw:line draw:style-name="gr3" draw:text-style-name="P1" draw:layer="layout" svg:x1="9.56cm" svg:y1="7.287cm" svg:x2="10.56cm" svg:y2="7.287cm">
          <text:p/>
        </draw:line>
        <draw:line draw:style-name="gr3" draw:text-style-name="P1" draw:layer="layout" svg:x1="9.56cm" svg:y1="7.05cm" svg:x2="9.56cm" svg:y2="8.05cm">
          <text:p/>
        </draw:line>
        <draw:line draw:style-name="gr3" draw:text-style-name="P1" draw:layer="layout" svg:x1="10.56cm" svg:y1="7.927cm" svg:x2="10.636cm" svg:y2="7.927cm">
          <text:p/>
        </draw:line>
        <draw:line draw:style-name="gr3" draw:text-style-name="P1" draw:layer="layout" svg:x1="10.636cm" svg:y1="7.927cm" svg:x2="10.636cm" svg:y2="7.848cm">
          <text:p/>
        </draw:line>
        <draw:line draw:style-name="gr3" draw:text-style-name="P1" draw:layer="layout" svg:x1="10.636cm" svg:y1="7.848cm" svg:x2="10.56cm" svg:y2="7.848cm">
          <text:p/>
        </draw:line>
        <draw:line draw:style-name="gr3" draw:text-style-name="P1" draw:layer="layout" svg:x1="10.56cm" svg:y1="7.194cm" svg:x2="10.636cm" svg:y2="7.194cm">
          <text:p/>
        </draw:line>
        <draw:line draw:style-name="gr3" draw:text-style-name="P1" draw:layer="layout" svg:x1="10.636cm" svg:y1="7.194cm" svg:x2="10.636cm" svg:y2="7.115cm">
          <text:p/>
        </draw:line>
        <draw:line draw:style-name="gr3" draw:text-style-name="P1" draw:layer="layout" svg:x1="10.636cm" svg:y1="7.115cm" svg:x2="10.56cm" svg:y2="7.115cm">
          <text:p/>
        </draw:line>
        <draw:line draw:style-name="gr3" draw:text-style-name="P1" draw:layer="layout" svg:x1="10.56cm" svg:y1="7.05cm" svg:x2="10.56cm" svg:y2="8.05cm">
          <text:p/>
        </draw:line>
        <draw:line draw:style-name="gr3" draw:text-style-name="P1" draw:layer="layout" svg:x1="8.56cm" svg:y1="7.05cm" svg:x2="9.56cm" svg:y2="7.05cm">
          <text:p/>
        </draw:line>
        <draw:line draw:style-name="gr3" draw:text-style-name="P1" draw:layer="layout" svg:x1="8.56cm" svg:y1="8.05cm" svg:x2="9.56cm" svg:y2="8.05cm">
          <text:p/>
        </draw:line>
        <draw:line draw:style-name="gr3" draw:text-style-name="P1" draw:layer="layout" svg:x1="8.56cm" svg:y1="7.981cm" svg:x2="9.56cm" svg:y2="7.981cm">
          <text:p/>
        </draw:line>
        <draw:line draw:style-name="gr3" draw:text-style-name="P1" draw:layer="layout" svg:x1="8.56cm" svg:y1="7.748cm" svg:x2="9.56cm" svg:y2="7.748cm">
          <text:p/>
        </draw:line>
        <draw:line draw:style-name="gr3" draw:text-style-name="P1" draw:layer="layout" svg:x1="8.56cm" svg:y1="7.287cm" svg:x2="9.56cm" svg:y2="7.287cm">
          <text:p/>
        </draw:line>
        <draw:line draw:style-name="gr3" draw:text-style-name="P1" draw:layer="layout" svg:x1="8.56cm" svg:y1="7.05cm" svg:x2="8.56cm" svg:y2="8.05cm">
          <text:p/>
        </draw:line>
        <draw:line draw:style-name="gr3" draw:text-style-name="P1" draw:layer="layout" svg:x1="9.56cm" svg:y1="7.927cm" svg:x2="9.636cm" svg:y2="7.927cm">
          <text:p/>
        </draw:line>
        <draw:line draw:style-name="gr3" draw:text-style-name="P1" draw:layer="layout" svg:x1="9.636cm" svg:y1="7.927cm" svg:x2="9.636cm" svg:y2="7.848cm">
          <text:p/>
        </draw:line>
        <draw:line draw:style-name="gr3" draw:text-style-name="P1" draw:layer="layout" svg:x1="9.636cm" svg:y1="7.848cm" svg:x2="9.56cm" svg:y2="7.848cm">
          <text:p/>
        </draw:line>
        <draw:line draw:style-name="gr3" draw:text-style-name="P1" draw:layer="layout" svg:x1="9.56cm" svg:y1="7.194cm" svg:x2="9.636cm" svg:y2="7.194cm">
          <text:p/>
        </draw:line>
        <draw:line draw:style-name="gr3" draw:text-style-name="P1" draw:layer="layout" svg:x1="9.636cm" svg:y1="7.194cm" svg:x2="9.636cm" svg:y2="7.115cm">
          <text:p/>
        </draw:line>
        <draw:line draw:style-name="gr3" draw:text-style-name="P1" draw:layer="layout" svg:x1="9.636cm" svg:y1="7.115cm" svg:x2="9.56cm" svg:y2="7.115cm">
          <text:p/>
        </draw:line>
        <draw:line draw:style-name="gr3" draw:text-style-name="P1" draw:layer="layout" svg:x1="9.56cm" svg:y1="7.05cm" svg:x2="9.56cm" svg:y2="8.05cm">
          <text:p/>
        </draw:line>
        <draw:line draw:style-name="gr3" draw:text-style-name="P1" draw:layer="layout" svg:x1="7.56cm" svg:y1="7.05cm" svg:x2="8.56cm" svg:y2="7.05cm">
          <text:p/>
        </draw:line>
        <draw:line draw:style-name="gr3" draw:text-style-name="P1" draw:layer="layout" svg:x1="7.56cm" svg:y1="8.05cm" svg:x2="8.56cm" svg:y2="8.05cm">
          <text:p/>
        </draw:line>
        <draw:line draw:style-name="gr3" draw:text-style-name="P1" draw:layer="layout" svg:x1="7.56cm" svg:y1="7.981cm" svg:x2="8.56cm" svg:y2="7.981cm">
          <text:p/>
        </draw:line>
        <draw:line draw:style-name="gr3" draw:text-style-name="P1" draw:layer="layout" svg:x1="7.56cm" svg:y1="7.748cm" svg:x2="8.56cm" svg:y2="7.748cm">
          <text:p/>
        </draw:line>
        <draw:line draw:style-name="gr3" draw:text-style-name="P1" draw:layer="layout" svg:x1="7.56cm" svg:y1="7.287cm" svg:x2="8.56cm" svg:y2="7.287cm">
          <text:p/>
        </draw:line>
        <draw:line draw:style-name="gr3" draw:text-style-name="P1" draw:layer="layout" svg:x1="7.56cm" svg:y1="7.05cm" svg:x2="7.56cm" svg:y2="8.05cm">
          <text:p/>
        </draw:line>
        <draw:line draw:style-name="gr3" draw:text-style-name="P1" draw:layer="layout" svg:x1="8.56cm" svg:y1="7.927cm" svg:x2="8.636cm" svg:y2="7.927cm">
          <text:p/>
        </draw:line>
        <draw:line draw:style-name="gr3" draw:text-style-name="P1" draw:layer="layout" svg:x1="8.636cm" svg:y1="7.927cm" svg:x2="8.636cm" svg:y2="7.848cm">
          <text:p/>
        </draw:line>
        <draw:line draw:style-name="gr3" draw:text-style-name="P1" draw:layer="layout" svg:x1="8.636cm" svg:y1="7.848cm" svg:x2="8.56cm" svg:y2="7.848cm">
          <text:p/>
        </draw:line>
        <draw:line draw:style-name="gr3" draw:text-style-name="P1" draw:layer="layout" svg:x1="8.56cm" svg:y1="7.194cm" svg:x2="8.636cm" svg:y2="7.194cm">
          <text:p/>
        </draw:line>
        <draw:line draw:style-name="gr3" draw:text-style-name="P1" draw:layer="layout" svg:x1="8.636cm" svg:y1="7.194cm" svg:x2="8.636cm" svg:y2="7.115cm">
          <text:p/>
        </draw:line>
        <draw:line draw:style-name="gr3" draw:text-style-name="P1" draw:layer="layout" svg:x1="8.636cm" svg:y1="7.115cm" svg:x2="8.56cm" svg:y2="7.115cm">
          <text:p/>
        </draw:line>
        <draw:line draw:style-name="gr3" draw:text-style-name="P1" draw:layer="layout" svg:x1="8.56cm" svg:y1="7.05cm" svg:x2="8.56cm" svg:y2="8.05cm">
          <text:p/>
        </draw:line>
        <draw:line draw:style-name="gr3" draw:text-style-name="P1" draw:layer="layout" svg:x1="6.56cm" svg:y1="7.05cm" svg:x2="7.56cm" svg:y2="7.05cm">
          <text:p/>
        </draw:line>
        <draw:line draw:style-name="gr3" draw:text-style-name="P1" draw:layer="layout" svg:x1="6.56cm" svg:y1="8.05cm" svg:x2="7.56cm" svg:y2="8.05cm">
          <text:p/>
        </draw:line>
        <draw:line draw:style-name="gr3" draw:text-style-name="P1" draw:layer="layout" svg:x1="6.56cm" svg:y1="7.981cm" svg:x2="7.56cm" svg:y2="7.981cm">
          <text:p/>
        </draw:line>
        <draw:line draw:style-name="gr3" draw:text-style-name="P1" draw:layer="layout" svg:x1="6.56cm" svg:y1="7.748cm" svg:x2="7.56cm" svg:y2="7.748cm">
          <text:p/>
        </draw:line>
        <draw:line draw:style-name="gr3" draw:text-style-name="P1" draw:layer="layout" svg:x1="6.56cm" svg:y1="7.287cm" svg:x2="7.56cm" svg:y2="7.287cm">
          <text:p/>
        </draw:line>
        <draw:line draw:style-name="gr3" draw:text-style-name="P1" draw:layer="layout" svg:x1="6.56cm" svg:y1="7.05cm" svg:x2="6.56cm" svg:y2="8.05cm">
          <text:p/>
        </draw:line>
        <draw:line draw:style-name="gr3" draw:text-style-name="P1" draw:layer="layout" svg:x1="7.56cm" svg:y1="7.927cm" svg:x2="7.636cm" svg:y2="7.927cm">
          <text:p/>
        </draw:line>
        <draw:line draw:style-name="gr3" draw:text-style-name="P1" draw:layer="layout" svg:x1="7.636cm" svg:y1="7.927cm" svg:x2="7.636cm" svg:y2="7.848cm">
          <text:p/>
        </draw:line>
        <draw:line draw:style-name="gr3" draw:text-style-name="P1" draw:layer="layout" svg:x1="7.636cm" svg:y1="7.848cm" svg:x2="7.56cm" svg:y2="7.848cm">
          <text:p/>
        </draw:line>
        <draw:line draw:style-name="gr3" draw:text-style-name="P1" draw:layer="layout" svg:x1="7.56cm" svg:y1="7.194cm" svg:x2="7.636cm" svg:y2="7.194cm">
          <text:p/>
        </draw:line>
        <draw:line draw:style-name="gr3" draw:text-style-name="P1" draw:layer="layout" svg:x1="7.636cm" svg:y1="7.194cm" svg:x2="7.636cm" svg:y2="7.115cm">
          <text:p/>
        </draw:line>
        <draw:line draw:style-name="gr3" draw:text-style-name="P1" draw:layer="layout" svg:x1="7.636cm" svg:y1="7.115cm" svg:x2="7.56cm" svg:y2="7.115cm">
          <text:p/>
        </draw:line>
        <draw:line draw:style-name="gr3" draw:text-style-name="P1" draw:layer="layout" svg:x1="7.56cm" svg:y1="7.05cm" svg:x2="7.56cm" svg:y2="8.05cm">
          <text:p/>
        </draw:line>
        <draw:line draw:style-name="gr3" draw:text-style-name="P1" draw:layer="layout" svg:x1="5.56cm" svg:y1="7.05cm" svg:x2="6.56cm" svg:y2="7.05cm">
          <text:p/>
        </draw:line>
        <draw:line draw:style-name="gr3" draw:text-style-name="P1" draw:layer="layout" svg:x1="5.56cm" svg:y1="8.05cm" svg:x2="6.56cm" svg:y2="8.05cm">
          <text:p/>
        </draw:line>
        <draw:line draw:style-name="gr3" draw:text-style-name="P1" draw:layer="layout" svg:x1="5.56cm" svg:y1="7.981cm" svg:x2="6.56cm" svg:y2="7.981cm">
          <text:p/>
        </draw:line>
        <draw:line draw:style-name="gr3" draw:text-style-name="P1" draw:layer="layout" svg:x1="5.56cm" svg:y1="7.748cm" svg:x2="6.56cm" svg:y2="7.748cm">
          <text:p/>
        </draw:line>
        <draw:line draw:style-name="gr3" draw:text-style-name="P1" draw:layer="layout" svg:x1="5.56cm" svg:y1="7.287cm" svg:x2="6.56cm" svg:y2="7.287cm">
          <text:p/>
        </draw:line>
        <draw:line draw:style-name="gr3" draw:text-style-name="P1" draw:layer="layout" svg:x1="5.56cm" svg:y1="7.05cm" svg:x2="5.56cm" svg:y2="8.05cm">
          <text:p/>
        </draw:line>
        <draw:line draw:style-name="gr3" draw:text-style-name="P1" draw:layer="layout" svg:x1="6.56cm" svg:y1="7.927cm" svg:x2="6.636cm" svg:y2="7.927cm">
          <text:p/>
        </draw:line>
        <draw:line draw:style-name="gr3" draw:text-style-name="P1" draw:layer="layout" svg:x1="6.636cm" svg:y1="7.927cm" svg:x2="6.636cm" svg:y2="7.848cm">
          <text:p/>
        </draw:line>
        <draw:line draw:style-name="gr3" draw:text-style-name="P1" draw:layer="layout" svg:x1="6.636cm" svg:y1="7.848cm" svg:x2="6.56cm" svg:y2="7.848cm">
          <text:p/>
        </draw:line>
        <draw:line draw:style-name="gr3" draw:text-style-name="P1" draw:layer="layout" svg:x1="6.56cm" svg:y1="7.194cm" svg:x2="6.636cm" svg:y2="7.194cm">
          <text:p/>
        </draw:line>
        <draw:line draw:style-name="gr3" draw:text-style-name="P1" draw:layer="layout" svg:x1="6.636cm" svg:y1="7.194cm" svg:x2="6.636cm" svg:y2="7.115cm">
          <text:p/>
        </draw:line>
        <draw:line draw:style-name="gr3" draw:text-style-name="P1" draw:layer="layout" svg:x1="6.636cm" svg:y1="7.115cm" svg:x2="6.56cm" svg:y2="7.115cm">
          <text:p/>
        </draw:line>
        <draw:line draw:style-name="gr3" draw:text-style-name="P1" draw:layer="layout" svg:x1="6.56cm" svg:y1="7.05cm" svg:x2="6.56cm" svg:y2="8.05cm">
          <text:p/>
        </draw:line>
        <draw:line draw:style-name="gr3" draw:text-style-name="P1" draw:layer="layout" svg:x1="4.56cm" svg:y1="7.05cm" svg:x2="5.56cm" svg:y2="7.05cm">
          <text:p/>
        </draw:line>
        <draw:line draw:style-name="gr3" draw:text-style-name="P1" draw:layer="layout" svg:x1="4.56cm" svg:y1="8.05cm" svg:x2="5.56cm" svg:y2="8.05cm">
          <text:p/>
        </draw:line>
        <draw:line draw:style-name="gr3" draw:text-style-name="P1" draw:layer="layout" svg:x1="4.56cm" svg:y1="7.981cm" svg:x2="5.56cm" svg:y2="7.981cm">
          <text:p/>
        </draw:line>
        <draw:line draw:style-name="gr3" draw:text-style-name="P1" draw:layer="layout" svg:x1="4.56cm" svg:y1="7.748cm" svg:x2="5.56cm" svg:y2="7.748cm">
          <text:p/>
        </draw:line>
        <draw:line draw:style-name="gr3" draw:text-style-name="P1" draw:layer="layout" svg:x1="4.56cm" svg:y1="7.287cm" svg:x2="5.56cm" svg:y2="7.287cm">
          <text:p/>
        </draw:line>
        <draw:line draw:style-name="gr3" draw:text-style-name="P1" draw:layer="layout" svg:x1="4.56cm" svg:y1="7.05cm" svg:x2="4.56cm" svg:y2="8.05cm">
          <text:p/>
        </draw:line>
        <draw:line draw:style-name="gr3" draw:text-style-name="P1" draw:layer="layout" svg:x1="5.56cm" svg:y1="7.927cm" svg:x2="5.636cm" svg:y2="7.927cm">
          <text:p/>
        </draw:line>
        <draw:line draw:style-name="gr3" draw:text-style-name="P1" draw:layer="layout" svg:x1="5.636cm" svg:y1="7.927cm" svg:x2="5.636cm" svg:y2="7.848cm">
          <text:p/>
        </draw:line>
        <draw:line draw:style-name="gr3" draw:text-style-name="P1" draw:layer="layout" svg:x1="5.636cm" svg:y1="7.848cm" svg:x2="5.56cm" svg:y2="7.848cm">
          <text:p/>
        </draw:line>
        <draw:line draw:style-name="gr3" draw:text-style-name="P1" draw:layer="layout" svg:x1="5.56cm" svg:y1="7.194cm" svg:x2="5.636cm" svg:y2="7.194cm">
          <text:p/>
        </draw:line>
        <draw:line draw:style-name="gr3" draw:text-style-name="P1" draw:layer="layout" svg:x1="5.636cm" svg:y1="7.194cm" svg:x2="5.636cm" svg:y2="7.115cm">
          <text:p/>
        </draw:line>
        <draw:line draw:style-name="gr3" draw:text-style-name="P1" draw:layer="layout" svg:x1="5.636cm" svg:y1="7.115cm" svg:x2="5.56cm" svg:y2="7.115cm">
          <text:p/>
        </draw:line>
        <draw:line draw:style-name="gr3" draw:text-style-name="P1" draw:layer="layout" svg:x1="5.56cm" svg:y1="7.05cm" svg:x2="5.56cm" svg:y2="8.05cm">
          <text:p/>
        </draw:line>
        <draw:line draw:style-name="gr3" draw:text-style-name="P1" draw:layer="layout" svg:x1="4.366cm" svg:y1="3.53cm" svg:x2="3.366cm" svg:y2="3.53cm">
          <text:p/>
        </draw:line>
        <draw:line draw:style-name="gr3" draw:text-style-name="P1" draw:layer="layout" svg:x1="4.366cm" svg:y1="2.53cm" svg:x2="3.366cm" svg:y2="2.53cm">
          <text:p/>
        </draw:line>
        <draw:line draw:style-name="gr3" draw:text-style-name="P1" draw:layer="layout" svg:x1="4.366cm" svg:y1="2.6cm" svg:x2="3.366cm" svg:y2="2.6cm">
          <text:p/>
        </draw:line>
        <draw:line draw:style-name="gr3" draw:text-style-name="P1" draw:layer="layout" svg:x1="4.366cm" svg:y1="2.833cm" svg:x2="3.366cm" svg:y2="2.833cm">
          <text:p/>
        </draw:line>
        <draw:line draw:style-name="gr3" draw:text-style-name="P1" draw:layer="layout" svg:x1="4.366cm" svg:y1="3.294cm" svg:x2="3.366cm" svg:y2="3.294cm">
          <text:p/>
        </draw:line>
        <draw:line draw:style-name="gr3" draw:text-style-name="P1" draw:layer="layout" svg:x1="4.366cm" svg:y1="3.53cm" svg:x2="4.366cm" svg:y2="2.53cm">
          <text:p/>
        </draw:line>
        <draw:line draw:style-name="gr3" draw:text-style-name="P1" draw:layer="layout" svg:x1="3.366cm" svg:y1="2.653cm" svg:x2="3.29cm" svg:y2="2.653cm">
          <text:p/>
        </draw:line>
        <draw:line draw:style-name="gr3" draw:text-style-name="P1" draw:layer="layout" svg:x1="3.29cm" svg:y1="2.653cm" svg:x2="3.29cm" svg:y2="2.733cm">
          <text:p/>
        </draw:line>
        <draw:line draw:style-name="gr3" draw:text-style-name="P1" draw:layer="layout" svg:x1="3.29cm" svg:y1="2.733cm" svg:x2="3.366cm" svg:y2="2.733cm">
          <text:p/>
        </draw:line>
        <draw:line draw:style-name="gr3" draw:text-style-name="P1" draw:layer="layout" svg:x1="3.366cm" svg:y1="3.386cm" svg:x2="3.29cm" svg:y2="3.386cm">
          <text:p/>
        </draw:line>
        <draw:line draw:style-name="gr3" draw:text-style-name="P1" draw:layer="layout" svg:x1="3.29cm" svg:y1="3.386cm" svg:x2="3.29cm" svg:y2="3.466cm">
          <text:p/>
        </draw:line>
        <draw:line draw:style-name="gr3" draw:text-style-name="P1" draw:layer="layout" svg:x1="3.29cm" svg:y1="3.466cm" svg:x2="3.366cm" svg:y2="3.466cm">
          <text:p/>
        </draw:line>
        <draw:line draw:style-name="gr3" draw:text-style-name="P1" draw:layer="layout" svg:x1="3.366cm" svg:y1="3.53cm" svg:x2="3.366cm" svg:y2="2.53cm">
          <text:p/>
        </draw:line>
        <draw:path draw:style-name="gr4" draw:text-style-name="P2" draw:layer="layout" svg:width="0.339cm" svg:height="0.34cm" svg:x="10.874cm" svg:y="2.77cm" svg:viewBox="0 0 340 341" svg:d="M340 171c0-94-75-171-169-171-95 0-171 77-171 171s76 170 171 170c94 0 169-76 169-170z">
          <text:p/>
        </draw:path>
        <draw:path draw:style-name="gr5" draw:text-style-name="P1" draw:layer="layout" svg:width="0.339cm" svg:height="0.34cm" svg:x="10.874cm" svg:y="2.77cm" svg:viewBox="0 0 340 341" svg:d="M340 171c0-94-75-171-169-171-95 0-171 77-171 171s76 170 171 170c94 0 169-76 169-170z">
          <text:p/>
        </draw:path>
        <draw:path draw:style-name="gr4" draw:text-style-name="P2" draw:layer="layout" svg:width="0.339cm" svg:height="0.34cm" svg:x="10.874cm" svg:y="7.47cm" svg:viewBox="0 0 340 341" svg:d="M340 171c0-94-75-171-169-171-95 0-171 77-171 171s76 170 171 170c94 0 169-76 169-170z">
          <text:p/>
        </draw:path>
        <draw:path draw:style-name="gr5" draw:text-style-name="P1" draw:layer="layout" svg:width="0.339cm" svg:height="0.34cm" svg:x="10.874cm" svg:y="7.47cm" svg:viewBox="0 0 340 341" svg:d="M340 171c0-94-75-171-169-171-95 0-171 77-171 171s76 170 171 170c94 0 169-76 169-170z">
          <text:p/>
        </draw:path>
        <draw:path draw:style-name="gr4" draw:text-style-name="P2" draw:layer="layout" svg:width="0.339cm" svg:height="0.34cm" svg:x="2.674cm" svg:y="2.77cm" svg:viewBox="0 0 340 341" svg:d="M340 171c0-94-75-171-170-171-94 0-170 77-170 171s76 170 170 170c95 0 170-76 170-170z">
          <text:p/>
        </draw:path>
        <draw:path draw:style-name="gr5" draw:text-style-name="P1" draw:layer="layout" svg:width="0.339cm" svg:height="0.34cm" svg:x="2.674cm" svg:y="2.77cm" svg:viewBox="0 0 340 341" svg:d="M340 171c0-94-75-171-170-171-94 0-170 77-170 171s76 170 170 170c95 0 170-76 170-170z">
          <text:p/>
        </draw:path>
        <draw:path draw:style-name="gr4" draw:text-style-name="P2" draw:layer="layout" svg:width="0.339cm" svg:height="0.34cm" svg:x="2.674cm" svg:y="7.47cm" svg:viewBox="0 0 340 341" svg:d="M340 171c0-94-75-171-170-171-94 0-170 77-170 171s76 170 170 170c95 0 170-76 170-170z">
          <text:p/>
        </draw:path>
        <draw:path draw:style-name="gr5" draw:text-style-name="P1" draw:layer="layout" svg:width="0.339cm" svg:height="0.34cm" svg:x="2.674cm" svg:y="7.47cm" svg:viewBox="0 0 340 341" svg:d="M340 171c0-94-75-171-170-171-94 0-170 77-170 171s76 170 170 170c95 0 170-76 170-170z">
          <text:p/>
        </draw:path>
        <draw:path draw:style-name="gr4" draw:text-style-name="P2" draw:layer="layout" svg:width="0.09cm" svg:height="0.09cm" svg:x="10.958cm" svg:y="6.153cm" svg:viewBox="0 0 91 91" svg:d="M91 46c0-26-20-46-45-46s-46 20-46 46c0 25 21 45 46 45s45-20 45-45z">
          <text:p/>
        </draw:path>
        <draw:path draw:style-name="gr5" draw:text-style-name="P1" draw:layer="layout" svg:width="0.09cm" svg:height="0.09cm" svg:x="10.958cm" svg:y="6.153cm" svg:viewBox="0 0 91 91" svg:d="M91 46c0-26-20-46-45-46s-46 20-46 46c0 25 21 45 46 45s45-20 45-45z">
          <text:p/>
        </draw:path>
        <draw:path draw:style-name="gr4" draw:text-style-name="P2" draw:layer="layout" svg:width="0.09cm" svg:height="0.09cm" svg:x="10.958cm" svg:y="5.899cm" svg:viewBox="0 0 91 91" svg:d="M91 46c0-26-20-46-45-46s-46 20-46 46c0 25 21 45 46 45s45-20 45-45z">
          <text:p/>
        </draw:path>
        <draw:path draw:style-name="gr5" draw:text-style-name="P1" draw:layer="layout" svg:width="0.09cm" svg:height="0.09cm" svg:x="10.958cm" svg:y="5.899cm" svg:viewBox="0 0 91 91" svg:d="M91 46c0-26-20-46-45-46s-46 20-46 46c0 25 21 45 46 45s45-20 45-45z">
          <text:p/>
        </draw:path>
        <draw:path draw:style-name="gr4" draw:text-style-name="P2" draw:layer="layout" svg:width="0.09cm" svg:height="0.09cm" svg:x="10.958cm" svg:y="5.455cm" svg:viewBox="0 0 91 91" svg:d="M91 45c0-25-20-45-45-45s-46 20-46 45 21 46 46 46 45-21 45-46z">
          <text:p/>
        </draw:path>
        <draw:path draw:style-name="gr5" draw:text-style-name="P1" draw:layer="layout" svg:width="0.09cm" svg:height="0.09cm" svg:x="10.958cm" svg:y="5.455cm" svg:viewBox="0 0 91 91" svg:d="M91 45c0-25-20-45-45-45s-46 20-46 45 21 46 46 46 45-21 45-46z">
          <text:p/>
        </draw:path>
        <draw:path draw:style-name="gr4" draw:text-style-name="P2" draw:layer="layout" svg:width="0.09cm" svg:height="0.09cm" svg:x="10.958cm" svg:y="5.201cm" svg:viewBox="0 0 91 91" svg:d="M91 45c0-24-20-45-45-45s-46 21-46 45c0 25 21 46 46 46s45-21 45-46z">
          <text:p/>
        </draw:path>
        <draw:path draw:style-name="gr5" draw:text-style-name="P1" draw:layer="layout" svg:width="0.09cm" svg:height="0.09cm" svg:x="10.958cm" svg:y="5.201cm" svg:viewBox="0 0 91 91" svg:d="M91 45c0-24-20-45-45-45s-46 21-46 45c0 25 21 46 46 46s45-21 45-46z">
          <text:p/>
        </draw:path>
        <draw:path draw:style-name="gr4" draw:text-style-name="P2" draw:layer="layout" svg:width="0.11cm" svg:height="0.11cm" svg:x="10.95cm" svg:y="4.746cm" svg:viewBox="0 0 111 111" svg:d="M111 56c0-31-24-56-55-56s-56 25-56 56c0 30 25 55 56 55s55-25 55-55z">
          <text:p/>
        </draw:path>
        <draw:path draw:style-name="gr5" draw:text-style-name="P1" draw:layer="layout" svg:width="0.11cm" svg:height="0.11cm" svg:x="10.95cm" svg:y="4.746cm" svg:viewBox="0 0 111 111" svg:d="M111 56c0-31-24-56-55-56s-56 25-56 56c0 30 25 55 56 55s55-25 55-55z">
          <text:p/>
        </draw:path>
        <draw:path draw:style-name="gr4" draw:text-style-name="P2" draw:layer="layout" svg:width="0.11cm" svg:height="0.11cm" svg:x="10.95cm" svg:y="4.492cm" svg:viewBox="0 0 111 111" svg:d="M111 55c0-30-24-55-55-55s-56 25-56 55c0 31 25 56 56 56s55-25 55-56z">
          <text:p/>
        </draw:path>
        <draw:path draw:style-name="gr5" draw:text-style-name="P1" draw:layer="layout" svg:width="0.11cm" svg:height="0.11cm" svg:x="10.95cm" svg:y="4.492cm" svg:viewBox="0 0 111 111" svg:d="M111 55c0-30-24-55-55-55s-56 25-56 55c0 31 25 56 56 56s55-25 55-56z">
          <text:p/>
        </draw:path>
        <draw:path draw:style-name="gr4" draw:text-style-name="P2" draw:layer="layout" svg:width="0.11cm" svg:height="0.11cm" svg:x="10.95cm" svg:y="4.238cm" svg:viewBox="0 0 111 111" svg:d="M111 55c0-30-24-55-55-55s-56 25-56 55 25 56 56 56 55-26 55-56z">
          <text:p/>
        </draw:path>
        <draw:path draw:style-name="gr5" draw:text-style-name="P1" draw:layer="layout" svg:width="0.11cm" svg:height="0.11cm" svg:x="10.95cm" svg:y="4.238cm" svg:viewBox="0 0 111 111" svg:d="M111 55c0-30-24-55-55-55s-56 25-56 55 25 56 56 56 55-26 55-56z">
          <text:p/>
        </draw:path>
        <draw:path draw:style-name="gr4" draw:text-style-name="P2" draw:layer="layout" svg:width="0.161cm" svg:height="0.16cm" svg:x="2.863cm" svg:y="5.906cm" svg:viewBox="0 0 162 161" svg:d="M162 80c0-44-36-80-80-80-45 0-82 36-82 80 0 45 37 81 82 81 44 0 80-36 80-81z">
          <text:p/>
        </draw:path>
        <draw:path draw:style-name="gr5" draw:text-style-name="P1" draw:layer="layout" svg:width="0.161cm" svg:height="0.16cm" svg:x="2.863cm" svg:y="5.906cm" svg:viewBox="0 0 162 161" svg:d="M162 80c0-44-36-80-80-80-45 0-82 36-82 80 0 45 37 81 82 81 44 0 80-36 80-81z">
          <text:p/>
        </draw:path>
        <draw:path draw:style-name="gr4" draw:text-style-name="P2" draw:layer="layout" svg:width="0.161cm" svg:height="0.16cm" svg:x="2.863cm" svg:y="6.406cm" svg:viewBox="0 0 162 161" svg:d="M162 80c0-44-36-80-80-80-45 0-82 36-82 80 0 45 37 81 82 81 44 0 80-36 80-81z">
          <text:p/>
        </draw:path>
        <draw:path draw:style-name="gr5" draw:text-style-name="P1" draw:layer="layout" svg:width="0.161cm" svg:height="0.16cm" svg:x="2.863cm" svg:y="6.406cm" svg:viewBox="0 0 162 161" svg:d="M162 80c0-44-36-80-80-80-45 0-82 36-82 80 0 45 37 81 82 81 44 0 80-36 80-81z">
          <text:p/>
        </draw:path>
        <draw:path draw:style-name="gr4" draw:text-style-name="P2" draw:layer="layout" svg:width="0.161cm" svg:height="0.16cm" svg:x="2.863cm" svg:y="4.906cm" svg:viewBox="0 0 162 161" svg:d="M162 80c0-44-36-80-80-80-45 0-82 36-82 80s37 81 82 81c44 0 80-37 80-81z">
          <text:p/>
        </draw:path>
        <draw:path draw:style-name="gr5" draw:text-style-name="P1" draw:layer="layout" svg:width="0.161cm" svg:height="0.16cm" svg:x="2.863cm" svg:y="4.906cm" svg:viewBox="0 0 162 161" svg:d="M162 80c0-44-36-80-80-80-45 0-82 36-82 80s37 81 82 81c44 0 80-37 80-81z">
          <text:p/>
        </draw:path>
        <draw:path draw:style-name="gr4" draw:text-style-name="P2" draw:layer="layout" svg:width="0.161cm" svg:height="0.16cm" svg:x="2.863cm" svg:y="5.406cm" svg:viewBox="0 0 162 161" svg:d="M162 80c0-44-36-80-80-80-45 0-82 36-82 80 0 45 37 81 82 81 44 0 80-36 80-81z">
          <text:p/>
        </draw:path>
        <draw:path draw:style-name="gr5" draw:text-style-name="P1" draw:layer="layout" svg:width="0.161cm" svg:height="0.16cm" svg:x="2.863cm" svg:y="5.406cm" svg:viewBox="0 0 162 161" svg:d="M162 80c0-44-36-80-80-80-45 0-82 36-82 80 0 45 37 81 82 81 44 0 80-36 80-81z">
          <text:p/>
        </draw:path>
        <draw:path draw:style-name="gr4" draw:text-style-name="P2" draw:layer="layout" svg:width="0.16cm" svg:height="0.16cm" svg:x="10.357cm" svg:y="2.96cm" svg:viewBox="0 0 161 161" svg:d="M161 82c0-45-36-82-80-82-45 0-81 37-81 82 0 44 36 79 81 79 44 0 80-35 80-79z">
          <text:p/>
        </draw:path>
        <draw:path draw:style-name="gr5" draw:text-style-name="P1" draw:layer="layout" svg:width="0.16cm" svg:height="0.16cm" svg:x="10.357cm" svg:y="2.96cm" svg:viewBox="0 0 161 161" svg:d="M161 82c0-45-36-82-80-82-45 0-81 37-81 82 0 44 36 79 81 79 44 0 80-35 80-79z">
          <text:p/>
        </draw:path>
        <draw:path draw:style-name="gr4" draw:text-style-name="P2" draw:layer="layout" svg:width="0.16cm" svg:height="0.16cm" svg:x="9.857cm" svg:y="2.96cm" svg:viewBox="0 0 161 161" svg:d="M161 82c0-45-36-82-80-82s-81 37-81 82c0 44 37 79 81 79s80-35 80-79z">
          <text:p/>
        </draw:path>
        <draw:path draw:style-name="gr5" draw:text-style-name="P1" draw:layer="layout" svg:width="0.16cm" svg:height="0.16cm" svg:x="9.857cm" svg:y="2.96cm" svg:viewBox="0 0 161 161" svg:d="M161 82c0-45-36-82-80-82s-81 37-81 82c0 44 37 79 81 79s80-35 80-79z">
          <text:p/>
        </draw:path>
        <draw:path draw:style-name="gr4" draw:text-style-name="P2" draw:layer="layout" svg:width="0.16cm" svg:height="0.16cm" svg:x="9.357cm" svg:y="2.96cm" svg:viewBox="0 0 161 161" svg:d="M161 82c0-45-35-82-81-82-44 0-80 37-80 82 0 44 36 79 80 79 46 0 81-35 81-79z">
          <text:p/>
        </draw:path>
        <draw:path draw:style-name="gr5" draw:text-style-name="P1" draw:layer="layout" svg:width="0.16cm" svg:height="0.16cm" svg:x="9.357cm" svg:y="2.96cm" svg:viewBox="0 0 161 161" svg:d="M161 82c0-45-35-82-81-82-44 0-80 37-80 82 0 44 36 79 80 79 46 0 81-35 81-79z">
          <text:p/>
        </draw:path>
        <draw:path draw:style-name="gr4" draw:text-style-name="P2" draw:layer="layout" svg:width="0.16cm" svg:height="0.16cm" svg:x="8.857cm" svg:y="2.96cm" svg:viewBox="0 0 161 161" svg:d="M161 82c0-45-36-82-81-82-44 0-80 37-80 82 0 44 36 79 80 79 45 0 81-35 81-79z">
          <text:p/>
        </draw:path>
        <draw:path draw:style-name="gr5" draw:text-style-name="P1" draw:layer="layout" svg:width="0.16cm" svg:height="0.16cm" svg:x="8.857cm" svg:y="2.96cm" svg:viewBox="0 0 161 161" svg:d="M161 82c0-45-36-82-81-82-44 0-80 37-80 82 0 44 36 79 80 79 45 0 81-35 81-79z">
          <text:p/>
        </draw:path>
        <draw:path draw:style-name="gr4" draw:text-style-name="P2" draw:layer="layout" svg:width="0.16cm" svg:height="0.16cm" svg:x="8.357cm" svg:y="2.96cm" svg:viewBox="0 0 161 161" svg:d="M161 82c0-45-36-82-81-82-44 0-80 37-80 82 0 44 36 79 80 79 45 0 81-35 81-79z">
          <text:p/>
        </draw:path>
        <draw:path draw:style-name="gr5" draw:text-style-name="P1" draw:layer="layout" svg:width="0.16cm" svg:height="0.16cm" svg:x="8.357cm" svg:y="2.96cm" svg:viewBox="0 0 161 161" svg:d="M161 82c0-45-36-82-81-82-44 0-80 37-80 82 0 44 36 79 80 79 45 0 81-35 81-79z">
          <text:p/>
        </draw:path>
        <draw:path draw:style-name="gr4" draw:text-style-name="P2" draw:layer="layout" svg:width="0.16cm" svg:height="0.16cm" svg:x="7.857cm" svg:y="2.96cm" svg:viewBox="0 0 161 161" svg:d="M161 82c0-45-35-82-81-82-44 0-80 37-80 82 0 44 36 79 80 79 46 0 81-35 81-79z">
          <text:p/>
        </draw:path>
        <draw:path draw:style-name="gr5" draw:text-style-name="P1" draw:layer="layout" svg:width="0.16cm" svg:height="0.16cm" svg:x="7.857cm" svg:y="2.96cm" svg:viewBox="0 0 161 161" svg:d="M161 82c0-45-35-82-81-82-44 0-80 37-80 82 0 44 36 79 80 79 46 0 81-35 81-79z">
          <text:p/>
        </draw:path>
        <draw:path draw:style-name="gr4" draw:text-style-name="P2" draw:layer="layout" svg:width="0.16cm" svg:height="0.16cm" svg:x="7.357cm" svg:y="2.96cm" svg:viewBox="0 0 161 161" svg:d="M161 82c0-45-36-82-80-82s-81 37-81 82c0 44 37 79 81 79s80-35 80-79z">
          <text:p/>
        </draw:path>
        <draw:path draw:style-name="gr5" draw:text-style-name="P1" draw:layer="layout" svg:width="0.16cm" svg:height="0.16cm" svg:x="7.357cm" svg:y="2.96cm" svg:viewBox="0 0 161 161" svg:d="M161 82c0-45-36-82-80-82s-81 37-81 82c0 44 37 79 81 79s80-35 80-79z">
          <text:p/>
        </draw:path>
        <draw:path draw:style-name="gr4" draw:text-style-name="P2" draw:layer="layout" svg:width="0.16cm" svg:height="0.16cm" svg:x="6.857cm" svg:y="2.96cm" svg:viewBox="0 0 161 161" svg:d="M161 82c0-45-37-82-81-82s-80 37-80 82c0 44 36 79 80 79s81-35 81-79z">
          <text:p/>
        </draw:path>
        <draw:path draw:style-name="gr5" draw:text-style-name="P1" draw:layer="layout" svg:width="0.16cm" svg:height="0.16cm" svg:x="6.857cm" svg:y="2.96cm" svg:viewBox="0 0 161 161" svg:d="M161 82c0-45-37-82-81-82s-80 37-80 82c0 44 36 79 80 79s81-35 81-79z">
          <text:p/>
        </draw:path>
        <draw:path draw:style-name="gr4" draw:text-style-name="P2" draw:layer="layout" svg:width="0.16cm" svg:height="0.16cm" svg:x="6.357cm" svg:y="2.96cm" svg:viewBox="0 0 161 161" svg:d="M161 82c0-45-35-82-80-82-44 0-81 37-81 82 0 44 37 79 81 79 45 0 80-35 80-79z">
          <text:p/>
        </draw:path>
        <draw:path draw:style-name="gr5" draw:text-style-name="P1" draw:layer="layout" svg:width="0.16cm" svg:height="0.16cm" svg:x="6.357cm" svg:y="2.96cm" svg:viewBox="0 0 161 161" svg:d="M161 82c0-45-35-82-80-82-44 0-81 37-81 82 0 44 37 79 81 79 45 0 80-35 80-79z">
          <text:p/>
        </draw:path>
        <draw:path draw:style-name="gr4" draw:text-style-name="P2" draw:layer="layout" svg:width="0.16cm" svg:height="0.16cm" svg:x="5.857cm" svg:y="2.96cm" svg:viewBox="0 0 161 161" svg:d="M161 82c0-45-36-82-80-82-45 0-81 37-81 82 0 44 36 79 81 79 44 0 80-35 80-79z">
          <text:p/>
        </draw:path>
        <draw:path draw:style-name="gr5" draw:text-style-name="P1" draw:layer="layout" svg:width="0.16cm" svg:height="0.16cm" svg:x="5.857cm" svg:y="2.96cm" svg:viewBox="0 0 161 161" svg:d="M161 82c0-45-36-82-80-82-45 0-81 37-81 82 0 44 36 79 81 79 44 0 80-35 80-79z">
          <text:p/>
        </draw:path>
        <draw:path draw:style-name="gr4" draw:text-style-name="P2" draw:layer="layout" svg:width="0.16cm" svg:height="0.16cm" svg:x="5.357cm" svg:y="2.96cm" svg:viewBox="0 0 161 161" svg:d="M161 82c0-45-36-82-80-82-45 0-81 37-81 82 0 44 36 79 81 79 44 0 80-35 80-79z">
          <text:p/>
        </draw:path>
        <draw:path draw:style-name="gr5" draw:text-style-name="P1" draw:layer="layout" svg:width="0.16cm" svg:height="0.16cm" svg:x="5.357cm" svg:y="2.96cm" svg:viewBox="0 0 161 161" svg:d="M161 82c0-45-36-82-80-82-45 0-81 37-81 82 0 44 36 79 81 79 44 0 80-35 80-79z">
          <text:p/>
        </draw:path>
        <draw:path draw:style-name="gr4" draw:text-style-name="P2" draw:layer="layout" svg:width="0.16cm" svg:height="0.16cm" svg:x="4.857cm" svg:y="2.96cm" svg:viewBox="0 0 161 161" svg:d="M161 82c0-45-35-82-81-82-44 0-80 37-80 82 0 44 36 79 80 79 46 0 81-35 81-79z">
          <text:p/>
        </draw:path>
        <draw:path draw:style-name="gr5" draw:text-style-name="P1" draw:layer="layout" svg:width="0.16cm" svg:height="0.16cm" svg:x="4.857cm" svg:y="2.96cm" svg:viewBox="0 0 161 161" svg:d="M161 82c0-45-35-82-81-82-44 0-80 37-80 82 0 44 36 79 80 79 46 0 81-35 81-79z">
          <text:p/>
        </draw:path>
        <draw:path draw:style-name="gr4" draw:text-style-name="P2" draw:layer="layout" svg:width="0.16cm" svg:height="0.16cm" svg:x="9.73cm" svg:y="7.461cm" svg:viewBox="0 0 161 161" svg:d="M161 81c0-45-37-81-81-81s-80 36-80 81 36 80 80 80 81-35 81-80z">
          <text:p/>
        </draw:path>
        <draw:path draw:style-name="gr5" draw:text-style-name="P1" draw:layer="layout" svg:width="0.16cm" svg:height="0.16cm" svg:x="9.73cm" svg:y="7.461cm" svg:viewBox="0 0 161 161" svg:d="M161 81c0-45-37-81-81-81s-80 36-80 81 36 80 80 80 81-35 81-80z">
          <text:p/>
        </draw:path>
        <draw:path draw:style-name="gr4" draw:text-style-name="P2" draw:layer="layout" svg:width="0.16cm" svg:height="0.16cm" svg:x="10.23cm" svg:y="7.461cm" svg:viewBox="0 0 161 161" svg:d="M161 81c0-45-36-81-80-81s-81 36-81 81 37 80 81 80 80-35 80-80z">
          <text:p/>
        </draw:path>
        <draw:path draw:style-name="gr5" draw:text-style-name="P1" draw:layer="layout" svg:width="0.16cm" svg:height="0.16cm" svg:x="10.23cm" svg:y="7.461cm" svg:viewBox="0 0 161 161" svg:d="M161 81c0-45-36-81-80-81s-81 36-81 81 37 80 81 80 80-35 80-80z">
          <text:p/>
        </draw:path>
        <draw:path draw:style-name="gr4" draw:text-style-name="P2" draw:layer="layout" svg:width="0.16cm" svg:height="0.16cm" svg:x="8.73cm" svg:y="7.461cm" svg:viewBox="0 0 161 161" svg:d="M161 81c0-45-36-81-81-81-44 0-80 36-80 81s36 80 80 80c45 0 81-35 81-80z">
          <text:p/>
        </draw:path>
        <draw:path draw:style-name="gr5" draw:text-style-name="P1" draw:layer="layout" svg:width="0.16cm" svg:height="0.16cm" svg:x="8.73cm" svg:y="7.461cm" svg:viewBox="0 0 161 161" svg:d="M161 81c0-45-36-81-81-81-44 0-80 36-80 81s36 80 80 80c45 0 81-35 81-80z">
          <text:p/>
        </draw:path>
        <draw:path draw:style-name="gr4" draw:text-style-name="P2" draw:layer="layout" svg:width="0.16cm" svg:height="0.16cm" svg:x="9.23cm" svg:y="7.461cm" svg:viewBox="0 0 161 161" svg:d="M161 81c0-45-35-81-80-81s-81 36-81 81 36 80 81 80 80-35 80-80z">
          <text:p/>
        </draw:path>
        <draw:path draw:style-name="gr5" draw:text-style-name="P1" draw:layer="layout" svg:width="0.16cm" svg:height="0.16cm" svg:x="9.23cm" svg:y="7.461cm" svg:viewBox="0 0 161 161" svg:d="M161 81c0-45-35-81-80-81s-81 36-81 81 36 80 81 80 80-35 80-80z">
          <text:p/>
        </draw:path>
        <draw:path draw:style-name="gr4" draw:text-style-name="P2" draw:layer="layout" svg:width="0.16cm" svg:height="0.16cm" svg:x="7.73cm" svg:y="7.461cm" svg:viewBox="0 0 161 161" svg:d="M161 81c0-45-35-81-80-81s-81 36-81 81 36 80 81 80 80-35 80-80z">
          <text:p/>
        </draw:path>
        <draw:path draw:style-name="gr5" draw:text-style-name="P1" draw:layer="layout" svg:width="0.16cm" svg:height="0.16cm" svg:x="7.73cm" svg:y="7.461cm" svg:viewBox="0 0 161 161" svg:d="M161 81c0-45-35-81-80-81s-81 36-81 81 36 80 81 80 80-35 80-80z">
          <text:p/>
        </draw:path>
        <draw:path draw:style-name="gr4" draw:text-style-name="P2" draw:layer="layout" svg:width="0.16cm" svg:height="0.16cm" svg:x="8.23cm" svg:y="7.461cm" svg:viewBox="0 0 161 161" svg:d="M161 81c0-45-36-81-80-81-45 0-81 36-81 81s36 80 81 80c44 0 80-35 80-80z">
          <text:p/>
        </draw:path>
        <draw:path draw:style-name="gr5" draw:text-style-name="P1" draw:layer="layout" svg:width="0.16cm" svg:height="0.16cm" svg:x="8.23cm" svg:y="7.461cm" svg:viewBox="0 0 161 161" svg:d="M161 81c0-45-36-81-80-81-45 0-81 36-81 81s36 80 81 80c44 0 80-35 80-80z">
          <text:p/>
        </draw:path>
        <draw:path draw:style-name="gr4" draw:text-style-name="P2" draw:layer="layout" svg:width="0.16cm" svg:height="0.16cm" svg:x="6.73cm" svg:y="7.461cm" svg:viewBox="0 0 161 161" svg:d="M161 81c0-45-36-81-81-81-44 0-80 36-80 81s36 80 80 80c45 0 81-35 81-80z">
          <text:p/>
        </draw:path>
        <draw:path draw:style-name="gr5" draw:text-style-name="P1" draw:layer="layout" svg:width="0.16cm" svg:height="0.16cm" svg:x="6.73cm" svg:y="7.461cm" svg:viewBox="0 0 161 161" svg:d="M161 81c0-45-36-81-81-81-44 0-80 36-80 81s36 80 80 80c45 0 81-35 81-80z">
          <text:p/>
        </draw:path>
        <draw:path draw:style-name="gr4" draw:text-style-name="P2" draw:layer="layout" svg:width="0.16cm" svg:height="0.16cm" svg:x="7.23cm" svg:y="7.461cm" svg:viewBox="0 0 161 161" svg:d="M161 81c0-45-37-81-81-81s-80 36-80 81 36 80 80 80 81-35 81-80z">
          <text:p/>
        </draw:path>
        <draw:path draw:style-name="gr5" draw:text-style-name="P1" draw:layer="layout" svg:width="0.16cm" svg:height="0.16cm" svg:x="7.23cm" svg:y="7.461cm" svg:viewBox="0 0 161 161" svg:d="M161 81c0-45-37-81-81-81s-80 36-80 81 36 80 80 80 81-35 81-80z">
          <text:p/>
        </draw:path>
        <draw:path draw:style-name="gr4" draw:text-style-name="P2" draw:layer="layout" svg:width="0.16cm" svg:height="0.16cm" svg:x="5.73cm" svg:y="7.461cm" svg:viewBox="0 0 161 161" svg:d="M161 81c0-45-36-81-80-81-45 0-81 36-81 81s36 80 81 80c44 0 80-35 80-80z">
          <text:p/>
        </draw:path>
        <draw:path draw:style-name="gr5" draw:text-style-name="P1" draw:layer="layout" svg:width="0.16cm" svg:height="0.16cm" svg:x="5.73cm" svg:y="7.461cm" svg:viewBox="0 0 161 161" svg:d="M161 81c0-45-36-81-80-81-45 0-81 36-81 81s36 80 81 80c44 0 80-35 80-80z">
          <text:p/>
        </draw:path>
        <draw:path draw:style-name="gr4" draw:text-style-name="P2" draw:layer="layout" svg:width="0.16cm" svg:height="0.16cm" svg:x="6.23cm" svg:y="7.461cm" svg:viewBox="0 0 161 161" svg:d="M161 81c0-45-36-81-81-81-44 0-80 36-80 81s36 80 80 80c45 0 81-35 81-80z">
          <text:p/>
        </draw:path>
        <draw:path draw:style-name="gr5" draw:text-style-name="P1" draw:layer="layout" svg:width="0.16cm" svg:height="0.16cm" svg:x="6.23cm" svg:y="7.461cm" svg:viewBox="0 0 161 161" svg:d="M161 81c0-45-36-81-81-81-44 0-80 36-80 81s36 80 80 80c45 0 81-35 81-80z">
          <text:p/>
        </draw:path>
        <draw:path draw:style-name="gr4" draw:text-style-name="P2" draw:layer="layout" svg:width="0.16cm" svg:height="0.16cm" svg:x="4.73cm" svg:y="7.461cm" svg:viewBox="0 0 161 161" svg:d="M161 81c0-45-35-81-80-81s-81 36-81 81 36 80 81 80 80-35 80-80z">
          <text:p/>
        </draw:path>
        <draw:path draw:style-name="gr5" draw:text-style-name="P1" draw:layer="layout" svg:width="0.16cm" svg:height="0.16cm" svg:x="4.73cm" svg:y="7.461cm" svg:viewBox="0 0 161 161" svg:d="M161 81c0-45-35-81-80-81s-81 36-81 81 36 80 81 80 80-35 80-80z">
          <text:p/>
        </draw:path>
        <draw:path draw:style-name="gr4" draw:text-style-name="P2" draw:layer="layout" svg:width="0.16cm" svg:height="0.16cm" svg:x="5.23cm" svg:y="7.461cm" svg:viewBox="0 0 161 161" svg:d="M161 81c0-45-36-81-80-81s-81 36-81 81 37 80 81 80 80-35 80-80z">
          <text:p/>
        </draw:path>
        <draw:path draw:style-name="gr5" draw:text-style-name="P1" draw:layer="layout" svg:width="0.16cm" svg:height="0.16cm" svg:x="5.23cm" svg:y="7.461cm" svg:viewBox="0 0 161 161" svg:d="M161 81c0-45-36-81-80-81s-81 36-81 81 37 80 81 80 80-35 80-80z">
          <text:p/>
        </draw:path>
        <draw:path draw:style-name="gr4" draw:text-style-name="P2" draw:layer="layout" svg:width="0.16cm" svg:height="0.16cm" svg:x="4.036cm" svg:y="2.96cm" svg:viewBox="0 0 161 161" svg:d="M161 82c0-45-37-82-81-82s-80 37-80 82c0 44 36 79 80 79s81-35 81-79z">
          <text:p/>
        </draw:path>
        <draw:path draw:style-name="gr5" draw:text-style-name="P1" draw:layer="layout" svg:width="0.16cm" svg:height="0.16cm" svg:x="4.036cm" svg:y="2.96cm" svg:viewBox="0 0 161 161" svg:d="M161 82c0-45-37-82-81-82s-80 37-80 82c0 44 36 79 80 79s81-35 81-79z">
          <text:p/>
        </draw:path>
        <draw:path draw:style-name="gr4" draw:text-style-name="P2" draw:layer="layout" svg:width="0.16cm" svg:height="0.16cm" svg:x="3.536cm" svg:y="2.96cm" svg:viewBox="0 0 161 161" svg:d="M161 82c0-45-37-82-81-82s-80 37-80 82c0 44 36 79 80 79s81-35 81-79z">
          <text:p/>
        </draw:path>
        <draw:path draw:style-name="gr5" draw:text-style-name="P1" draw:layer="layout" svg:width="0.16cm" svg:height="0.16cm" svg:x="3.536cm" svg:y="2.96cm" svg:viewBox="0 0 161 161" svg:d="M161 82c0-45-37-82-81-82s-80 37-80 82c0 44 36 79 80 79s81-35 81-79z">
          <text:p/>
        </draw:path>
        <draw:frame draw:style-name="gr6" draw:text-style-name="P4" draw:layer="layout" svg:width="1.46cm" svg:height="0.671cm" svg:x="3.237cm" svg:y="4.123cm">
          <draw:text-box>
            <text:p text:style-name="P3"><text:span text:style-name="T1">B</text:span><text:span text:style-name="T1">U</text:span><text:span text:style-name="T1">Z</text:span><text:span text:style-name="T1">Z</text:span><text:span text:style-name="T1">E</text:span><text:span text:style-name="T1">R</text:span></text:p>
          </draw:text-box>
        </draw:frame>
        <draw:frame draw:style-name="gr7" draw:text-style-name="P6" draw:layer="layout" svg:width="0.816cm" svg:height="0.585cm" svg:x="4.638cm" svg:y="6.435cm">
          <draw:text-box>
            <text:p text:style-name="P5"><text:span text:style-name="T2">+</text:span><text:span text:style-name="T2"> </text:span><text:span text:style-name="T2"><text:s/></text:span><text:span text:style-name="T2">-</text:span></text:p>
          </draw:text-box>
        </draw:frame>
        <draw:frame draw:style-name="gr7" draw:text-style-name="P6" draw:layer="layout" svg:width="0.816cm" svg:height="0.585cm" draw:transform="rotate (-3.14124358773939) translate (4.243cm 4.108cm)">
          <draw:text-box>
            <text:p text:style-name="P5"><text:span text:style-name="T2">+</text:span><text:span text:style-name="T2"> </text:span><text:span text:style-name="T2"><text:s/></text:span><text:span text:style-name="T2">-</text:span></text:p>
          </draw:text-box>
        </draw:frame>
        <draw:frame draw:style-name="gr8" draw:text-style-name="P6" draw:layer="layout" svg:width="0.816cm" svg:height="0.585cm" draw:transform="rotate (-1.56468767441292) translate (4.057cm 5.824cm)">
          <draw:text-box>
            <text:p text:style-name="P5"><text:span text:style-name="T2">+</text:span><text:span text:style-name="T2"> </text:span><text:span text:style-name="T2"><text:s/></text:span><text:span text:style-name="T2">-</text:span></text:p>
          </draw:text-box>
        </draw:frame>
        <draw:frame draw:style-name="gr7" draw:text-style-name="P6" draw:layer="layout" svg:width="0.816cm" svg:height="0.585cm" svg:x="5.649cm" svg:y="6.431cm">
          <draw:text-box>
            <text:p text:style-name="P5"><text:span text:style-name="T2">+</text:span><text:span text:style-name="T2"> </text:span><text:span text:style-name="T2"><text:s/></text:span><text:span text:style-name="T2">-</text:span></text:p>
          </draw:text-box>
        </draw:frame>
        <draw:frame draw:style-name="gr7" draw:text-style-name="P6" draw:layer="layout" svg:width="0.816cm" svg:height="0.585cm" svg:x="6.602cm" svg:y="6.431cm">
          <draw:text-box>
            <text:p text:style-name="P5"><text:span text:style-name="T2">+ <text:s/>-</text:span></text:p>
          </draw:text-box>
        </draw:frame>
        <draw:frame draw:style-name="gr7" draw:text-style-name="P6" draw:layer="layout" svg:width="0.816cm" svg:height="0.585cm" svg:x="7.691cm" svg:y="6.431cm">
          <draw:text-box>
            <text:p text:style-name="P5"><text:span text:style-name="T2">+ <text:s/>-</text:span></text:p>
          </draw:text-box>
        </draw:frame>
        <draw:frame draw:style-name="gr7" draw:text-style-name="P6" draw:layer="layout" svg:width="0.816cm" svg:height="0.585cm" svg:x="8.643cm" svg:y="6.431cm">
          <draw:text-box>
            <text:p text:style-name="P5"><text:span text:style-name="T2">+ <text:s/>-</text:span></text:p>
          </draw:text-box>
        </draw:frame>
        <draw:frame draw:style-name="gr7" draw:text-style-name="P6" draw:layer="layout" svg:width="0.816cm" svg:height="0.585cm" svg:x="9.596cm" svg:y="6.431cm">
          <draw:text-box>
            <text:p text:style-name="P5"><text:span text:style-name="T2">+ <text:s/>-</text:span></text:p>
          </draw:text-box>
        </draw:frame>
        <draw:frame draw:style-name="gr9" draw:text-style-name="P8" draw:layer="layout" svg:width="5.715cm" svg:height="0.395cm" svg:x="4.697cm" svg:y="6.064cm">
          <draw:text-box>
            <text:p text:style-name="P7"><text:span text:style-name="T3">L</text:span><text:span text:style-name="T3">S</text:span><text:span text:style-name="T3">6</text:span><text:span text:style-name="T3"> <text:s/></text:span><text:span text:style-name="T3"><text:s text:c="2"/></text:span><text:span text:style-name="T3">L</text:span><text:span text:style-name="T3">S</text:span><text:span text:style-name="T3">5</text:span><text:span text:style-name="T3"> <text:s/></text:span><text:span text:style-name="T3"><text:s text:c="2"/></text:span><text:span text:style-name="T3">L</text:span><text:span text:style-name="T3">S</text:span><text:span text:style-name="T3">4</text:span><text:span text:style-name="T3"> <text:s/></text:span><text:span text:style-name="T3"><text:s text:c="2"/></text:span><text:span text:style-name="T3">L</text:span><text:span text:style-name="T3">S</text:span><text:span text:style-name="T3">3</text:span><text:span text:style-name="T3"> <text:s/></text:span><text:span text:style-name="T3"><text:s text:c="2"/></text:span><text:span text:style-name="T3">L</text:span><text:span text:style-name="T3">S</text:span><text:span text:style-name="T3">2</text:span><text:span text:style-name="T3"> <text:s/></text:span><text:span text:style-name="T3"><text:s text:c="2"/></text:span><text:span text:style-name="T3">L</text:span><text:span text:style-name="T3">S</text:span><text:span text:style-name="T3">1</text:span></text:p>
          </draw:text-box>
        </draw:frame>
        <draw:frame draw:style-name="gr10" draw:text-style-name="P10" draw:layer="layout" svg:width="2.222cm" svg:height="0.635cm" svg:x="6.602cm" svg:y="5.429cm">
          <draw:text-box>
            <text:p text:style-name="P9"><text:span text:style-name="T4">PASKI LED</text:span></text:p>
          </draw:text-box>
        </draw:frame>
        <draw:frame draw:style-name="gr8" draw:text-style-name="P6" draw:layer="layout" svg:width="0.816cm" svg:height="0.585cm" draw:transform="rotate (1.58231549985806) translate (3.48cm 5.616cm)">
          <draw:text-box>
            <text:p text:style-name="P5"><text:span text:style-name="T2">+</text:span><text:span text:style-name="T2"> </text:span><text:span text:style-name="T2"><text:s/></text:span><text:span text:style-name="T2">-</text:span></text:p>
          </draw:text-box>
        </draw:frame>
        <draw:frame draw:style-name="gr10" draw:text-style-name="P10" draw:layer="layout" svg:width="2.222cm" svg:height="0.635cm" svg:x="6.596cm" svg:y="5.43cm">
          <draw:text-box>
            <text:p text:style-name="P9"><text:span text:style-name="T4">PASKI LED</text:span></text:p>
          </draw:text-box>
        </draw:frame>
        <draw:frame draw:style-name="gr10" draw:text-style-name="P12" draw:layer="layout" svg:width="2.222cm" svg:height="0.635cm" svg:x="6.59cm" svg:y="5.431cm">
          <draw:text-box>
            <text:p text:style-name="P11"><text:span text:style-name="T5">PASKI LED</text:span></text:p>
          </draw:text-box>
        </draw:frame>
        <draw:frame draw:style-name="gr10" draw:text-style-name="P12" draw:layer="layout" svg:width="3.175cm" svg:height="0.635cm" svg:x="5.967cm" svg:y="4.159cm">
          <draw:text-box>
            <text:p text:style-name="P11"><text:span text:style-name="T5">KON</text:span><text:span text:style-name="T5">TAK</text:span><text:span text:style-name="T5">TRO</text:span><text:span text:style-name="T5">NY</text:span></text:p>
          </draw:text-box>
        </draw:frame>
        <draw:frame draw:style-name="gr9" draw:text-style-name="P8" draw:layer="Layer4" svg:width="5.715cm" svg:height="0.395cm" svg:x="4.78cm" svg:y="3.624cm">
          <draw:text-box>
            <text:p text:style-name="P7"><text:span text:style-name="T3"><text:s/></text:span><text:span text:style-name="T3">S</text:span><text:span text:style-name="T3">6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5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4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3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2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S</text:span><text:span text:style-name="T3">1</text:span></text:p>
          </draw:text-box>
        </draw:frame>
        <draw:frame draw:style-name="gr10" draw:text-style-name="P12" draw:layer="Layer4" svg:width="1.587cm" svg:height="0.635cm" svg:x="3.944cm" svg:y="4.899cm">
          <draw:text-box>
            <text:p text:style-name="P11"><text:span text:style-name="T5">+</text:span><text:span text:style-name="T5">5</text:span><text:span text:style-name="T5">V</text:span><text:span text:style-name="T5">D</text:span><text:span text:style-name="T5">C</text:span></text:p>
          </draw:text-box>
        </draw:frame>
        <draw:frame draw:style-name="gr11" draw:text-style-name="P12" draw:layer="Layer4" svg:width="1.904cm" svg:height="1.27cm" svg:x="2.598cm" svg:y="6.812cm">
          <draw:text-box>
            <text:p text:style-name="P11"><text:span text:style-name="T5">ZAS. LED</text:span><text:span text:style-name="T5"><text:line-break/></text:span><text:span text:style-name="T5">MAX 24V</text:span></text:p>
          </draw:text-box>
        </draw:frame>
        <draw:frame draw:style-name="gr10" draw:text-style-name="P12" draw:layer="Layer4" svg:width="2.222cm" svg:height="0.635cm" svg:x="9.596cm" svg:y="5.111cm">
          <draw:text-box>
            <text:p text:style-name="P11"><text:span text:style-name="T5">NO/NC</text:span></text:p>
          </draw:text-box>
        </draw:frame>
        <draw:frame draw:style-name="gr12" draw:text-style-name="P13" draw:layer="Layer4" svg:width="1.255cm" svg:height="0.434cm" svg:x="10.094cm" svg:y="5.63cm">
          <draw:text-box>
            <text:p><text:span text:style-name="T5">ALL</text:span></text:p>
          </draw:text-box>
        </draw:frame>
        <draw:frame draw:style-name="gr10" draw:text-style-name="P12" draw:layer="Layer4" svg:width="2.222cm" svg:height="0.635cm" svg:x="9.596cm" svg:y="5.112cm">
          <draw:text-box>
            <text:p text:style-name="P11"><text:span text:style-name="T5">NO/NC</text:span></text:p>
          </draw:text-box>
        </draw:frame>
        <draw:frame draw:style-name="gr10" draw:text-style-name="P15" draw:layer="Layer4" svg:width="3.175cm" svg:height="0.713cm" svg:x="7.869cm" svg:y="1.431cm">
          <draw:text-box>
            <text:p text:style-name="P14"><text:span text:style-name="T6">MAX 3A NA KANAŁ</text:span><text:span text:style-name="T6"><text:line-break/></text:span><text:span text:style-name="T6">MAX 8A ŁĄCZNIE</text:span></text:p>
          </draw:text-box>
        </draw:frame>
        <draw:frame draw:style-name="gr13" draw:text-style-name="P8" draw:layer="Layer4" svg:width="10.042cm" svg:height="7.093cm" svg:x="12.221cm" svg:y="0.991cm">
          <draw:text-box>
            <text:p text:style-name="P7"><text:span text:style-name="T7">S</text:span><text:span text:style-name="T7">k</text:span><text:span text:style-name="T7">r</text:span><text:span text:style-name="T7">ó</text:span><text:span text:style-name="T7">c</text:span><text:span text:style-name="T7">o</text:span><text:span text:style-name="T7">n</text:span><text:span text:style-name="T7">a</text:span><text:span text:style-name="T7"> </text:span><text:span text:style-name="T7">i</text:span><text:span text:style-name="T7">n</text:span><text:span text:style-name="T7">s</text:span><text:span text:style-name="T7">t</text:span><text:span text:style-name="T7">r</text:span><text:span text:style-name="T7">u</text:span><text:span text:style-name="T7">k</text:span><text:span text:style-name="T7">c</text:span><text:span text:style-name="T7">j</text:span><text:span text:style-name="T7">a</text:span><text:span text:style-name="T7">:</text:span></text:p>
            <text:p text:style-name="P7"><text:span text:style-name="T7">U</text:span><text:span text:style-name="T7">r</text:span><text:span text:style-name="T7">z</text:span><text:span text:style-name="T7">ą</text:span><text:span text:style-name="T7">d</text:span><text:span text:style-name="T7">z</text:span><text:span text:style-name="T7">e</text:span><text:span text:style-name="T7">n</text:span><text:span text:style-name="T7">i</text:span><text:span text:style-name="T7">e</text:span><text:span text:style-name="T7"> </text:span><text:span text:style-name="T7">d</text:span><text:span text:style-name="T7">o</text:span><text:span text:style-name="T7"> </text:span><text:span text:style-name="T7">z</text:span><text:span text:style-name="T7">a</text:span><text:span text:style-name="T7">ł</text:span><text:span text:style-name="T7">ą</text:span><text:span text:style-name="T7">c</text:span><text:span text:style-name="T7">z</text:span><text:span text:style-name="T7">a</text:span><text:span text:style-name="T7">n</text:span><text:span text:style-name="T7">i</text:span><text:span text:style-name="T7">a</text:span><text:span text:style-name="T7"> </text:span><text:span text:style-name="T7">L</text:span><text:span text:style-name="T7">E</text:span><text:span text:style-name="T7">D</text:span><text:span text:style-name="T7"> </text:span><text:span text:style-name="T7">p</text:span><text:span text:style-name="T7">o</text:span><text:span text:style-name="T7"> </text:span><text:span text:style-name="T7">o</text:span><text:span text:style-name="T7">t</text:span><text:span text:style-name="T7">w</text:span><text:span text:style-name="T7">a</text:span><text:span text:style-name="T7">r</text:span><text:span text:style-name="T7">c</text:span><text:span text:style-name="T7">i</text:span><text:span text:style-name="T7">u</text:span><text:span text:style-name="T7"> </text:span><text:span text:style-name="T7">d</text:span><text:span text:style-name="T7">r</text:span><text:span text:style-name="T7">z</text:span><text:span text:style-name="T7">w</text:span><text:span text:style-name="T7">i</text:span><text:span text:style-name="T7"> </text:span><text:span text:style-name="T7">s</text:span><text:span text:style-name="T7">z</text:span><text:span text:style-name="T7">a</text:span><text:span text:style-name="T7">f</text:span><text:span text:style-name="T7">k</text:span><text:span text:style-name="T7">i</text:span><text:span text:style-name="T7">.</text:span><text:span text:style-name="T7"> </text:span><text:span text:style-name="T7">N</text:span><text:span text:style-name="T7">a</text:span><text:span text:style-name="T7"> </text:span><text:span text:style-name="T7">d</text:span><text:span text:style-name="T7">r</text:span><text:span text:style-name="T7">z</text:span><text:span text:style-name="T7">w</text:span><text:span text:style-name="T7">i</text:span><text:span text:style-name="T7">a</text:span><text:span text:style-name="T7">c</text:span><text:span text:style-name="T7">h</text:span><text:span text:style-name="T7"> </text:span><text:span text:style-name="T7">s</text:span><text:span text:style-name="T7">z</text:span><text:span text:style-name="T7">a</text:span><text:span text:style-name="T7">f</text:span><text:span text:style-name="T7">y</text:span><text:span text:style-name="T7"> </text:span><text:span text:style-name="T7">n</text:span><text:span text:style-name="T7">a</text:span><text:span text:style-name="T7">l</text:span><text:span text:style-name="T7">e</text:span><text:span text:style-name="T7">ż</text:span><text:span text:style-name="T7">y</text:span><text:span text:style-name="T7"> </text:span><text:span text:style-name="T7">z</text:span><text:span text:style-name="T7">a</text:span><text:span text:style-name="T7">m</text:span><text:span text:style-name="T7">o</text:span><text:span text:style-name="T7">c</text:span><text:span text:style-name="T7">o</text:span><text:span text:style-name="T7">w</text:span><text:span text:style-name="T7">a</text:span><text:span text:style-name="T7">ć</text:span><text:span text:style-name="T7"> </text:span><text:span text:style-name="T7">i</text:span><text:span text:style-name="T7"> </text:span><text:span text:style-name="T7">p</text:span><text:span text:style-name="T7">o</text:span><text:span text:style-name="T7">d</text:span><text:span text:style-name="T7">ł</text:span><text:span text:style-name="T7">ą</text:span><text:span text:style-name="T7">c</text:span><text:span text:style-name="T7">z</text:span><text:span text:style-name="T7">y</text:span><text:span text:style-name="T7">ć</text:span><text:span text:style-name="T7"> </text:span><text:span text:style-name="T7">d</text:span><text:span text:style-name="T7">o</text:span><text:span text:style-name="T7"> </text:span><text:span text:style-name="T7">w</text:span><text:span text:style-name="T7">e</text:span><text:span text:style-name="T7">j</text:span><text:span text:style-name="T7">ś</text:span><text:span text:style-name="T7">ć</text:span><text:span text:style-name="T7"> </text:span><text:span text:style-name="T7">S</text:span><text:span text:style-name="T7">1</text:span><text:span text:style-name="T7">-</text:span><text:span text:style-name="T7">S</text:span><text:span text:style-name="T7">6</text:span><text:span text:style-name="T7"> </text:span><text:span text:style-name="T7">k</text:span><text:span text:style-name="T7">o</text:span><text:span text:style-name="T7">n</text:span><text:span text:style-name="T7">t</text:span><text:span text:style-name="T7">a</text:span><text:span text:style-name="T7">k</text:span><text:span text:style-name="T7">t</text:span><text:span text:style-name="T7">r</text:span><text:span text:style-name="T7">o</text:span><text:span text:style-name="T7">n</text:span><text:span text:style-name="T7">y</text:span><text:span text:style-name="T7">.</text:span><text:span text:style-name="T7"> </text:span><text:span text:style-name="T7">D</text:span><text:span text:style-name="T7">o</text:span><text:span text:style-name="T7"> </text:span><text:span text:style-name="T7">w</text:span><text:span text:style-name="T7">y</text:span><text:span text:style-name="T7">j</text:span><text:span text:style-name="T7">ś</text:span><text:span text:style-name="T7">ć</text:span><text:span text:style-name="T7"> </text:span><text:span text:style-name="T7">L</text:span><text:span text:style-name="T7">S</text:span><text:span text:style-name="T7">1</text:span><text:span text:style-name="T7">-</text:span><text:span text:style-name="T7">L</text:span><text:span text:style-name="T7">S</text:span><text:span text:style-name="T7">6</text:span><text:span text:style-name="T7"> </text:span><text:span text:style-name="T7">p</text:span><text:span text:style-name="T7">o</text:span><text:span text:style-name="T7">d</text:span><text:span text:style-name="T7">ł</text:span><text:span text:style-name="T7">ą</text:span><text:span text:style-name="T7">c</text:span><text:span text:style-name="T7">z</text:span><text:span text:style-name="T7">y</text:span><text:span text:style-name="T7">ć</text:span><text:span text:style-name="T7"> </text:span><text:span text:style-name="T7">p</text:span><text:span text:style-name="T7">a</text:span><text:span text:style-name="T7">s</text:span><text:span text:style-name="T7">k</text:span><text:span text:style-name="T7">i</text:span><text:span text:style-name="T7"> </text:span><text:span text:style-name="T7">L</text:span><text:span text:style-name="T7">E</text:span><text:span text:style-name="T7">D</text:span><text:span text:style-name="T7">.</text:span><text:span text:style-name="T7"> </text:span><text:span text:style-name="T7">U</text:span><text:span text:style-name="T7">r</text:span><text:span text:style-name="T7">z</text:span><text:span text:style-name="T7">ą</text:span><text:span text:style-name="T7">d</text:span><text:span text:style-name="T7">z</text:span><text:span text:style-name="T7">e</text:span><text:span text:style-name="T7">n</text:span><text:span text:style-name="T7">i</text:span><text:span text:style-name="T7">e</text:span><text:span text:style-name="T7"> </text:span><text:span text:style-name="T7">z</text:span><text:span text:style-name="T7">a</text:span><text:span text:style-name="T7">s</text:span><text:span text:style-name="T7">i</text:span><text:span text:style-name="T7">l</text:span><text:span text:style-name="T7">a</text:span><text:span text:style-name="T7">n</text:span><text:span text:style-name="T7">e</text:span><text:span text:style-name="T7"> </text:span><text:span text:style-name="T7">5</text:span><text:span text:style-name="T7">V</text:span><text:span text:style-name="T7">D</text:span><text:span text:style-name="T7">C</text:span><text:span text:style-name="T7"> </text:span><text:span text:style-name="T7">i</text:span><text:span text:style-name="T7"> </text:span><text:span text:style-name="T7">o</text:span><text:span text:style-name="T7">s</text:span><text:span text:style-name="T7">o</text:span><text:span text:style-name="T7">b</text:span><text:span text:style-name="T7">n</text:span><text:span text:style-name="T7">e</text:span><text:span text:style-name="T7"> </text:span><text:span text:style-name="T7">z</text:span><text:span text:style-name="T7">a</text:span><text:span text:style-name="T7">s</text:span><text:span text:style-name="T7">i</text:span><text:span text:style-name="T7">l</text:span><text:span text:style-name="T7">a</text:span><text:span text:style-name="T7">n</text:span><text:span text:style-name="T7">i</text:span><text:span text:style-name="T7">e</text:span><text:span text:style-name="T7"> </text:span><text:span text:style-name="T7">d</text:span><text:span text:style-name="T7">o</text:span><text:span text:style-name="T7"> </text:span><text:span text:style-name="T7">L</text:span><text:span text:style-name="T7">E</text:span><text:span text:style-name="T7">D</text:span><text:span text:style-name="T7">:</text:span><text:span text:style-name="T7"> </text:span><text:span text:style-name="T7">M</text:span><text:span text:style-name="T7">A</text:span><text:span text:style-name="T7">X</text:span><text:span text:style-name="T7"> </text:span><text:span text:style-name="T7">2</text:span><text:span text:style-name="T7">4</text:span><text:span text:style-name="T7">V</text:span><text:span text:style-name="T7">.</text:span><text:span text:style-name="T7"> </text:span><text:span text:style-name="T7">K</text:span><text:span text:style-name="T7">a</text:span><text:span text:style-name="T7">ż</text:span><text:span text:style-name="T7">d</text:span><text:span text:style-name="T7">e</text:span><text:span text:style-name="T7"> </text:span><text:span text:style-name="T7">w</text:span><text:span text:style-name="T7">y</text:span><text:span text:style-name="T7">j</text:span><text:span text:style-name="T7">ś</text:span><text:span text:style-name="T7">c</text:span><text:span text:style-name="T7">i</text:span><text:span text:style-name="T7">e</text:span><text:span text:style-name="T7"> </text:span><text:span text:style-name="T7">m</text:span><text:span text:style-name="T7">o</text:span><text:span text:style-name="T7">ż</text:span><text:span text:style-name="T7">e</text:span><text:span text:style-name="T7"> </text:span><text:span text:style-name="T7">d</text:span><text:span text:style-name="T7">o</text:span><text:span text:style-name="T7">s</text:span><text:span text:style-name="T7">t</text:span><text:span text:style-name="T7">a</text:span><text:span text:style-name="T7">r</text:span><text:span text:style-name="T7">c</text:span><text:span text:style-name="T7">z</text:span><text:span text:style-name="T7">y</text:span><text:span text:style-name="T7">ć</text:span><text:span text:style-name="T7"> </text:span><text:span text:style-name="T7">M</text:span><text:span text:style-name="T7">A</text:span><text:span text:style-name="T7">X</text:span><text:span text:style-name="T7"> </text:span><text:span text:style-name="T7">3</text:span><text:span text:style-name="T7">A</text:span><text:span text:style-name="T7">,</text:span><text:span text:style-name="T7"> </text:span><text:span text:style-name="T7">ł</text:span><text:span text:style-name="T7">ą</text:span><text:span text:style-name="T7">c</text:span><text:span text:style-name="T7">z</text:span><text:span text:style-name="T7">n</text:span><text:span text:style-name="T7">i</text:span><text:span text:style-name="T7">e</text:span><text:span text:style-name="T7"> </text:span><text:span text:style-name="T7">n</text:span><text:span text:style-name="T7">i</text:span><text:span text:style-name="T7">e</text:span><text:span text:style-name="T7"> </text:span><text:span text:style-name="T7">m</text:span><text:span text:style-name="T7">o</text:span><text:span text:style-name="T7">ż</text:span><text:span text:style-name="T7">n</text:span><text:span text:style-name="T7">a</text:span><text:span text:style-name="T7"> </text:span><text:span text:style-name="T7">p</text:span><text:span text:style-name="T7">r</text:span><text:span text:style-name="T7">z</text:span><text:span text:style-name="T7">e</text:span><text:span text:style-name="T7">k</text:span><text:span text:style-name="T7">r</text:span><text:span text:style-name="T7">o</text:span><text:span text:style-name="T7">c</text:span><text:span text:style-name="T7">z</text:span><text:span text:style-name="T7">y</text:span><text:span text:style-name="T7">ć</text:span><text:span text:style-name="T7"> </text:span><text:span text:style-name="T7">8</text:span><text:span text:style-name="T7">A</text:span><text:span text:style-name="T7">.</text:span><text:span text:style-name="T7"> </text:span><text:span text:style-name="T7">Z</text:span><text:span text:style-name="T7">w</text:span><text:span text:style-name="T7">o</text:span><text:span text:style-name="T7">r</text:span><text:span text:style-name="T7">k</text:span><text:span text:style-name="T7">a</text:span><text:span text:style-name="T7"> </text:span><text:span text:style-name="T7">N</text:span><text:span text:style-name="T7">O</text:span><text:span text:style-name="T7">/</text:span><text:span text:style-name="T7">N</text:span><text:span text:style-name="T7">C</text:span><text:span text:style-name="T7"> </text:span><text:span text:style-name="T7">d</text:span><text:span text:style-name="T7">e</text:span><text:span text:style-name="T7">c</text:span><text:span text:style-name="T7">y</text:span><text:span text:style-name="T7">d</text:span><text:span text:style-name="T7">u</text:span><text:span text:style-name="T7">j</text:span><text:span text:style-name="T7">e</text:span><text:span text:style-name="T7"> </text:span><text:span text:style-name="T7">o</text:span><text:span text:style-name="T7"> </text:span><text:span text:style-name="T7">s</text:span><text:span text:style-name="T7">t</text:span><text:span text:style-name="T7">a</text:span><text:span text:style-name="T7">n</text:span><text:span text:style-name="T7">i</text:span><text:span text:style-name="T7">e</text:span><text:span text:style-name="T7"> </text:span><text:span text:style-name="T7">a</text:span><text:span text:style-name="T7">k</text:span><text:span text:style-name="T7">t</text:span><text:span text:style-name="T7">y</text:span><text:span text:style-name="T7">w</text:span><text:span text:style-name="T7">n</text:span><text:span text:style-name="T7">y</text:span><text:span text:style-name="T7">m</text:span><text:span text:style-name="T7"> </text:span><text:span text:style-name="T7">c</text:span><text:span text:style-name="T7">z</text:span><text:span text:style-name="T7">u</text:span><text:span text:style-name="T7">j</text:span><text:span text:style-name="T7">n</text:span><text:span text:style-name="T7">i</text:span><text:span text:style-name="T7">k</text:span><text:span text:style-name="T7">ó</text:span><text:span text:style-name="T7">w</text:span><text:span text:style-name="T7">.</text:span><text:span text:style-name="T7"> </text:span><text:span text:style-name="T7">Z</text:span><text:span text:style-name="T7">w</text:span><text:span text:style-name="T7">o</text:span><text:span text:style-name="T7">r</text:span><text:span text:style-name="T7">k</text:span><text:span text:style-name="T7">a</text:span><text:span text:style-name="T7"> </text:span><text:span text:style-name="T7">A</text:span><text:span text:style-name="T7">L</text:span><text:span text:style-name="T7">L</text:span><text:span text:style-name="T7"> </text:span><text:span text:style-name="T7">s</text:span><text:span text:style-name="T7">p</text:span><text:span text:style-name="T7">o</text:span><text:span text:style-name="T7">w</text:span><text:span text:style-name="T7">o</text:span><text:span text:style-name="T7">d</text:span><text:span text:style-name="T7">u</text:span><text:span text:style-name="T7">j</text:span><text:span text:style-name="T7">e</text:span><text:span text:style-name="T7">,</text:span><text:span text:style-name="T7"> </text:span><text:span text:style-name="T7">ż</text:span><text:span text:style-name="T7">e</text:span><text:span text:style-name="T7"> </text:span><text:span text:style-name="T7">w</text:span><text:span text:style-name="T7">s</text:span><text:span text:style-name="T7">z</text:span><text:span text:style-name="T7">y</text:span><text:span text:style-name="T7">s</text:span><text:span text:style-name="T7">t</text:span><text:span text:style-name="T7">k</text:span><text:span text:style-name="T7">i</text:span><text:span text:style-name="T7">e</text:span><text:span text:style-name="T7"> </text:span><text:span text:style-name="T7">w</text:span><text:span text:style-name="T7">y</text:span><text:span text:style-name="T7">j</text:span><text:span text:style-name="T7">ś</text:span><text:span text:style-name="T7">c</text:span><text:span text:style-name="T7">i</text:span><text:span text:style-name="T7">a</text:span><text:span text:style-name="T7"> </text:span><text:span text:style-name="T7">z</text:span><text:span text:style-name="T7">o</text:span><text:span text:style-name="T7">s</text:span><text:span text:style-name="T7">t</text:span><text:span text:style-name="T7">a</text:span><text:span text:style-name="T7">n</text:span><text:span text:style-name="T7">ą</text:span><text:span text:style-name="T7"> </text:span><text:span text:style-name="T7">z</text:span><text:span text:style-name="T7">a</text:span><text:span text:style-name="T7">ł</text:span><text:span text:style-name="T7">ą</text:span><text:span text:style-name="T7">c</text:span><text:span text:style-name="T7">z</text:span><text:span text:style-name="T7">o</text:span><text:span text:style-name="T7">n</text:span><text:span text:style-name="T7">e</text:span><text:span text:style-name="T7">,</text:span><text:span text:style-name="T7"> </text:span><text:span text:style-name="T7">j</text:span><text:span text:style-name="T7">e</text:span><text:span text:style-name="T7">ż</text:span><text:span text:style-name="T7">e</text:span><text:span text:style-name="T7">l</text:span><text:span text:style-name="T7">i</text:span><text:span text:style-name="T7"> </text:span><text:span text:style-name="T7">k</text:span><text:span text:style-name="T7">t</text:span><text:span text:style-name="T7">ó</text:span><text:span text:style-name="T7">r</text:span><text:span text:style-name="T7">y</text:span><text:span text:style-name="T7">k</text:span><text:span text:style-name="T7">o</text:span><text:span text:style-name="T7">l</text:span><text:span text:style-name="T7">w</text:span><text:span text:style-name="T7">i</text:span><text:span text:style-name="T7">e</text:span><text:span text:style-name="T7">k</text:span><text:span text:style-name="T7"> </text:span><text:span text:style-name="T7">z</text:span><text:span text:style-name="T7"> </text:span><text:span text:style-name="T7">c</text:span><text:span text:style-name="T7">z</text:span><text:span text:style-name="T7">u</text:span><text:span text:style-name="T7">j</text:span><text:span text:style-name="T7">n</text:span><text:span text:style-name="T7">i</text:span><text:span text:style-name="T7">k</text:span><text:span text:style-name="T7">ó</text:span><text:span text:style-name="T7">w</text:span><text:span text:style-name="T7"> </text:span><text:span text:style-name="T7">b</text:span><text:span text:style-name="T7">ę</text:span><text:span text:style-name="T7">d</text:span><text:span text:style-name="T7">z</text:span><text:span text:style-name="T7">i</text:span><text:span text:style-name="T7">e</text:span><text:span text:style-name="T7"> </text:span><text:span text:style-name="T7">a</text:span><text:span text:style-name="T7">k</text:span><text:span text:style-name="T7">t</text:span><text:span text:style-name="T7">y</text:span><text:span text:style-name="T7">w</text:span><text:span text:style-name="T7">n</text:span><text:span text:style-name="T7">y</text:span><text:span text:style-name="T7">.</text:span><text:span text:style-name="T7"> </text:span><text:span text:style-name="T7">J</text:span><text:span text:style-name="T7">e</text:span><text:span text:style-name="T7">ż</text:span><text:span text:style-name="T7">e</text:span><text:span text:style-name="T7">l</text:span><text:span text:style-name="T7">i</text:span><text:span text:style-name="T7"> </text:span><text:span text:style-name="T7">d</text:span><text:span text:style-name="T7">r</text:span><text:span text:style-name="T7">z</text:span><text:span text:style-name="T7">w</text:span><text:span text:style-name="T7">i</text:span><text:span text:style-name="T7"> </text:span><text:span text:style-name="T7">b</text:span><text:span text:style-name="T7">ę</text:span><text:span text:style-name="T7">d</text:span><text:span text:style-name="T7">ą</text:span><text:span text:style-name="T7"> </text:span><text:span text:style-name="T7">o</text:span><text:span text:style-name="T7">t</text:span><text:span text:style-name="T7">w</text:span><text:span text:style-name="T7">a</text:span><text:span text:style-name="T7">r</text:span><text:span text:style-name="T7">t</text:span><text:span text:style-name="T7">e</text:span><text:span text:style-name="T7"> </text:span><text:span text:style-name="T7">d</text:span><text:span text:style-name="T7">ł</text:span><text:span text:style-name="T7">u</text:span><text:span text:style-name="T7">ż</text:span><text:span text:style-name="T7">e</text:span><text:span text:style-name="T7">j</text:span><text:span text:style-name="T7"> </text:span><text:span text:style-name="T7">n</text:span><text:span text:style-name="T7">i</text:span><text:span text:style-name="T7">ż</text:span><text:span text:style-name="T7"> </text:span><text:span text:style-name="T7">1</text:span><text:span text:style-name="T7">0</text:span><text:span text:style-name="T7">m</text:span><text:span text:style-name="T7">i</text:span><text:span text:style-name="T7">n</text:span><text:span text:style-name="T7">,</text:span><text:span text:style-name="T7"> </text:span><text:span text:style-name="T7">z</text:span><text:span text:style-name="T7">a</text:span><text:span text:style-name="T7">ł</text:span><text:span text:style-name="T7">ą</text:span><text:span text:style-name="T7">c</text:span><text:span text:style-name="T7">z</text:span><text:span text:style-name="T7">y</text:span><text:span text:style-name="T7"> </text:span><text:span text:style-name="T7">s</text:span><text:span text:style-name="T7">i</text:span><text:span text:style-name="T7">ę</text:span><text:span text:style-name="T7"> </text:span><text:span text:style-name="T7">b</text:span><text:span text:style-name="T7">u</text:span><text:span text:style-name="T7">z</text:span><text:span text:style-name="T7">z</text:span><text:span text:style-name="T7">e</text:span><text:span text:style-name="T7">r</text:span><text:span text:style-name="T7"> </text:span><text:span text:style-name="T7">n</text:span><text:span text:style-name="T7">a</text:span><text:span text:style-name="T7"> </text:span><text:span text:style-name="T7">1</text:span><text:span text:style-name="T7">5</text:span><text:span text:style-name="T7">s</text:span><text:span text:style-name="T7">e</text:span><text:span text:style-name="T7">k</text:span><text:span text:style-name="T7">;</text:span><text:span text:style-name="T7"> </text:span><text:span text:style-name="T7">p</text:span><text:span text:style-name="T7">o</text:span><text:span text:style-name="T7"> </text:span><text:span text:style-name="T7">t</text:span><text:span text:style-name="T7">y</text:span><text:span text:style-name="T7">m</text:span><text:span text:style-name="T7"> </text:span><text:span text:style-name="T7">c</text:span><text:span text:style-name="T7">z</text:span><text:span text:style-name="T7">a</text:span><text:span text:style-name="T7">s</text:span><text:span text:style-name="T7">i</text:span><text:span text:style-name="T7">e</text:span><text:span text:style-name="T7">,</text:span><text:span text:style-name="T7"> </text:span><text:span text:style-name="T7">ś</text:span><text:span text:style-name="T7">w</text:span><text:span text:style-name="T7">i</text:span><text:span text:style-name="T7">a</text:span><text:span text:style-name="T7">t</text:span><text:span text:style-name="T7">ł</text:span><text:span text:style-name="T7">o</text:span><text:span text:style-name="T7"> </text:span><text:span text:style-name="T7">w</text:span><text:span text:style-name="T7"> </text:span><text:span text:style-name="T7">t</text:span><text:span text:style-name="T7">y</text:span><text:span text:style-name="T7">c</text:span><text:span text:style-name="T7">h</text:span><text:span text:style-name="T7"> </text:span><text:span text:style-name="T7">d</text:span><text:span text:style-name="T7">r</text:span><text:span text:style-name="T7">z</text:span><text:span text:style-name="T7">w</text:span><text:span text:style-name="T7">i</text:span><text:span text:style-name="T7">a</text:span><text:span text:style-name="T7">c</text:span><text:span text:style-name="T7">h</text:span><text:span text:style-name="T7"> </text:span><text:span text:style-name="T7">s</text:span><text:span text:style-name="T7">a</text:span><text:span text:style-name="T7">m</text:span><text:span text:style-name="T7">o</text:span><text:span text:style-name="T7">c</text:span><text:span text:style-name="T7">z</text:span><text:span text:style-name="T7">y</text:span><text:span text:style-name="T7">n</text:span><text:span text:style-name="T7">n</text:span><text:span text:style-name="T7">i</text:span><text:span text:style-name="T7">e</text:span><text:span text:style-name="T7"> </text:span><text:span text:style-name="T7">s</text:span><text:span text:style-name="T7">i</text:span><text:span text:style-name="T7">ę</text:span><text:span text:style-name="T7"> </text:span><text:span text:style-name="T7">w</text:span><text:span text:style-name="T7">y</text:span><text:span text:style-name="T7">ł</text:span><text:span text:style-name="T7">ą</text:span><text:span text:style-name="T7">c</text:span><text:span text:style-name="T7">z</text:span><text:span text:style-name="T7">y</text:span><text:span text:style-name="T7">.</text:span><text:span text:style-name="T7"> </text:span><text:span text:style-name="T7">C</text:span><text:span text:style-name="T7">z</text:span><text:span text:style-name="T7">t</text:span><text:span text:style-name="T7">e</text:span><text:span text:style-name="T7">r</text:span><text:span text:style-name="T7">o</text:span><text:span text:style-name="T7">k</text:span><text:span text:style-name="T7">o</text:span><text:span text:style-name="T7">r</text:span><text:span text:style-name="T7">o</text:span><text:span text:style-name="T7">t</text:span><text:span text:style-name="T7">n</text:span><text:span text:style-name="T7">e</text:span><text:span text:style-name="T7"> </text:span><text:span text:style-name="T7">s</text:span><text:span text:style-name="T7">z</text:span><text:span text:style-name="T7">y</text:span><text:span text:style-name="T7">b</text:span><text:span text:style-name="T7">k</text:span><text:span text:style-name="T7">i</text:span><text:span text:style-name="T7">e</text:span><text:span text:style-name="T7"> </text:span><text:span text:style-name="T7">(</text:span><text:span text:style-name="T7">z</text:span><text:span text:style-name="T7">a</text:span><text:span text:style-name="T7">p</text:span><text:span text:style-name="T7">a</text:span><text:span text:style-name="T7">l</text:span><text:span text:style-name="T7">a</text:span><text:span text:style-name="T7">j</text:span><text:span text:style-name="T7">ą</text:span><text:span text:style-name="T7">c</text:span><text:span text:style-name="T7">e</text:span><text:span text:style-name="T7"> </text:span><text:span text:style-name="T7">ś</text:span><text:span text:style-name="T7">w</text:span><text:span text:style-name="T7">i</text:span><text:span text:style-name="T7">a</text:span><text:span text:style-name="T7">t</text:span><text:span text:style-name="T7">ł</text:span><text:span text:style-name="T7">o</text:span><text:span text:style-name="T7">)</text:span><text:span text:style-name="T7"> </text:span><text:span text:style-name="T7">o</text:span><text:span text:style-name="T7">t</text:span><text:span text:style-name="T7">w</text:span><text:span text:style-name="T7">a</text:span><text:span text:style-name="T7">r</text:span><text:span text:style-name="T7">c</text:span><text:span text:style-name="T7">i</text:span><text:span text:style-name="T7">e</text:span><text:span text:style-name="T7"> </text:span><text:span text:style-name="T7">i</text:span><text:span text:style-name="T7"> </text:span><text:span text:style-name="T7">z</text:span><text:span text:style-name="T7">a</text:span><text:span text:style-name="T7">m</text:span><text:span text:style-name="T7">k</text:span><text:span text:style-name="T7">n</text:span><text:span text:style-name="T7">i</text:span><text:span text:style-name="T7">ę</text:span><text:span text:style-name="T7">c</text:span><text:span text:style-name="T7">i</text:span><text:span text:style-name="T7">e</text:span><text:span text:style-name="T7"> </text:span><text:span text:style-name="T7">d</text:span><text:span text:style-name="T7">r</text:span><text:span text:style-name="T7">z</text:span><text:span text:style-name="T7">w</text:span><text:span text:style-name="T7">i</text:span><text:span text:style-name="T7"> </text:span><text:span text:style-name="T7">w</text:span><text:span text:style-name="T7">ł</text:span><text:span text:style-name="T7">ą</text:span><text:span text:style-name="T7">c</text:span><text:span text:style-name="T7">z</text:span><text:span text:style-name="T7">y</text:span><text:span text:style-name="T7"> </text:span><text:span text:style-name="T7">t</text:span><text:span text:style-name="T7">r</text:span><text:span text:style-name="T7">y</text:span><text:span text:style-name="T7">b</text:span><text:span text:style-name="T7">,</text:span><text:span text:style-name="T7"> </text:span><text:span text:style-name="T7">k</text:span><text:span text:style-name="T7">t</text:span><text:span text:style-name="T7">ó</text:span><text:span text:style-name="T7">r</text:span><text:span text:style-name="T7">y</text:span><text:span text:style-name="T7"> </text:span><text:span text:style-name="T7">w</text:span><text:span text:style-name="T7">y</text:span><text:span text:style-name="T7">m</text:span><text:span text:style-name="T7">u</text:span><text:span text:style-name="T7">s</text:span><text:span text:style-name="T7">i</text:span><text:span text:style-name="T7"> </text:span><text:span text:style-name="T7">z</text:span><text:span text:style-name="T7">a</text:span><text:span text:style-name="T7">ł</text:span><text:span text:style-name="T7">ą</text:span><text:span text:style-name="T7">c</text:span><text:span text:style-name="T7">z</text:span><text:span text:style-name="T7">e</text:span><text:span text:style-name="T7">n</text:span><text:span text:style-name="T7">i</text:span><text:span text:style-name="T7">e</text:span><text:span text:style-name="T7"> </text:span><text:span text:style-name="T7">w</text:span><text:span text:style-name="T7">s</text:span><text:span text:style-name="T7">z</text:span><text:span text:style-name="T7">y</text:span><text:span text:style-name="T7">s</text:span><text:span text:style-name="T7">t</text:span><text:span text:style-name="T7">k</text:span><text:span text:style-name="T7">i</text:span><text:span text:style-name="T7">c</text:span><text:span text:style-name="T7">h</text:span><text:span text:style-name="T7"> </text:span><text:span text:style-name="T7">w</text:span><text:span text:style-name="T7">y</text:span><text:span text:style-name="T7">j</text:span><text:span text:style-name="T7">ś</text:span><text:span text:style-name="T7">ć</text:span><text:span text:style-name="T7"> </text:span><text:span text:style-name="T7">n</text:span><text:span text:style-name="T7">a</text:span><text:span text:style-name="T7"> </text:span><text:span text:style-name="T7">3</text:span><text:span text:style-name="T7">m</text:span><text:span text:style-name="T7">i</text:span><text:span text:style-name="T7">n</text:span><text:span text:style-name="T7">.</text:span><text:span text:style-name="T7"> </text:span></text:p>
            <text:p text:style-name="P7"><text:span text:style-name="T7"/></text:p>
            <text:p text:style-name="P7"><text:span text:style-name="T7">P</text:span><text:span text:style-name="T7">a</text:span><text:span text:style-name="T7">s</text:span><text:span text:style-name="T7">k</text:span><text:span text:style-name="T7">i</text:span><text:span text:style-name="T7"> </text:span><text:span text:style-name="T7">L</text:span><text:span text:style-name="T7">E</text:span><text:span text:style-name="T7">D</text:span><text:span text:style-name="T7"> </text:span><text:span text:style-name="T7">z</text:span><text:span text:style-name="T7">a</text:span><text:span text:style-name="T7">ł</text:span><text:span text:style-name="T7">ą</text:span><text:span text:style-name="T7">c</text:span><text:span text:style-name="T7">z</text:span><text:span text:style-name="T7">a</text:span><text:span text:style-name="T7">j</text:span><text:span text:style-name="T7">ą</text:span><text:span text:style-name="T7"> </text:span><text:span text:style-name="T7">s</text:span><text:span text:style-name="T7">i</text:span><text:span text:style-name="T7">ę</text:span><text:span text:style-name="T7">,</text:span><text:span text:style-name="T7"> </text:span><text:span text:style-name="T7">g</text:span><text:span text:style-name="T7">d</text:span><text:span text:style-name="T7">y</text:span><text:span text:style-name="T7"> </text:span><text:span text:style-name="T7">a</text:span><text:span text:style-name="T7">k</text:span><text:span text:style-name="T7">t</text:span><text:span text:style-name="T7">y</text:span><text:span text:style-name="T7">w</text:span><text:span text:style-name="T7">n</text:span><text:span text:style-name="T7">y</text:span><text:span text:style-name="T7"> </text:span><text:span text:style-name="T7">j</text:span><text:span text:style-name="T7">e</text:span><text:span text:style-name="T7">s</text:span><text:span text:style-name="T7">t</text:span><text:span text:style-name="T7"> </text:span><text:span text:style-name="T7">k</text:span><text:span text:style-name="T7">o</text:span><text:span text:style-name="T7">n</text:span><text:span text:style-name="T7">t</text:span><text:span text:style-name="T7">a</text:span><text:span text:style-name="T7">k</text:span><text:span text:style-name="T7">t</text:span><text:span text:style-name="T7">r</text:span><text:span text:style-name="T7">o</text:span><text:span text:style-name="T7">n</text:span><text:span text:style-name="T7">:</text:span><text:span text:style-name="T7"><text:line-break/></text:span><text:span text:style-name="T7">L</text:span><text:span text:style-name="T7">S</text:span><text:span text:style-name="T7">1</text:span><text:span text:style-name="T7">:</text:span><text:span text:style-name="T7"> </text:span><text:span text:style-name="T7">S</text:span><text:span text:style-name="T7">1</text:span><text:span text:style-name="T7"> </text:span><text:span text:style-name="T7">|</text:span><text:span text:style-name="T7"> </text:span><text:span text:style-name="T7">L</text:span><text:span text:style-name="T7">S</text:span><text:span text:style-name="T7">2</text:span><text:span text:style-name="T7">:</text:span><text:span text:style-name="T7"> </text:span><text:span text:style-name="T7">S</text:span><text:span text:style-name="T7">1</text:span><text:span text:style-name="T7"> </text:span><text:span text:style-name="T7">l</text:span><text:span text:style-name="T7">u</text:span><text:span text:style-name="T7">b</text:span><text:span text:style-name="T7"> </text:span><text:span text:style-name="T7">S</text:span><text:span text:style-name="T7">2</text:span><text:span text:style-name="T7"> </text:span><text:span text:style-name="T7">|</text:span><text:span text:style-name="T7"> </text:span><text:span text:style-name="T7">L</text:span><text:span text:style-name="T7">S</text:span><text:span text:style-name="T7">3</text:span><text:span text:style-name="T7">:</text:span><text:span text:style-name="T7"> </text:span><text:span text:style-name="T7">S</text:span><text:span text:style-name="T7">3</text:span><text:span text:style-name="T7"><text:line-break/></text:span><text:span text:style-name="T7">L</text:span><text:span text:style-name="T7">S</text:span><text:span text:style-name="T7">4</text:span><text:span text:style-name="T7">:</text:span><text:span text:style-name="T7"> </text:span><text:span text:style-name="T7">S</text:span><text:span text:style-name="T7">3</text:span><text:span text:style-name="T7"> </text:span><text:span text:style-name="T7">l</text:span><text:span text:style-name="T7">u</text:span><text:span text:style-name="T7">b</text:span><text:span text:style-name="T7"> </text:span><text:span text:style-name="T7">S</text:span><text:span text:style-name="T7">4</text:span><text:span text:style-name="T7"> </text:span><text:span text:style-name="T7">|</text:span><text:span text:style-name="T7"> </text:span><text:span text:style-name="T7">L</text:span><text:span text:style-name="T7">S</text:span><text:span text:style-name="T7">5</text:span><text:span text:style-name="T7">:</text:span><text:span text:style-name="T7"> </text:span><text:span text:style-name="T7">S</text:span><text:span text:style-name="T7">5</text:span><text:span text:style-name="T7"> </text:span><text:span text:style-name="T7">|</text:span><text:span text:style-name="T7"> </text:span><text:span text:style-name="T7">L</text:span><text:span text:style-name="T7">S</text:span><text:span text:style-name="T7">6</text:span><text:span text:style-name="T7">:</text:span><text:span text:style-name="T7"> </text:span><text:span text:style-name="T7">S</text:span><text:span text:style-name="T7">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Clear Sans" svg:font-family="'Clear Sans'" style:font-family-generic="swiss" style:font-pitch="variable"/>
    <style:font-face style:name="Clear Sans Medium" svg:font-family="'Clear Sans Medium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2T13:11:46.681691402</dc:date>
    <meta:editing-duration>PT57M34S</meta:editing-duration>
    <meta:editing-cycles>16</meta:editing-cycles>
    <meta:generator>LibreOffice/24.2.7.2$Linux_X86_64 LibreOffice_project/420$Build-2</meta:generator>
    <meta:document-statistic meta:object-count="886"/>
  </office:meta>
</office:document-meta>
</file>